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52.09mm"/>
    </style:style>
    <style:style style:name="co6" style:family="table-column">
      <style:table-column-properties fo:break-before="auto" style:column-width="32.33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42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 style:data-style-name="N100"/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5ce"/>
    </style:style>
    <style:style style:name="ce8" style:family="table-cell" style:parent-style-name="Default" style:data-style-name="N100">
      <style:text-properties fo:color="#808080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808080"/>
    </style:style>
    <style:style style:name="ce10" style:family="table-cell" style:parent-style-name="Default" style:data-style-name="N100">
      <style:text-properties fo:color="#808080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nj_in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0"/>
        <table:table-column table:style-name="co5" table:default-cell-style-name="ce12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table:style-name="ce3" office:value-type="string" calcext:value-type="string">
            <text:p>MOSI</text:p>
          </table:table-cell>
          <table:table-cell table:style-name="ce8"/>
          <table:table-cell table:style-name="ce13" office:value-type="string" calcext:value-type="string">
            <text:p>COMMAND</text:p>
          </table:table-cell>
          <table:table-cell table:style-name="ce13" office:value-type="string" calcext:value-type="string">
            <text:p>COMMAND DATA</text:p>
          </table:table-cell>
          <table:table-cell office:value-type="string" calcext:value-type="string">
            <text:p>TX_PAYLOAD</text:p>
          </table:table-cell>
          <table:table-cell/>
          <table:table-cell table:style-name="ce3"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0.84567997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10 <text:s/>1010</text:p>
          </table:table-cell>
          <table:table-cell table:style-name="ce4" table:formula="of:=SUBSTITUTE([.C2];&quot; &quot;;&quot;&quot;)" office:value-type="string" office:string-value="00101010" calcext:value-type="string">
            <text:p>00101010</text:p>
          </table:table-cell>
          <table:table-cell table:style-name="ce6" table:formula="of:=IF([.B2]=[.B1];&quot;&quot;;VLOOKUP([.D2];[$Spec.A$1:$Spec.B$1048576];2;0))" office:value-type="string" office:string-value="W_REGISTER (OBSERVE_TX)" calcext:value-type="string">
            <text:p>W_REGISTER (OBSERVE_TX)</text:p>
          </table:table-cell>
          <table:table-cell table:style-name="ce6" table:formula="of:=IF([.E2]=&quot;W_REGISTER (RF_CH)&quot;;BIN2DEC([.D3]);IF([.E2]=&quot;W_REGISTER (TX_ADDR)&quot;;CONCATENATE(&quot;0x&quot;;BIN2HEX([.D7]);BIN2HEX([.D6]);BIN2HEX([.D5]);BIN2HEX([.D4]);BIN2HEX([.D3]));&quot;&quot;))">
            <text:p/>
          </table:table-cell>
          <table:table-cell table:formula="of:=IF(OR([.E1]=&quot;W_TX_PAYLOAD&quot;;AND([.G1]&lt;&gt;&quot;&quot;;[.E2]=&quot;&quot;));BIN2HEX([.D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579641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3];&quot; &quot;;&quot;&quot;)" office:value-type="string" office:string-value="00100000" calcext:value-type="string">
            <text:p>00100000</text:p>
          </table:table-cell>
          <table:table-cell table:style-name="ce6" table:formula="of:=IF([.B3]=[.B2];&quot;&quot;;VLOOKUP([.D3];[$Spec.A$1:$Spec.B$1048576];2;0))">
            <text:p/>
          </table:table-cell>
          <table:table-cell table:style-name="ce6" table:formula="of:=IF([.E3]=&quot;W_REGISTER (RF_CH)&quot;;BIN2DEC([.D4]);IF([.E3]=&quot;W_REGISTER (TX_ADDR)&quot;;CONCATENATE(&quot;0x&quot;;BIN2HEX([.D8]);BIN2HEX([.D7]);BIN2HEX([.D6]);BIN2HEX([.D5]);BIN2HEX([.D4]));&quot;&quot;))">
            <text:p/>
          </table:table-cell>
          <table:table-cell table:formula="of:=IF(OR([.E2]=&quot;W_TX_PAYLOAD&quot;;AND([.G2]&lt;&gt;&quot;&quot;;[.E3]=&quot;&quot;));BIN2HEX([.D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5912864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1 <text:s/>0010</text:p>
          </table:table-cell>
          <table:table-cell table:style-name="ce4" table:formula="of:=SUBSTITUTE([.C4];&quot; &quot;;&quot;&quot;)" office:value-type="string" office:string-value="10010010" calcext:value-type="string">
            <text:p>10010010</text:p>
          </table:table-cell>
          <table:table-cell table:style-name="ce6" table:formula="of:=IF([.B4]=[.B3];&quot;&quot;;VLOOKUP([.D4];[$Spec.A$1:$Spec.B$1048576];2;0))">
            <text:p/>
          </table:table-cell>
          <table:table-cell table:style-name="ce6" table:formula="of:=IF([.E4]=&quot;W_REGISTER (RF_CH)&quot;;BIN2DEC([.D5]);IF([.E4]=&quot;W_REGISTER (TX_ADDR)&quot;;CONCATENATE(&quot;0x&quot;;BIN2HEX([.D9]);BIN2HEX([.D8]);BIN2HEX([.D7]);BIN2HEX([.D6]);BIN2HEX([.D5]));&quot;&quot;))">
            <text:p/>
          </table:table-cell>
          <table:table-cell table:formula="of:=IF(OR([.E3]=&quot;W_TX_PAYLOAD&quot;;AND([.G3]&lt;&gt;&quot;&quot;;[.E4]=&quot;&quot;));BIN2HEX([.D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029312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00 <text:s/>0000</text:p>
          </table:table-cell>
          <table:table-cell table:style-name="ce4" table:formula="of:=SUBSTITUTE([.C5];&quot; &quot;;&quot;&quot;)" office:value-type="string" office:string-value="01000000" calcext:value-type="string">
            <text:p>01000000</text:p>
          </table:table-cell>
          <table:table-cell table:style-name="ce6" table:formula="of:=IF([.B5]=[.B4];&quot;&quot;;VLOOKUP([.D5];[$Spec.A$1:$Spec.B$1048576];2;0))">
            <text:p/>
          </table:table-cell>
          <table:table-cell table:style-name="ce6" table:formula="of:=IF([.E5]=&quot;W_REGISTER (RF_CH)&quot;;BIN2DEC([.D6]);IF([.E5]=&quot;W_REGISTER (TX_ADDR)&quot;;CONCATENATE(&quot;0x&quot;;BIN2HEX([.D10]);BIN2HEX([.D9]);BIN2HEX([.D8]);BIN2HEX([.D7]);BIN2HEX([.D6]));&quot;&quot;))">
            <text:p/>
          </table:table-cell>
          <table:table-cell table:formula="of:=IF(OR([.E4]=&quot;W_TX_PAYLOAD&quot;;AND([.G4]&lt;&gt;&quot;&quot;;[.E5]=&quot;&quot;));BIN2HEX([.D5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16168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00 <text:s/>0001</text:p>
          </table:table-cell>
          <table:table-cell table:style-name="ce4" table:formula="of:=SUBSTITUTE([.C6];&quot; &quot;;&quot;&quot;)" office:value-type="string" office:string-value="00000001" calcext:value-type="string">
            <text:p>00000001</text:p>
          </table:table-cell>
          <table:table-cell table:style-name="ce6" table:formula="of:=IF([.B6]=[.B5];&quot;&quot;;VLOOKUP([.D6];[$Spec.A$1:$Spec.B$1048576];2;0))">
            <text:p/>
          </table:table-cell>
          <table:table-cell table:style-name="ce6" table:formula="of:=IF([.E6]=&quot;W_REGISTER (RF_CH)&quot;;BIN2DEC([.D7]);IF([.E6]=&quot;W_REGISTER (TX_ADDR)&quot;;CONCATENATE(&quot;0x&quot;;BIN2HEX([.D11]);BIN2HEX([.D10]);BIN2HEX([.D9]);BIN2HEX([.D8]);BIN2HEX([.D7]));&quot;&quot;))">
            <text:p/>
          </table:table-cell>
          <table:table-cell table:formula="of:=IF(OR([.E5]=&quot;W_TX_PAYLOAD&quot;;AND([.G5]&lt;&gt;&quot;&quot;;[.E6]=&quot;&quot;));BIN2HEX([.D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278128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7];&quot; &quot;;&quot;&quot;)" office:value-type="string" office:string-value="00100000" calcext:value-type="string">
            <text:p>00100000</text:p>
          </table:table-cell>
          <table:table-cell table:style-name="ce6" table:formula="of:=IF([.B7]=[.B6];&quot;&quot;;VLOOKUP([.D7];[$Spec.A$1:$Spec.B$1048576];2;0))">
            <text:p/>
          </table:table-cell>
          <table:table-cell table:style-name="ce6" table:formula="of:=IF([.E7]=&quot;W_REGISTER (RF_CH)&quot;;BIN2DEC([.D8]);IF([.E7]=&quot;W_REGISTER (TX_ADDR)&quot;;CONCATENATE(&quot;0x&quot;;BIN2HEX([.D12]);BIN2HEX([.D11]);BIN2HEX([.D10]);BIN2HEX([.D9]);BIN2HEX([.D8]));&quot;&quot;))">
            <text:p/>
          </table:table-cell>
          <table:table-cell table:formula="of:=IF(OR([.E6]=&quot;W_TX_PAYLOAD&quot;;AND([.G6]&lt;&gt;&quot;&quot;;[.E7]=&quot;&quot;));BIN2HEX([.D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397552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11 <text:s/>0000</text:p>
          </table:table-cell>
          <table:table-cell table:style-name="ce4" table:formula="of:=SUBSTITUTE([.C8];&quot; &quot;;&quot;&quot;)" office:value-type="string" office:string-value="00110000" calcext:value-type="string">
            <text:p>00110000</text:p>
          </table:table-cell>
          <table:table-cell table:style-name="ce6" table:formula="of:=IF([.B8]=[.B7];&quot;&quot;;VLOOKUP([.D8];[$Spec.A$1:$Spec.B$1048576];2;0))" office:value-type="string" office:string-value="W_REGISTER (TX_ADDR)" calcext:value-type="string">
            <text:p>W_REGISTER (TX_ADDR)</text:p>
          </table:table-cell>
          <table:table-cell table:style-name="ce6" table:formula="of:=IF([.E8]=&quot;W_REGISTER (RF_CH)&quot;;BIN2DEC([.D9]);IF([.E8]=&quot;W_REGISTER (TX_ADDR)&quot;;CONCATENATE(&quot;0x&quot;;BIN2HEX([.D13]);BIN2HEX([.D12]);BIN2HEX([.D11]);BIN2HEX([.D10]);BIN2HEX([.D9]));&quot;&quot;))" office:value-type="string" office:string-value="0x201409220" calcext:value-type="string">
            <text:p>0x201409220</text:p>
          </table:table-cell>
          <table:table-cell table:formula="of:=IF(OR([.E7]=&quot;W_TX_PAYLOAD&quot;;AND([.G7]&lt;&gt;&quot;&quot;;[.E8]=&quot;&quot;));BIN2HEX([.D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6514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9];&quot; &quot;;&quot;&quot;)" office:value-type="string" office:string-value="00100000" calcext:value-type="string">
            <text:p>00100000</text:p>
          </table:table-cell>
          <table:table-cell table:style-name="ce6" table:formula="of:=IF([.B9]=[.B8];&quot;&quot;;VLOOKUP([.D9];[$Spec.A$1:$Spec.B$1048576];2;0))">
            <text:p/>
          </table:table-cell>
          <table:table-cell table:style-name="ce6" table:formula="of:=IF([.E9]=&quot;W_REGISTER (RF_CH)&quot;;BIN2DEC([.D10]);IF([.E9]=&quot;W_REGISTER (TX_ADDR)&quot;;CONCATENATE(&quot;0x&quot;;BIN2HEX([.D14]);BIN2HEX([.D13]);BIN2HEX([.D12]);BIN2HEX([.D11]);BIN2HEX([.D10]));&quot;&quot;))">
            <text:p/>
          </table:table-cell>
          <table:table-cell table:formula="of:=IF(OR([.E8]=&quot;W_TX_PAYLOAD&quot;;AND([.G8]&lt;&gt;&quot;&quot;;[.E9]=&quot;&quot;));BIN2HEX([.D9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630448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1 <text:s/>0010</text:p>
          </table:table-cell>
          <table:table-cell table:style-name="ce4" table:formula="of:=SUBSTITUTE([.C10];&quot; &quot;;&quot;&quot;)" office:value-type="string" office:string-value="10010010" calcext:value-type="string">
            <text:p>10010010</text:p>
          </table:table-cell>
          <table:table-cell table:style-name="ce6" table:formula="of:=IF([.B10]=[.B9];&quot;&quot;;VLOOKUP([.D10];[$Spec.A$1:$Spec.B$1048576];2;0))">
            <text:p/>
          </table:table-cell>
          <table:table-cell table:style-name="ce6" table:formula="of:=IF([.E10]=&quot;W_REGISTER (RF_CH)&quot;;BIN2DEC([.D11]);IF([.E10]=&quot;W_REGISTER (TX_ADDR)&quot;;CONCATENATE(&quot;0x&quot;;BIN2HEX([.D15]);BIN2HEX([.D14]);BIN2HEX([.D13]);BIN2HEX([.D12]);BIN2HEX([.D11]));&quot;&quot;))">
            <text:p/>
          </table:table-cell>
          <table:table-cell table:formula="of:=IF(OR([.E9]=&quot;W_TX_PAYLOAD&quot;;AND([.G9]&lt;&gt;&quot;&quot;;[.E10]=&quot;&quot;));BIN2HEX([.D1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746888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00 <text:s/>0000</text:p>
          </table:table-cell>
          <table:table-cell table:style-name="ce4" table:formula="of:=SUBSTITUTE([.C11];&quot; &quot;;&quot;&quot;)" office:value-type="string" office:string-value="01000000" calcext:value-type="string">
            <text:p>01000000</text:p>
          </table:table-cell>
          <table:table-cell table:style-name="ce6" table:formula="of:=IF([.B11]=[.B10];&quot;&quot;;VLOOKUP([.D11];[$Spec.A$1:$Spec.B$1048576];2;0))">
            <text:p/>
          </table:table-cell>
          <table:table-cell table:style-name="ce6" table:formula="of:=IF([.E11]=&quot;W_REGISTER (RF_CH)&quot;;BIN2DEC([.D12]);IF([.E11]=&quot;W_REGISTER (TX_ADDR)&quot;;CONCATENATE(&quot;0x&quot;;BIN2HEX([.D16]);BIN2HEX([.D15]);BIN2HEX([.D14]);BIN2HEX([.D13]);BIN2HEX([.D12]));&quot;&quot;))">
            <text:p/>
          </table:table-cell>
          <table:table-cell table:formula="of:=IF(OR([.E10]=&quot;W_TX_PAYLOAD&quot;;AND([.G10]&lt;&gt;&quot;&quot;;[.E11]=&quot;&quot;));BIN2HEX([.D11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863336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00 <text:s/>0001</text:p>
          </table:table-cell>
          <table:table-cell table:style-name="ce4" table:formula="of:=SUBSTITUTE([.C12];&quot; &quot;;&quot;&quot;)" office:value-type="string" office:string-value="00000001" calcext:value-type="string">
            <text:p>00000001</text:p>
          </table:table-cell>
          <table:table-cell table:style-name="ce6" table:formula="of:=IF([.B12]=[.B11];&quot;&quot;;VLOOKUP([.D12];[$Spec.A$1:$Spec.B$1048576];2;0))">
            <text:p/>
          </table:table-cell>
          <table:table-cell table:style-name="ce6" table:formula="of:=IF([.E12]=&quot;W_REGISTER (RF_CH)&quot;;BIN2DEC([.D13]);IF([.E12]=&quot;W_REGISTER (TX_ADDR)&quot;;CONCATENATE(&quot;0x&quot;;BIN2HEX([.D17]);BIN2HEX([.D16]);BIN2HEX([.D15]);BIN2HEX([.D14]);BIN2HEX([.D13]));&quot;&quot;))">
            <text:p/>
          </table:table-cell>
          <table:table-cell table:formula="of:=IF(OR([.E11]=&quot;W_TX_PAYLOAD&quot;;AND([.G11]&lt;&gt;&quot;&quot;;[.E12]=&quot;&quot;));BIN2HEX([.D1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979776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3];&quot; &quot;;&quot;&quot;)" office:value-type="string" office:string-value="00100000" calcext:value-type="string">
            <text:p>00100000</text:p>
          </table:table-cell>
          <table:table-cell table:style-name="ce6" table:formula="of:=IF([.B13]=[.B12];&quot;&quot;;VLOOKUP([.D13];[$Spec.A$1:$Spec.B$1048576];2;0))">
            <text:p/>
          </table:table-cell>
          <table:table-cell table:style-name="ce6" table:formula="of:=IF([.E13]=&quot;W_REGISTER (RF_CH)&quot;;BIN2DEC([.D14]);IF([.E13]=&quot;W_REGISTER (TX_ADDR)&quot;;CONCATENATE(&quot;0x&quot;;BIN2HEX([.D18]);BIN2HEX([.D17]);BIN2HEX([.D16]);BIN2HEX([.D15]);BIN2HEX([.D14]));&quot;&quot;))">
            <text:p/>
          </table:table-cell>
          <table:table-cell table:formula="of:=IF(OR([.E12]=&quot;W_TX_PAYLOAD&quot;;AND([.G12]&lt;&gt;&quot;&quot;;[.E13]=&quot;&quot;));BIN2HEX([.D1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7174864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14];&quot; &quot;;&quot;&quot;)" office:value-type="string" office:string-value="00000111" calcext:value-type="string">
            <text:p>00000111</text:p>
          </table:table-cell>
          <table:table-cell table:style-name="ce6" table:formula="of:=IF([.B14]=[.B13];&quot;&quot;;VLOOKUP([.D14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14]=&quot;W_REGISTER (RF_CH)&quot;;BIN2DEC([.D15]);IF([.E14]=&quot;W_REGISTER (TX_ADDR)&quot;;CONCATENATE(&quot;0x&quot;;BIN2HEX([.D19]);BIN2HEX([.D18]);BIN2HEX([.D17]);BIN2HEX([.D16]);BIN2HEX([.D15]));&quot;&quot;))">
            <text:p/>
          </table:table-cell>
          <table:table-cell table:formula="of:=IF(OR([.E13]=&quot;W_TX_PAYLOAD&quot;;AND([.G13]&lt;&gt;&quot;&quot;;[.E14]=&quot;&quot;));BIN2HEX([.D1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286328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15];&quot; &quot;;&quot;&quot;)" office:value-type="string" office:string-value="11111111" calcext:value-type="string">
            <text:p>11111111</text:p>
          </table:table-cell>
          <table:table-cell table:style-name="ce6" table:formula="of:=IF([.B15]=[.B14];&quot;&quot;;VLOOKUP([.D15];[$Spec.A$1:$Spec.B$1048576];2;0))">
            <text:p/>
          </table:table-cell>
          <table:table-cell table:style-name="ce6" table:formula="of:=IF([.E15]=&quot;W_REGISTER (RF_CH)&quot;;BIN2DEC([.D16]);IF([.E15]=&quot;W_REGISTER (TX_ADDR)&quot;;CONCATENATE(&quot;0x&quot;;BIN2HEX([.D20]);BIN2HEX([.D19]);BIN2HEX([.D18]);BIN2HEX([.D17]);BIN2HEX([.D16]));&quot;&quot;))">
            <text:p/>
          </table:table-cell>
          <table:table-cell table:formula="of:=IF(OR([.E14]=&quot;W_TX_PAYLOAD&quot;;AND([.G14]&lt;&gt;&quot;&quot;;[.E15]=&quot;&quot;));BIN2HEX([.D1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418704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6];&quot; &quot;;&quot;&quot;)" office:value-type="string" office:string-value="11100001" calcext:value-type="string">
            <text:p>11100001</text:p>
          </table:table-cell>
          <table:table-cell table:style-name="ce6" table:formula="of:=IF([.B16]=[.B15];&quot;&quot;;VLOOKUP([.D16];[$Spec.A$1:$Spec.B$1048576];2;0))" office:value-type="string" office:string-value="FLUSH_RX" calcext:value-type="string">
            <text:p>FLUSH_RX</text:p>
          </table:table-cell>
          <table:table-cell table:style-name="ce6" table:formula="of:=IF([.E16]=&quot;W_REGISTER (RF_CH)&quot;;BIN2DEC([.D17]);IF([.E16]=&quot;W_REGISTER (TX_ADDR)&quot;;CONCATENATE(&quot;0x&quot;;BIN2HEX([.D21]);BIN2HEX([.D20]);BIN2HEX([.D19]);BIN2HEX([.D18]);BIN2HEX([.D17]));&quot;&quot;))">
            <text:p/>
          </table:table-cell>
          <table:table-cell table:formula="of:=IF(OR([.E15]=&quot;W_TX_PAYLOAD&quot;;AND([.G15]&lt;&gt;&quot;&quot;;[.E16]=&quot;&quot;));BIN2HEX([.D1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547096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17];&quot; &quot;;&quot;&quot;)" office:value-type="string" office:string-value="00100111" calcext:value-type="string">
            <text:p>00100111</text:p>
          </table:table-cell>
          <table:table-cell table:style-name="ce6" table:formula="of:=IF([.B17]=[.B16];&quot;&quot;;VLOOKUP([.D17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17]=&quot;W_REGISTER (RF_CH)&quot;;BIN2DEC([.D18]);IF([.E17]=&quot;W_REGISTER (TX_ADDR)&quot;;CONCATENATE(&quot;0x&quot;;BIN2HEX([.D22]);BIN2HEX([.D21]);BIN2HEX([.D20]);BIN2HEX([.D19]);BIN2HEX([.D18]));&quot;&quot;))">
            <text:p/>
          </table:table-cell>
          <table:table-cell table:formula="of:=IF(OR([.E16]=&quot;W_TX_PAYLOAD&quot;;AND([.G16]&lt;&gt;&quot;&quot;;[.E17]=&quot;&quot;));BIN2HEX([.D1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663536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18];&quot; &quot;;&quot;&quot;)" office:value-type="string" office:string-value="01110000" calcext:value-type="string">
            <text:p>01110000</text:p>
          </table:table-cell>
          <table:table-cell table:style-name="ce6" table:formula="of:=IF([.B18]=[.B17];&quot;&quot;;VLOOKUP([.D18];[$Spec.A$1:$Spec.B$1048576];2;0))">
            <text:p/>
          </table:table-cell>
          <table:table-cell table:style-name="ce6" table:formula="of:=IF([.E18]=&quot;W_REGISTER (RF_CH)&quot;;BIN2DEC([.D19]);IF([.E18]=&quot;W_REGISTER (TX_ADDR)&quot;;CONCATENATE(&quot;0x&quot;;BIN2HEX([.D23]);BIN2HEX([.D22]);BIN2HEX([.D21]);BIN2HEX([.D20]);BIN2HEX([.D19]));&quot;&quot;))">
            <text:p/>
          </table:table-cell>
          <table:table-cell table:formula="of:=IF(OR([.E17]=&quot;W_TX_PAYLOAD&quot;;AND([.G17]&lt;&gt;&quot;&quot;;[.E18]=&quot;&quot;));BIN2HEX([.D18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7812832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010 <text:s/>0101</text:p>
          </table:table-cell>
          <table:table-cell table:style-name="ce4" table:formula="of:=SUBSTITUTE([.C19];&quot; &quot;;&quot;&quot;)" office:value-type="string" office:string-value="00100101" calcext:value-type="string">
            <text:p>00100101</text:p>
          </table:table-cell>
          <table:table-cell table:style-name="ce6" table:formula="of:=IF([.B19]=[.B18];&quot;&quot;;VLOOKUP([.D19];[$Spec.A$1:$Spec.B$1048576];2;0))" office:value-type="string" office:string-value="W_REGISTER (RF_CH)" calcext:value-type="string">
            <text:p>W_REGISTER (RF_CH)</text:p>
          </table:table-cell>
          <table:table-cell table:style-name="ce6" table:formula="of:=IF([.E19]=&quot;W_REGISTER (RF_CH)&quot;;BIN2DEC([.D20]);IF([.E19]=&quot;W_REGISTER (TX_ADDR)&quot;;CONCATENATE(&quot;0x&quot;;BIN2HEX([.D24]);BIN2HEX([.D23]);BIN2HEX([.D22]);BIN2HEX([.D21]);BIN2HEX([.D20]));&quot;&quot;))" office:value-type="float" office:value="70" calcext:value-type="float">
            <text:p>70</text:p>
          </table:table-cell>
          <table:table-cell table:formula="of:=IF(OR([.E18]=&quot;W_TX_PAYLOAD&quot;;AND([.G18]&lt;&gt;&quot;&quot;;[.E19]=&quot;&quot;));BIN2HEX([.D1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929272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100 <text:s/>0110</text:p>
          </table:table-cell>
          <table:table-cell table:style-name="ce4" table:formula="of:=SUBSTITUTE([.C20];&quot; &quot;;&quot;&quot;)" office:value-type="string" office:string-value="01000110" calcext:value-type="string">
            <text:p>01000110</text:p>
          </table:table-cell>
          <table:table-cell table:style-name="ce6" table:formula="of:=IF([.B20]=[.B19];&quot;&quot;;VLOOKUP([.D20];[$Spec.A$1:$Spec.B$1048576];2;0))">
            <text:p/>
          </table:table-cell>
          <table:table-cell table:style-name="ce6" table:formula="of:=IF([.E20]=&quot;W_REGISTER (RF_CH)&quot;;BIN2DEC([.D21]);IF([.E20]=&quot;W_REGISTER (TX_ADDR)&quot;;CONCATENATE(&quot;0x&quot;;BIN2HEX([.D25]);BIN2HEX([.D24]);BIN2HEX([.D23]);BIN2HEX([.D22]);BIN2HEX([.D21]));&quot;&quot;))">
            <text:p/>
          </table:table-cell>
          <table:table-cell table:formula="of:=IF(OR([.E19]=&quot;W_TX_PAYLOAD&quot;;AND([.G19]&lt;&gt;&quot;&quot;;[.E20]=&quot;&quot;));BIN2HEX([.D2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062632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1];&quot; &quot;;&quot;&quot;)" office:value-type="string" office:string-value="11100001" calcext:value-type="string">
            <text:p>11100001</text:p>
          </table:table-cell>
          <table:table-cell table:style-name="ce6" table:formula="of:=IF([.B21]=[.B20];&quot;&quot;;VLOOKUP([.D21];[$Spec.A$1:$Spec.B$1048576];2;0))" office:value-type="string" office:string-value="FLUSH_RX" calcext:value-type="string">
            <text:p>FLUSH_RX</text:p>
          </table:table-cell>
          <table:table-cell table:style-name="ce6" table:formula="of:=IF([.E21]=&quot;W_REGISTER (RF_CH)&quot;;BIN2DEC([.D22]);IF([.E21]=&quot;W_REGISTER (TX_ADDR)&quot;;CONCATENATE(&quot;0x&quot;;BIN2HEX([.D26]);BIN2HEX([.D25]);BIN2HEX([.D24]);BIN2HEX([.D23]);BIN2HEX([.D22]));&quot;&quot;))">
            <text:p/>
          </table:table-cell>
          <table:table-cell table:formula="of:=IF(OR([.E20]=&quot;W_TX_PAYLOAD&quot;;AND([.G20]&lt;&gt;&quot;&quot;;[.E21]=&quot;&quot;));BIN2HEX([.D2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8197992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22];&quot; &quot;;&quot;&quot;)" office:value-type="string" office:string-value="10100000" calcext:value-type="string">
            <text:p>10100000</text:p>
          </table:table-cell>
          <table:table-cell table:style-name="ce6" table:formula="of:=IF([.B22]=[.B21];&quot;&quot;;VLOOKUP([.D22];[$Spec.A$1:$Spec.B$1048576];2;0))" office:value-type="string" office:string-value="W_TX_PAYLOAD" calcext:value-type="string">
            <text:p>W_TX_PAYLOAD</text:p>
          </table:table-cell>
          <table:table-cell table:style-name="ce6" table:formula="of:=IF([.E22]=&quot;W_REGISTER (RF_CH)&quot;;BIN2DEC([.D23]);IF([.E22]=&quot;W_REGISTER (TX_ADDR)&quot;;CONCATENATE(&quot;0x&quot;;BIN2HEX([.D27]);BIN2HEX([.D26]);BIN2HEX([.D25]);BIN2HEX([.D24]);BIN2HEX([.D23]));&quot;&quot;))">
            <text:p/>
          </table:table-cell>
          <table:table-cell table:formula="of:=IF(OR([.E21]=&quot;W_TX_PAYLOAD&quot;;AND([.G21]&lt;&gt;&quot;&quot;;[.E22]=&quot;&quot;));BIN2HEX([.D2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8314432000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1100 <text:s/>0100</text:p>
          </table:table-cell>
          <table:table-cell table:style-name="ce4" table:formula="of:=SUBSTITUTE([.C23];&quot; &quot;;&quot;&quot;)" office:value-type="string" office:string-value="11000100" calcext:value-type="string">
            <text:p>11000100</text:p>
          </table:table-cell>
          <table:table-cell table:style-name="ce6" table:formula="of:=IF([.B23]=[.B22];&quot;&quot;;VLOOKUP([.D23];[$Spec.A$1:$Spec.B$1048576];2;0))">
            <text:p/>
          </table:table-cell>
          <table:table-cell table:style-name="ce6" table:formula="of:=IF([.E23]=&quot;W_REGISTER (RF_CH)&quot;;BIN2DEC([.D24]);IF([.E23]=&quot;W_REGISTER (TX_ADDR)&quot;;CONCATENATE(&quot;0x&quot;;BIN2HEX([.D28]);BIN2HEX([.D27]);BIN2HEX([.D26]);BIN2HEX([.D25]);BIN2HEX([.D24]));&quot;&quot;))">
            <text:p/>
          </table:table-cell>
          <table:table-cell table:formula="of:=IF(OR([.E22]=&quot;W_TX_PAYLOAD&quot;;AND([.G22]&lt;&gt;&quot;&quot;;[.E23]=&quot;&quot;));BIN2HEX([.D23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430872000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0000 <text:s/>0000</text:p>
          </table:table-cell>
          <table:table-cell table:style-name="ce4" table:formula="of:=SUBSTITUTE([.C24];&quot; &quot;;&quot;&quot;)" office:value-type="string" office:string-value="00000000" calcext:value-type="string">
            <text:p>00000000</text:p>
          </table:table-cell>
          <table:table-cell table:style-name="ce6" table:formula="of:=IF([.B24]=[.B23];&quot;&quot;;VLOOKUP([.D24];[$Spec.A$1:$Spec.B$1048576];2;0))">
            <text:p/>
          </table:table-cell>
          <table:table-cell table:style-name="ce6" table:formula="of:=IF([.E24]=&quot;W_REGISTER (RF_CH)&quot;;BIN2DEC([.D25]);IF([.E24]=&quot;W_REGISTER (TX_ADDR)&quot;;CONCATENATE(&quot;0x&quot;;BIN2HEX([.D29]);BIN2HEX([.D28]);BIN2HEX([.D27]);BIN2HEX([.D26]);BIN2HEX([.D25]));&quot;&quot;))">
            <text:p/>
          </table:table-cell>
          <table:table-cell table:formula="of:=IF(OR([.E23]=&quot;W_TX_PAYLOAD&quot;;AND([.G23]&lt;&gt;&quot;&quot;;[.E24]=&quot;&quot;));BIN2HEX([.D24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547320000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1111 <text:s/>1111</text:p>
          </table:table-cell>
          <table:table-cell table:style-name="ce4" table:formula="of:=SUBSTITUTE([.C25];&quot; &quot;;&quot;&quot;)" office:value-type="string" office:string-value="11111111" calcext:value-type="string">
            <text:p>11111111</text:p>
          </table:table-cell>
          <table:table-cell table:style-name="ce6" table:formula="of:=IF([.B25]=[.B24];&quot;&quot;;VLOOKUP([.D25];[$Spec.A$1:$Spec.B$1048576];2;0))">
            <text:p/>
          </table:table-cell>
          <table:table-cell table:style-name="ce6" table:formula="of:=IF([.E25]=&quot;W_REGISTER (RF_CH)&quot;;BIN2DEC([.D26]);IF([.E25]=&quot;W_REGISTER (TX_ADDR)&quot;;CONCATENATE(&quot;0x&quot;;BIN2HEX([.D30]);BIN2HEX([.D29]);BIN2HEX([.D28]);BIN2HEX([.D27]);BIN2HEX([.D26]));&quot;&quot;))">
            <text:p/>
          </table:table-cell>
          <table:table-cell table:formula="of:=IF(OR([.E24]=&quot;W_TX_PAYLOAD&quot;;AND([.G24]&lt;&gt;&quot;&quot;;[.E25]=&quot;&quot;));BIN2HEX([.D25]);&quot;&quot;)" office:value-type="string" office:string-value="FF" calcext:value-type="string">
            <text:p>FF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663760000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1110 <text:s/>0000</text:p>
          </table:table-cell>
          <table:table-cell table:style-name="ce4" table:formula="of:=SUBSTITUTE([.C26];&quot; &quot;;&quot;&quot;)" office:value-type="string" office:string-value="11100000" calcext:value-type="string">
            <text:p>11100000</text:p>
          </table:table-cell>
          <table:table-cell table:style-name="ce6" table:formula="of:=IF([.B26]=[.B25];&quot;&quot;;VLOOKUP([.D26];[$Spec.A$1:$Spec.B$1048576];2;0))">
            <text:p/>
          </table:table-cell>
          <table:table-cell table:style-name="ce6" table:formula="of:=IF([.E26]=&quot;W_REGISTER (RF_CH)&quot;;BIN2DEC([.D27]);IF([.E26]=&quot;W_REGISTER (TX_ADDR)&quot;;CONCATENATE(&quot;0x&quot;;BIN2HEX([.D31]);BIN2HEX([.D30]);BIN2HEX([.D29]);BIN2HEX([.D28]);BIN2HEX([.D27]));&quot;&quot;))">
            <text:p/>
          </table:table-cell>
          <table:table-cell table:formula="of:=IF(OR([.E25]=&quot;W_TX_PAYLOAD&quot;;AND([.G25]&lt;&gt;&quot;&quot;;[.E26]=&quot;&quot;));BIN2HEX([.D26]);&quot;&quot;)" office:value-type="string" office:string-value="E0" calcext:value-type="string">
            <text:p>E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780208000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0110 <text:s/>0000</text:p>
          </table:table-cell>
          <table:table-cell table:style-name="ce4" table:formula="of:=SUBSTITUTE([.C27];&quot; &quot;;&quot;&quot;)" office:value-type="string" office:string-value="01100000" calcext:value-type="string">
            <text:p>01100000</text:p>
          </table:table-cell>
          <table:table-cell table:style-name="ce6" table:formula="of:=IF([.B27]=[.B26];&quot;&quot;;VLOOKUP([.D27];[$Spec.A$1:$Spec.B$1048576];2;0))">
            <text:p/>
          </table:table-cell>
          <table:table-cell table:style-name="ce6" table:formula="of:=IF([.E27]=&quot;W_REGISTER (RF_CH)&quot;;BIN2DEC([.D28]);IF([.E27]=&quot;W_REGISTER (TX_ADDR)&quot;;CONCATENATE(&quot;0x&quot;;BIN2HEX([.D32]);BIN2HEX([.D31]);BIN2HEX([.D30]);BIN2HEX([.D29]);BIN2HEX([.D28]));&quot;&quot;))">
            <text:p/>
          </table:table-cell>
          <table:table-cell table:formula="of:=IF(OR([.E26]=&quot;W_TX_PAYLOAD&quot;;AND([.G26]&lt;&gt;&quot;&quot;;[.E27]=&quot;&quot;));BIN2HEX([.D27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896648000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0010 <text:s/>0000</text:p>
          </table:table-cell>
          <table:table-cell table:style-name="ce4" table:formula="of:=SUBSTITUTE([.C28];&quot; &quot;;&quot;&quot;)" office:value-type="string" office:string-value="00100000" calcext:value-type="string">
            <text:p>00100000</text:p>
          </table:table-cell>
          <table:table-cell table:style-name="ce6" table:formula="of:=IF([.B28]=[.B27];&quot;&quot;;VLOOKUP([.D28];[$Spec.A$1:$Spec.B$1048576];2;0))">
            <text:p/>
          </table:table-cell>
          <table:table-cell table:style-name="ce6" table:formula="of:=IF([.E28]=&quot;W_REGISTER (RF_CH)&quot;;BIN2DEC([.D29]);IF([.E28]=&quot;W_REGISTER (TX_ADDR)&quot;;CONCATENATE(&quot;0x&quot;;BIN2HEX([.D33]);BIN2HEX([.D32]);BIN2HEX([.D31]);BIN2HEX([.D30]);BIN2HEX([.D29]));&quot;&quot;))">
            <text:p/>
          </table:table-cell>
          <table:table-cell table:formula="of:=IF(OR([.E27]=&quot;W_TX_PAYLOAD&quot;;AND([.G27]&lt;&gt;&quot;&quot;;[.E28]=&quot;&quot;));BIN2HEX([.D28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9013096000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0010 <text:s/>0000</text:p>
          </table:table-cell>
          <table:table-cell table:style-name="ce4" table:formula="of:=SUBSTITUTE([.C29];&quot; &quot;;&quot;&quot;)" office:value-type="string" office:string-value="00100000" calcext:value-type="string">
            <text:p>00100000</text:p>
          </table:table-cell>
          <table:table-cell table:style-name="ce6" table:formula="of:=IF([.B29]=[.B28];&quot;&quot;;VLOOKUP([.D29];[$Spec.A$1:$Spec.B$1048576];2;0))">
            <text:p/>
          </table:table-cell>
          <table:table-cell table:style-name="ce6" table:formula="of:=IF([.E29]=&quot;W_REGISTER (RF_CH)&quot;;BIN2DEC([.D30]);IF([.E29]=&quot;W_REGISTER (TX_ADDR)&quot;;CONCATENATE(&quot;0x&quot;;BIN2HEX([.D34]);BIN2HEX([.D33]);BIN2HEX([.D32]);BIN2HEX([.D31]);BIN2HEX([.D30]));&quot;&quot;))">
            <text:p/>
          </table:table-cell>
          <table:table-cell table:formula="of:=IF(OR([.E28]=&quot;W_TX_PAYLOAD&quot;;AND([.G28]&lt;&gt;&quot;&quot;;[.E29]=&quot;&quot;));BIN2HEX([.D29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9145464000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0000 <text:s/>1111</text:p>
          </table:table-cell>
          <table:table-cell table:style-name="ce4" table:formula="of:=SUBSTITUTE([.C30];&quot; &quot;;&quot;&quot;)" office:value-type="string" office:string-value="00001111" calcext:value-type="string">
            <text:p>00001111</text:p>
          </table:table-cell>
          <table:table-cell table:style-name="ce6" table:formula="of:=IF([.B30]=[.B29];&quot;&quot;;VLOOKUP([.D30];[$Spec.A$1:$Spec.B$1048576];2;0))">
            <text:p/>
          </table:table-cell>
          <table:table-cell table:style-name="ce6" table:formula="of:=IF([.E30]=&quot;W_REGISTER (RF_CH)&quot;;BIN2DEC([.D31]);IF([.E30]=&quot;W_REGISTER (TX_ADDR)&quot;;CONCATENATE(&quot;0x&quot;;BIN2HEX([.D35]);BIN2HEX([.D34]);BIN2HEX([.D33]);BIN2HEX([.D32]);BIN2HEX([.D31]));&quot;&quot;))">
            <text:p/>
          </table:table-cell>
          <table:table-cell table:formula="of:=IF(OR([.E29]=&quot;W_TX_PAYLOAD&quot;;AND([.G29]&lt;&gt;&quot;&quot;;[.E30]=&quot;&quot;));BIN2HEX([.D30]);&quot;&quot;)" office:value-type="string" office:string-value="F" calcext:value-type="string">
            <text:p>F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9271856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31];&quot; &quot;;&quot;&quot;)" office:value-type="string" office:string-value="00100000" calcext:value-type="string">
            <text:p>00100000</text:p>
          </table:table-cell>
          <table:table-cell table:style-name="ce6" table:formula="of:=IF([.B31]=[.B30];&quot;&quot;;VLOOKUP([.D31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31]=&quot;W_REGISTER (RF_CH)&quot;;BIN2DEC([.D32]);IF([.E31]=&quot;W_REGISTER (TX_ADDR)&quot;;CONCATENATE(&quot;0x&quot;;BIN2HEX([.D36]);BIN2HEX([.D35]);BIN2HEX([.D34]);BIN2HEX([.D33]);BIN2HEX([.D32]));&quot;&quot;))">
            <text:p/>
          </table:table-cell>
          <table:table-cell table:formula="of:=IF(OR([.E30]=&quot;W_TX_PAYLOAD&quot;;AND([.G30]&lt;&gt;&quot;&quot;;[.E31]=&quot;&quot;));BIN2HEX([.D3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9388304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32];&quot; &quot;;&quot;&quot;)" office:value-type="string" office:string-value="00001110" calcext:value-type="string">
            <text:p>00001110</text:p>
          </table:table-cell>
          <table:table-cell table:style-name="ce6" table:formula="of:=IF([.B32]=[.B31];&quot;&quot;;VLOOKUP([.D32];[$Spec.A$1:$Spec.B$1048576];2;0))">
            <text:p/>
          </table:table-cell>
          <table:table-cell table:style-name="ce6" table:formula="of:=IF([.E32]=&quot;W_REGISTER (RF_CH)&quot;;BIN2DEC([.D33]);IF([.E32]=&quot;W_REGISTER (TX_ADDR)&quot;;CONCATENATE(&quot;0x&quot;;BIN2HEX([.D37]);BIN2HEX([.D36]);BIN2HEX([.D35]);BIN2HEX([.D34]);BIN2HEX([.D33]));&quot;&quot;))">
            <text:p/>
          </table:table-cell>
          <table:table-cell table:formula="of:=IF(OR([.E31]=&quot;W_TX_PAYLOAD&quot;;AND([.G31]&lt;&gt;&quot;&quot;;[.E32]=&quot;&quot;));BIN2HEX([.D3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22094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33];&quot; &quot;;&quot;&quot;)" office:value-type="string" office:string-value="00000111" calcext:value-type="string">
            <text:p>00000111</text:p>
          </table:table-cell>
          <table:table-cell table:style-name="ce6" table:formula="of:=IF([.B33]=[.B32];&quot;&quot;;VLOOKUP([.D33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33]=&quot;W_REGISTER (RF_CH)&quot;;BIN2DEC([.D34]);IF([.E33]=&quot;W_REGISTER (TX_ADDR)&quot;;CONCATENATE(&quot;0x&quot;;BIN2HEX([.D38]);BIN2HEX([.D37]);BIN2HEX([.D36]);BIN2HEX([.D35]);BIN2HEX([.D34]));&quot;&quot;))">
            <text:p/>
          </table:table-cell>
          <table:table-cell table:formula="of:=IF(OR([.E32]=&quot;W_TX_PAYLOAD&quot;;AND([.G32]&lt;&gt;&quot;&quot;;[.E33]=&quot;&quot;));BIN2HEX([.D3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320856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34];&quot; &quot;;&quot;&quot;)" office:value-type="string" office:string-value="11111111" calcext:value-type="string">
            <text:p>11111111</text:p>
          </table:table-cell>
          <table:table-cell table:style-name="ce6" table:formula="of:=IF([.B34]=[.B33];&quot;&quot;;VLOOKUP([.D34];[$Spec.A$1:$Spec.B$1048576];2;0))">
            <text:p/>
          </table:table-cell>
          <table:table-cell table:style-name="ce6" table:formula="of:=IF([.E34]=&quot;W_REGISTER (RF_CH)&quot;;BIN2DEC([.D35]);IF([.E34]=&quot;W_REGISTER (TX_ADDR)&quot;;CONCATENATE(&quot;0x&quot;;BIN2HEX([.D39]);BIN2HEX([.D38]);BIN2HEX([.D37]);BIN2HEX([.D36]);BIN2HEX([.D35]));&quot;&quot;))">
            <text:p/>
          </table:table-cell>
          <table:table-cell table:formula="of:=IF(OR([.E33]=&quot;W_TX_PAYLOAD&quot;;AND([.G33]&lt;&gt;&quot;&quot;;[.E34]=&quot;&quot;));BIN2HEX([.D3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453232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35];&quot; &quot;;&quot;&quot;)" office:value-type="string" office:string-value="11100001" calcext:value-type="string">
            <text:p>11100001</text:p>
          </table:table-cell>
          <table:table-cell table:style-name="ce6" table:formula="of:=IF([.B35]=[.B34];&quot;&quot;;VLOOKUP([.D35];[$Spec.A$1:$Spec.B$1048576];2;0))" office:value-type="string" office:string-value="FLUSH_RX" calcext:value-type="string">
            <text:p>FLUSH_RX</text:p>
          </table:table-cell>
          <table:table-cell table:style-name="ce6" table:formula="of:=IF([.E35]=&quot;W_REGISTER (RF_CH)&quot;;BIN2DEC([.D36]);IF([.E35]=&quot;W_REGISTER (TX_ADDR)&quot;;CONCATENATE(&quot;0x&quot;;BIN2HEX([.D40]);BIN2HEX([.D39]);BIN2HEX([.D38]);BIN2HEX([.D37]);BIN2HEX([.D36]));&quot;&quot;))">
            <text:p/>
          </table:table-cell>
          <table:table-cell table:formula="of:=IF(OR([.E34]=&quot;W_TX_PAYLOAD&quot;;AND([.G34]&lt;&gt;&quot;&quot;;[.E35]=&quot;&quot;));BIN2HEX([.D3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581616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36];&quot; &quot;;&quot;&quot;)" office:value-type="string" office:string-value="00100111" calcext:value-type="string">
            <text:p>00100111</text:p>
          </table:table-cell>
          <table:table-cell table:style-name="ce6" table:formula="of:=IF([.B36]=[.B35];&quot;&quot;;VLOOKUP([.D36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36]=&quot;W_REGISTER (RF_CH)&quot;;BIN2DEC([.D37]);IF([.E36]=&quot;W_REGISTER (TX_ADDR)&quot;;CONCATENATE(&quot;0x&quot;;BIN2HEX([.D41]);BIN2HEX([.D40]);BIN2HEX([.D39]);BIN2HEX([.D38]);BIN2HEX([.D37]));&quot;&quot;))">
            <text:p/>
          </table:table-cell>
          <table:table-cell table:formula="of:=IF(OR([.E35]=&quot;W_TX_PAYLOAD&quot;;AND([.G35]&lt;&gt;&quot;&quot;;[.E36]=&quot;&quot;));BIN2HEX([.D3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698064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37];&quot; &quot;;&quot;&quot;)" office:value-type="string" office:string-value="01110000" calcext:value-type="string">
            <text:p>01110000</text:p>
          </table:table-cell>
          <table:table-cell table:style-name="ce6" table:formula="of:=IF([.B37]=[.B36];&quot;&quot;;VLOOKUP([.D37];[$Spec.A$1:$Spec.B$1048576];2;0))">
            <text:p/>
          </table:table-cell>
          <table:table-cell table:style-name="ce6" table:formula="of:=IF([.E37]=&quot;W_REGISTER (RF_CH)&quot;;BIN2DEC([.D38]);IF([.E37]=&quot;W_REGISTER (TX_ADDR)&quot;;CONCATENATE(&quot;0x&quot;;BIN2HEX([.D42]);BIN2HEX([.D41]);BIN2HEX([.D40]);BIN2HEX([.D39]);BIN2HEX([.D38]));&quot;&quot;))">
            <text:p/>
          </table:table-cell>
          <table:table-cell table:formula="of:=IF(OR([.E36]=&quot;W_TX_PAYLOAD&quot;;AND([.G36]&lt;&gt;&quot;&quot;;[.E37]=&quot;&quot;));BIN2HEX([.D3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28364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38];&quot; &quot;;&quot;&quot;)" office:value-type="string" office:string-value="11100001" calcext:value-type="string">
            <text:p>11100001</text:p>
          </table:table-cell>
          <table:table-cell table:style-name="ce6" table:formula="of:=IF([.B38]=[.B37];&quot;&quot;;VLOOKUP([.D38];[$Spec.A$1:$Spec.B$1048576];2;0))" office:value-type="string" office:string-value="FLUSH_RX" calcext:value-type="string">
            <text:p>FLUSH_RX</text:p>
          </table:table-cell>
          <table:table-cell table:style-name="ce6" table:formula="of:=IF([.E38]=&quot;W_REGISTER (RF_CH)&quot;;BIN2DEC([.D39]);IF([.E38]=&quot;W_REGISTER (TX_ADDR)&quot;;CONCATENATE(&quot;0x&quot;;BIN2HEX([.D43]);BIN2HEX([.D42]);BIN2HEX([.D41]);BIN2HEX([.D40]);BIN2HEX([.D39]));&quot;&quot;))">
            <text:p/>
          </table:table-cell>
          <table:table-cell table:formula="of:=IF(OR([.E37]=&quot;W_TX_PAYLOAD&quot;;AND([.G37]&lt;&gt;&quot;&quot;;[.E38]=&quot;&quot;));BIN2HEX([.D3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955832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39];&quot; &quot;;&quot;&quot;)" office:value-type="string" office:string-value="10100000" calcext:value-type="string">
            <text:p>10100000</text:p>
          </table:table-cell>
          <table:table-cell table:style-name="ce6" table:formula="of:=IF([.B39]=[.B38];&quot;&quot;;VLOOKUP([.D39];[$Spec.A$1:$Spec.B$1048576];2;0))" office:value-type="string" office:string-value="W_TX_PAYLOAD" calcext:value-type="string">
            <text:p>W_TX_PAYLOAD</text:p>
          </table:table-cell>
          <table:table-cell table:style-name="ce6" table:formula="of:=IF([.E39]=&quot;W_REGISTER (RF_CH)&quot;;BIN2DEC([.D40]);IF([.E39]=&quot;W_REGISTER (TX_ADDR)&quot;;CONCATENATE(&quot;0x&quot;;BIN2HEX([.D44]);BIN2HEX([.D43]);BIN2HEX([.D42]);BIN2HEX([.D41]);BIN2HEX([.D40]));&quot;&quot;))">
            <text:p/>
          </table:table-cell>
          <table:table-cell table:formula="of:=IF(OR([.E38]=&quot;W_TX_PAYLOAD&quot;;AND([.G38]&lt;&gt;&quot;&quot;;[.E39]=&quot;&quot;));BIN2HEX([.D3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307227200000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1100 <text:s/>0100</text:p>
          </table:table-cell>
          <table:table-cell table:style-name="ce4" table:formula="of:=SUBSTITUTE([.C40];&quot; &quot;;&quot;&quot;)" office:value-type="string" office:string-value="11000100" calcext:value-type="string">
            <text:p>11000100</text:p>
          </table:table-cell>
          <table:table-cell table:style-name="ce6" table:formula="of:=IF([.B40]=[.B39];&quot;&quot;;VLOOKUP([.D40];[$Spec.A$1:$Spec.B$1048576];2;0))">
            <text:p/>
          </table:table-cell>
          <table:table-cell table:style-name="ce6" table:formula="of:=IF([.E40]=&quot;W_REGISTER (RF_CH)&quot;;BIN2DEC([.D41]);IF([.E40]=&quot;W_REGISTER (TX_ADDR)&quot;;CONCATENATE(&quot;0x&quot;;BIN2HEX([.D45]);BIN2HEX([.D44]);BIN2HEX([.D43]);BIN2HEX([.D42]);BIN2HEX([.D41]));&quot;&quot;))">
            <text:p/>
          </table:table-cell>
          <table:table-cell table:formula="of:=IF(OR([.E39]=&quot;W_TX_PAYLOAD&quot;;AND([.G39]&lt;&gt;&quot;&quot;;[.E40]=&quot;&quot;));BIN2HEX([.D40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21558400000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0000 <text:s/>0000</text:p>
          </table:table-cell>
          <table:table-cell table:style-name="ce4" table:formula="of:=SUBSTITUTE([.C41];&quot; &quot;;&quot;&quot;)" office:value-type="string" office:string-value="00000000" calcext:value-type="string">
            <text:p>00000000</text:p>
          </table:table-cell>
          <table:table-cell table:style-name="ce6" table:formula="of:=IF([.B41]=[.B40];&quot;&quot;;VLOOKUP([.D41];[$Spec.A$1:$Spec.B$1048576];2;0))">
            <text:p/>
          </table:table-cell>
          <table:table-cell table:style-name="ce6" table:formula="of:=IF([.E41]=&quot;W_REGISTER (RF_CH)&quot;;BIN2DEC([.D42]);IF([.E41]=&quot;W_REGISTER (TX_ADDR)&quot;;CONCATENATE(&quot;0x&quot;;BIN2HEX([.D46]);BIN2HEX([.D45]);BIN2HEX([.D44]);BIN2HEX([.D43]);BIN2HEX([.D42]));&quot;&quot;))">
            <text:p/>
          </table:table-cell>
          <table:table-cell table:formula="of:=IF(OR([.E40]=&quot;W_TX_PAYLOAD&quot;;AND([.G40]&lt;&gt;&quot;&quot;;[.E41]=&quot;&quot;));BIN2HEX([.D41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33202400000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1111 <text:s/>1111</text:p>
          </table:table-cell>
          <table:table-cell table:style-name="ce4" table:formula="of:=SUBSTITUTE([.C42];&quot; &quot;;&quot;&quot;)" office:value-type="string" office:string-value="11111111" calcext:value-type="string">
            <text:p>11111111</text:p>
          </table:table-cell>
          <table:table-cell table:style-name="ce6" table:formula="of:=IF([.B42]=[.B41];&quot;&quot;;VLOOKUP([.D42];[$Spec.A$1:$Spec.B$1048576];2;0))">
            <text:p/>
          </table:table-cell>
          <table:table-cell table:style-name="ce6" table:formula="of:=IF([.E42]=&quot;W_REGISTER (RF_CH)&quot;;BIN2DEC([.D43]);IF([.E42]=&quot;W_REGISTER (TX_ADDR)&quot;;CONCATENATE(&quot;0x&quot;;BIN2HEX([.D47]);BIN2HEX([.D46]);BIN2HEX([.D45]);BIN2HEX([.D44]);BIN2HEX([.D43]));&quot;&quot;))">
            <text:p/>
          </table:table-cell>
          <table:table-cell table:formula="of:=IF(OR([.E41]=&quot;W_TX_PAYLOAD&quot;;AND([.G41]&lt;&gt;&quot;&quot;;[.E42]=&quot;&quot;));BIN2HEX([.D42]);&quot;&quot;)" office:value-type="string" office:string-value="FF" calcext:value-type="string">
            <text:p>FF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44846400000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1110 <text:s/>0000</text:p>
          </table:table-cell>
          <table:table-cell table:style-name="ce4" table:formula="of:=SUBSTITUTE([.C43];&quot; &quot;;&quot;&quot;)" office:value-type="string" office:string-value="11100000" calcext:value-type="string">
            <text:p>11100000</text:p>
          </table:table-cell>
          <table:table-cell table:style-name="ce6" table:formula="of:=IF([.B43]=[.B42];&quot;&quot;;VLOOKUP([.D43];[$Spec.A$1:$Spec.B$1048576];2;0))">
            <text:p/>
          </table:table-cell>
          <table:table-cell table:style-name="ce6" table:formula="of:=IF([.E43]=&quot;W_REGISTER (RF_CH)&quot;;BIN2DEC([.D44]);IF([.E43]=&quot;W_REGISTER (TX_ADDR)&quot;;CONCATENATE(&quot;0x&quot;;BIN2HEX([.D48]);BIN2HEX([.D47]);BIN2HEX([.D46]);BIN2HEX([.D45]);BIN2HEX([.D44]));&quot;&quot;))">
            <text:p/>
          </table:table-cell>
          <table:table-cell table:formula="of:=IF(OR([.E42]=&quot;W_TX_PAYLOAD&quot;;AND([.G42]&lt;&gt;&quot;&quot;;[.E43]=&quot;&quot;));BIN2HEX([.D43]);&quot;&quot;)" office:value-type="string" office:string-value="E0" calcext:value-type="string">
            <text:p>E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56490400000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0110 <text:s/>0000</text:p>
          </table:table-cell>
          <table:table-cell table:style-name="ce4" table:formula="of:=SUBSTITUTE([.C44];&quot; &quot;;&quot;&quot;)" office:value-type="string" office:string-value="01100000" calcext:value-type="string">
            <text:p>01100000</text:p>
          </table:table-cell>
          <table:table-cell table:style-name="ce6" table:formula="of:=IF([.B44]=[.B43];&quot;&quot;;VLOOKUP([.D44];[$Spec.A$1:$Spec.B$1048576];2;0))">
            <text:p/>
          </table:table-cell>
          <table:table-cell table:style-name="ce6" table:formula="of:=IF([.E44]=&quot;W_REGISTER (RF_CH)&quot;;BIN2DEC([.D45]);IF([.E44]=&quot;W_REGISTER (TX_ADDR)&quot;;CONCATENATE(&quot;0x&quot;;BIN2HEX([.D49]);BIN2HEX([.D48]);BIN2HEX([.D47]);BIN2HEX([.D46]);BIN2HEX([.D45]));&quot;&quot;))">
            <text:p/>
          </table:table-cell>
          <table:table-cell table:formula="of:=IF(OR([.E43]=&quot;W_TX_PAYLOAD&quot;;AND([.G43]&lt;&gt;&quot;&quot;;[.E44]=&quot;&quot;));BIN2HEX([.D44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68134400000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0010 <text:s/>0000</text:p>
          </table:table-cell>
          <table:table-cell table:style-name="ce4" table:formula="of:=SUBSTITUTE([.C45];&quot; &quot;;&quot;&quot;)" office:value-type="string" office:string-value="00100000" calcext:value-type="string">
            <text:p>00100000</text:p>
          </table:table-cell>
          <table:table-cell table:style-name="ce6" table:formula="of:=IF([.B45]=[.B44];&quot;&quot;;VLOOKUP([.D45];[$Spec.A$1:$Spec.B$1048576];2;0))">
            <text:p/>
          </table:table-cell>
          <table:table-cell table:style-name="ce6" table:formula="of:=IF([.E45]=&quot;W_REGISTER (RF_CH)&quot;;BIN2DEC([.D46]);IF([.E45]=&quot;W_REGISTER (TX_ADDR)&quot;;CONCATENATE(&quot;0x&quot;;BIN2HEX([.D50]);BIN2HEX([.D49]);BIN2HEX([.D48]);BIN2HEX([.D47]);BIN2HEX([.D46]));&quot;&quot;))">
            <text:p/>
          </table:table-cell>
          <table:table-cell table:formula="of:=IF(OR([.E44]=&quot;W_TX_PAYLOAD&quot;;AND([.G44]&lt;&gt;&quot;&quot;;[.E45]=&quot;&quot;));BIN2HEX([.D45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79778400000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0010 <text:s/>0000</text:p>
          </table:table-cell>
          <table:table-cell table:style-name="ce4" table:formula="of:=SUBSTITUTE([.C46];&quot; &quot;;&quot;&quot;)" office:value-type="string" office:string-value="00100000" calcext:value-type="string">
            <text:p>00100000</text:p>
          </table:table-cell>
          <table:table-cell table:style-name="ce6" table:formula="of:=IF([.B46]=[.B45];&quot;&quot;;VLOOKUP([.D46];[$Spec.A$1:$Spec.B$1048576];2;0))">
            <text:p/>
          </table:table-cell>
          <table:table-cell table:style-name="ce6" table:formula="of:=IF([.E46]=&quot;W_REGISTER (RF_CH)&quot;;BIN2DEC([.D47]);IF([.E46]=&quot;W_REGISTER (TX_ADDR)&quot;;CONCATENATE(&quot;0x&quot;;BIN2HEX([.D51]);BIN2HEX([.D50]);BIN2HEX([.D49]);BIN2HEX([.D48]);BIN2HEX([.D47]));&quot;&quot;))">
            <text:p/>
          </table:table-cell>
          <table:table-cell table:formula="of:=IF(OR([.E45]=&quot;W_TX_PAYLOAD&quot;;AND([.G45]&lt;&gt;&quot;&quot;;[.E46]=&quot;&quot;));BIN2HEX([.D46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91422400000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0000 <text:s/>1111</text:p>
          </table:table-cell>
          <table:table-cell table:style-name="ce4" table:formula="of:=SUBSTITUTE([.C47];&quot; &quot;;&quot;&quot;)" office:value-type="string" office:string-value="00001111" calcext:value-type="string">
            <text:p>00001111</text:p>
          </table:table-cell>
          <table:table-cell table:style-name="ce6" table:formula="of:=IF([.B47]=[.B46];&quot;&quot;;VLOOKUP([.D47];[$Spec.A$1:$Spec.B$1048576];2;0))">
            <text:p/>
          </table:table-cell>
          <table:table-cell table:style-name="ce6" table:formula="of:=IF([.E47]=&quot;W_REGISTER (RF_CH)&quot;;BIN2DEC([.D48]);IF([.E47]=&quot;W_REGISTER (TX_ADDR)&quot;;CONCATENATE(&quot;0x&quot;;BIN2HEX([.D52]);BIN2HEX([.D51]);BIN2HEX([.D50]);BIN2HEX([.D49]);BIN2HEX([.D48]));&quot;&quot;))">
            <text:p/>
          </table:table-cell>
          <table:table-cell table:formula="of:=IF(OR([.E46]=&quot;W_TX_PAYLOAD&quot;;AND([.G46]&lt;&gt;&quot;&quot;;[.E47]=&quot;&quot;));BIN2HEX([.D47]);&quot;&quot;)" office:value-type="string" office:string-value="F" calcext:value-type="string">
            <text:p>F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4040624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48];&quot; &quot;;&quot;&quot;)" office:value-type="string" office:string-value="00100000" calcext:value-type="string">
            <text:p>00100000</text:p>
          </table:table-cell>
          <table:table-cell table:style-name="ce6" table:formula="of:=IF([.B48]=[.B47];&quot;&quot;;VLOOKUP([.D48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48]=&quot;W_REGISTER (RF_CH)&quot;;BIN2DEC([.D49]);IF([.E48]=&quot;W_REGISTER (TX_ADDR)&quot;;CONCATENATE(&quot;0x&quot;;BIN2HEX([.D53]);BIN2HEX([.D52]);BIN2HEX([.D51]);BIN2HEX([.D50]);BIN2HEX([.D49]));&quot;&quot;))">
            <text:p/>
          </table:table-cell>
          <table:table-cell table:formula="of:=IF(OR([.E47]=&quot;W_TX_PAYLOAD&quot;;AND([.G47]&lt;&gt;&quot;&quot;;[.E48]=&quot;&quot;));BIN2HEX([.D4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4157064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49];&quot; &quot;;&quot;&quot;)" office:value-type="string" office:string-value="00001110" calcext:value-type="string">
            <text:p>00001110</text:p>
          </table:table-cell>
          <table:table-cell table:style-name="ce6" table:formula="of:=IF([.B49]=[.B48];&quot;&quot;;VLOOKUP([.D49];[$Spec.A$1:$Spec.B$1048576];2;0))">
            <text:p/>
          </table:table-cell>
          <table:table-cell table:style-name="ce6" table:formula="of:=IF([.E49]=&quot;W_REGISTER (RF_CH)&quot;;BIN2DEC([.D50]);IF([.E49]=&quot;W_REGISTER (TX_ADDR)&quot;;CONCATENATE(&quot;0x&quot;;BIN2HEX([.D54]);BIN2HEX([.D53]);BIN2HEX([.D52]);BIN2HEX([.D51]);BIN2HEX([.D50]));&quot;&quot;))">
            <text:p/>
          </table:table-cell>
          <table:table-cell table:formula="of:=IF(OR([.E48]=&quot;W_TX_PAYLOAD&quot;;AND([.G48]&lt;&gt;&quot;&quot;;[.E49]=&quot;&quot;));BIN2HEX([.D49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8162416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50];&quot; &quot;;&quot;&quot;)" office:value-type="string" office:string-value="00000111" calcext:value-type="string">
            <text:p>00000111</text:p>
          </table:table-cell>
          <table:table-cell table:style-name="ce6" table:formula="of:=IF([.B50]=[.B49];&quot;&quot;;VLOOKUP([.D50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50]=&quot;W_REGISTER (RF_CH)&quot;;BIN2DEC([.D51]);IF([.E50]=&quot;W_REGISTER (TX_ADDR)&quot;;CONCATENATE(&quot;0x&quot;;BIN2HEX([.D55]);BIN2HEX([.D54]);BIN2HEX([.D53]);BIN2HEX([.D52]);BIN2HEX([.D51]));&quot;&quot;))">
            <text:p/>
          </table:table-cell>
          <table:table-cell table:formula="of:=IF(OR([.E49]=&quot;W_TX_PAYLOAD&quot;;AND([.G49]&lt;&gt;&quot;&quot;;[.E50]=&quot;&quot;));BIN2HEX([.D5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273888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51];&quot; &quot;;&quot;&quot;)" office:value-type="string" office:string-value="11111111" calcext:value-type="string">
            <text:p>11111111</text:p>
          </table:table-cell>
          <table:table-cell table:style-name="ce6" table:formula="of:=IF([.B51]=[.B50];&quot;&quot;;VLOOKUP([.D51];[$Spec.A$1:$Spec.B$1048576];2;0))">
            <text:p/>
          </table:table-cell>
          <table:table-cell table:style-name="ce6" table:formula="of:=IF([.E51]=&quot;W_REGISTER (RF_CH)&quot;;BIN2DEC([.D52]);IF([.E51]=&quot;W_REGISTER (TX_ADDR)&quot;;CONCATENATE(&quot;0x&quot;;BIN2HEX([.D56]);BIN2HEX([.D55]);BIN2HEX([.D54]);BIN2HEX([.D53]);BIN2HEX([.D52]));&quot;&quot;))">
            <text:p/>
          </table:table-cell>
          <table:table-cell table:formula="of:=IF(OR([.E50]=&quot;W_TX_PAYLOAD&quot;;AND([.G50]&lt;&gt;&quot;&quot;;[.E51]=&quot;&quot;));BIN2HEX([.D5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406272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52];&quot; &quot;;&quot;&quot;)" office:value-type="string" office:string-value="11100001" calcext:value-type="string">
            <text:p>11100001</text:p>
          </table:table-cell>
          <table:table-cell table:style-name="ce6" table:formula="of:=IF([.B52]=[.B51];&quot;&quot;;VLOOKUP([.D52];[$Spec.A$1:$Spec.B$1048576];2;0))" office:value-type="string" office:string-value="FLUSH_RX" calcext:value-type="string">
            <text:p>FLUSH_RX</text:p>
          </table:table-cell>
          <table:table-cell table:style-name="ce6" table:formula="of:=IF([.E52]=&quot;W_REGISTER (RF_CH)&quot;;BIN2DEC([.D53]);IF([.E52]=&quot;W_REGISTER (TX_ADDR)&quot;;CONCATENATE(&quot;0x&quot;;BIN2HEX([.D57]);BIN2HEX([.D56]);BIN2HEX([.D55]);BIN2HEX([.D54]);BIN2HEX([.D53]));&quot;&quot;))">
            <text:p/>
          </table:table-cell>
          <table:table-cell table:formula="of:=IF(OR([.E51]=&quot;W_TX_PAYLOAD&quot;;AND([.G51]&lt;&gt;&quot;&quot;;[.E52]=&quot;&quot;));BIN2HEX([.D5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550576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53];&quot; &quot;;&quot;&quot;)" office:value-type="string" office:string-value="00100111" calcext:value-type="string">
            <text:p>00100111</text:p>
          </table:table-cell>
          <table:table-cell table:style-name="ce6" table:formula="of:=IF([.B53]=[.B52];&quot;&quot;;VLOOKUP([.D53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53]=&quot;W_REGISTER (RF_CH)&quot;;BIN2DEC([.D54]);IF([.E53]=&quot;W_REGISTER (TX_ADDR)&quot;;CONCATENATE(&quot;0x&quot;;BIN2HEX([.D58]);BIN2HEX([.D57]);BIN2HEX([.D56]);BIN2HEX([.D55]);BIN2HEX([.D54]));&quot;&quot;))">
            <text:p/>
          </table:table-cell>
          <table:table-cell table:formula="of:=IF(OR([.E52]=&quot;W_TX_PAYLOAD&quot;;AND([.G52]&lt;&gt;&quot;&quot;;[.E53]=&quot;&quot;));BIN2HEX([.D5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667016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54];&quot; &quot;;&quot;&quot;)" office:value-type="string" office:string-value="01110000" calcext:value-type="string">
            <text:p>01110000</text:p>
          </table:table-cell>
          <table:table-cell table:style-name="ce6" table:formula="of:=IF([.B54]=[.B53];&quot;&quot;;VLOOKUP([.D54];[$Spec.A$1:$Spec.B$1048576];2;0))">
            <text:p/>
          </table:table-cell>
          <table:table-cell table:style-name="ce6" table:formula="of:=IF([.E54]=&quot;W_REGISTER (RF_CH)&quot;;BIN2DEC([.D55]);IF([.E54]=&quot;W_REGISTER (TX_ADDR)&quot;;CONCATENATE(&quot;0x&quot;;BIN2HEX([.D59]);BIN2HEX([.D58]);BIN2HEX([.D57]);BIN2HEX([.D56]);BIN2HEX([.D55]));&quot;&quot;))">
            <text:p/>
          </table:table-cell>
          <table:table-cell table:formula="of:=IF(OR([.E53]=&quot;W_TX_PAYLOAD&quot;;AND([.G53]&lt;&gt;&quot;&quot;;[.E54]=&quot;&quot;));BIN2HEX([.D5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8810336000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55];&quot; &quot;;&quot;&quot;)" office:value-type="string" office:string-value="11100001" calcext:value-type="string">
            <text:p>11100001</text:p>
          </table:table-cell>
          <table:table-cell table:style-name="ce6" table:formula="of:=IF([.B55]=[.B54];&quot;&quot;;VLOOKUP([.D55];[$Spec.A$1:$Spec.B$1048576];2;0))" office:value-type="string" office:string-value="FLUSH_RX" calcext:value-type="string">
            <text:p>FLUSH_RX</text:p>
          </table:table-cell>
          <table:table-cell table:style-name="ce6" table:formula="of:=IF([.E55]=&quot;W_REGISTER (RF_CH)&quot;;BIN2DEC([.D56]);IF([.E55]=&quot;W_REGISTER (TX_ADDR)&quot;;CONCATENATE(&quot;0x&quot;;BIN2HEX([.D60]);BIN2HEX([.D59]);BIN2HEX([.D58]);BIN2HEX([.D57]);BIN2HEX([.D56]));&quot;&quot;))">
            <text:p/>
          </table:table-cell>
          <table:table-cell table:formula="of:=IF(OR([.E54]=&quot;W_TX_PAYLOAD&quot;;AND([.G54]&lt;&gt;&quot;&quot;;[.E55]=&quot;&quot;));BIN2HEX([.D5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929768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56];&quot; &quot;;&quot;&quot;)" office:value-type="string" office:string-value="10100000" calcext:value-type="string">
            <text:p>10100000</text:p>
          </table:table-cell>
          <table:table-cell table:style-name="ce6" table:formula="of:=IF([.B56]=[.B55];&quot;&quot;;VLOOKUP([.D56];[$Spec.A$1:$Spec.B$1048576];2;0))" office:value-type="string" office:string-value="W_TX_PAYLOAD" calcext:value-type="string">
            <text:p>W_TX_PAYLOAD</text:p>
          </table:table-cell>
          <table:table-cell table:style-name="ce6" table:formula="of:=IF([.E56]=&quot;W_REGISTER (RF_CH)&quot;;BIN2DEC([.D57]);IF([.E56]=&quot;W_REGISTER (TX_ADDR)&quot;;CONCATENATE(&quot;0x&quot;;BIN2HEX([.D61]);BIN2HEX([.D60]);BIN2HEX([.D59]);BIN2HEX([.D58]);BIN2HEX([.D57]));&quot;&quot;))">
            <text:p/>
          </table:table-cell>
          <table:table-cell table:formula="of:=IF(OR([.E55]=&quot;W_TX_PAYLOAD&quot;;AND([.G55]&lt;&gt;&quot;&quot;;[.E56]=&quot;&quot;));BIN2HEX([.D5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9046208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57];&quot; &quot;;&quot;&quot;)" office:value-type="string" office:string-value="11000100" calcext:value-type="string">
            <text:p>11000100</text:p>
          </table:table-cell>
          <table:table-cell table:style-name="ce6" table:formula="of:=IF([.B57]=[.B56];&quot;&quot;;VLOOKUP([.D57];[$Spec.A$1:$Spec.B$1048576];2;0))">
            <text:p/>
          </table:table-cell>
          <table:table-cell table:style-name="ce6" table:formula="of:=IF([.E57]=&quot;W_REGISTER (RF_CH)&quot;;BIN2DEC([.D58]);IF([.E57]=&quot;W_REGISTER (TX_ADDR)&quot;;CONCATENATE(&quot;0x&quot;;BIN2HEX([.D62]);BIN2HEX([.D61]);BIN2HEX([.D60]);BIN2HEX([.D59]);BIN2HEX([.D58]));&quot;&quot;))">
            <text:p/>
          </table:table-cell>
          <table:table-cell table:formula="of:=IF(OR([.E56]=&quot;W_TX_PAYLOAD&quot;;AND([.G56]&lt;&gt;&quot;&quot;;[.E57]=&quot;&quot;));BIN2HEX([.D57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162648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58];&quot; &quot;;&quot;&quot;)" office:value-type="string" office:string-value="00000000" calcext:value-type="string">
            <text:p>00000000</text:p>
          </table:table-cell>
          <table:table-cell table:style-name="ce6" table:formula="of:=IF([.B58]=[.B57];&quot;&quot;;VLOOKUP([.D58];[$Spec.A$1:$Spec.B$1048576];2;0))">
            <text:p/>
          </table:table-cell>
          <table:table-cell table:style-name="ce6" table:formula="of:=IF([.E58]=&quot;W_REGISTER (RF_CH)&quot;;BIN2DEC([.D59]);IF([.E58]=&quot;W_REGISTER (TX_ADDR)&quot;;CONCATENATE(&quot;0x&quot;;BIN2HEX([.D63]);BIN2HEX([.D62]);BIN2HEX([.D61]);BIN2HEX([.D60]);BIN2HEX([.D59]));&quot;&quot;))">
            <text:p/>
          </table:table-cell>
          <table:table-cell table:formula="of:=IF(OR([.E57]=&quot;W_TX_PAYLOAD&quot;;AND([.G57]&lt;&gt;&quot;&quot;;[.E58]=&quot;&quot;));BIN2HEX([.D58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279096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59];&quot; &quot;;&quot;&quot;)" office:value-type="string" office:string-value="10000100" calcext:value-type="string">
            <text:p>10000100</text:p>
          </table:table-cell>
          <table:table-cell table:style-name="ce6" table:formula="of:=IF([.B59]=[.B58];&quot;&quot;;VLOOKUP([.D59];[$Spec.A$1:$Spec.B$1048576];2;0))">
            <text:p/>
          </table:table-cell>
          <table:table-cell table:style-name="ce6" table:formula="of:=IF([.E59]=&quot;W_REGISTER (RF_CH)&quot;;BIN2DEC([.D60]);IF([.E59]=&quot;W_REGISTER (TX_ADDR)&quot;;CONCATENATE(&quot;0x&quot;;BIN2HEX([.D64]);BIN2HEX([.D63]);BIN2HEX([.D62]);BIN2HEX([.D61]);BIN2HEX([.D60]));&quot;&quot;))">
            <text:p/>
          </table:table-cell>
          <table:table-cell table:formula="of:=IF(OR([.E58]=&quot;W_TX_PAYLOAD&quot;;AND([.G58]&lt;&gt;&quot;&quot;;[.E59]=&quot;&quot;));BIN2HEX([.D59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395536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60];&quot; &quot;;&quot;&quot;)" office:value-type="string" office:string-value="00100000" calcext:value-type="string">
            <text:p>00100000</text:p>
          </table:table-cell>
          <table:table-cell table:style-name="ce6" table:formula="of:=IF([.B60]=[.B59];&quot;&quot;;VLOOKUP([.D60];[$Spec.A$1:$Spec.B$1048576];2;0))">
            <text:p/>
          </table:table-cell>
          <table:table-cell table:style-name="ce6" table:formula="of:=IF([.E60]=&quot;W_REGISTER (RF_CH)&quot;;BIN2DEC([.D61]);IF([.E60]=&quot;W_REGISTER (TX_ADDR)&quot;;CONCATENATE(&quot;0x&quot;;BIN2HEX([.D65]);BIN2HEX([.D64]);BIN2HEX([.D63]);BIN2HEX([.D62]);BIN2HEX([.D61]));&quot;&quot;))">
            <text:p/>
          </table:table-cell>
          <table:table-cell table:formula="of:=IF(OR([.E59]=&quot;W_TX_PAYLOAD&quot;;AND([.G59]&lt;&gt;&quot;&quot;;[.E60]=&quot;&quot;));BIN2HEX([.D6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527904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61];&quot; &quot;;&quot;&quot;)" office:value-type="string" office:string-value="01100000" calcext:value-type="string">
            <text:p>01100000</text:p>
          </table:table-cell>
          <table:table-cell table:style-name="ce6" table:formula="of:=IF([.B61]=[.B60];&quot;&quot;;VLOOKUP([.D61];[$Spec.A$1:$Spec.B$1048576];2;0))">
            <text:p/>
          </table:table-cell>
          <table:table-cell table:style-name="ce6" table:formula="of:=IF([.E61]=&quot;W_REGISTER (RF_CH)&quot;;BIN2DEC([.D62]);IF([.E61]=&quot;W_REGISTER (TX_ADDR)&quot;;CONCATENATE(&quot;0x&quot;;BIN2HEX([.D66]);BIN2HEX([.D65]);BIN2HEX([.D64]);BIN2HEX([.D63]);BIN2HEX([.D62]));&quot;&quot;))">
            <text:p/>
          </table:table-cell>
          <table:table-cell table:formula="of:=IF(OR([.E60]=&quot;W_TX_PAYLOAD&quot;;AND([.G60]&lt;&gt;&quot;&quot;;[.E61]=&quot;&quot;));BIN2HEX([.D61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644344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62];&quot; &quot;;&quot;&quot;)" office:value-type="string" office:string-value="00100000" calcext:value-type="string">
            <text:p>00100000</text:p>
          </table:table-cell>
          <table:table-cell table:style-name="ce6" table:formula="of:=IF([.B62]=[.B61];&quot;&quot;;VLOOKUP([.D62];[$Spec.A$1:$Spec.B$1048576];2;0))">
            <text:p/>
          </table:table-cell>
          <table:table-cell table:style-name="ce6" table:formula="of:=IF([.E62]=&quot;W_REGISTER (RF_CH)&quot;;BIN2DEC([.D63]);IF([.E62]=&quot;W_REGISTER (TX_ADDR)&quot;;CONCATENATE(&quot;0x&quot;;BIN2HEX([.D67]);BIN2HEX([.D66]);BIN2HEX([.D65]);BIN2HEX([.D64]);BIN2HEX([.D63]));&quot;&quot;))">
            <text:p/>
          </table:table-cell>
          <table:table-cell table:formula="of:=IF(OR([.E61]=&quot;W_TX_PAYLOAD&quot;;AND([.G61]&lt;&gt;&quot;&quot;;[.E62]=&quot;&quot;));BIN2HEX([.D62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760792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63];&quot; &quot;;&quot;&quot;)" office:value-type="string" office:string-value="00100000" calcext:value-type="string">
            <text:p>00100000</text:p>
          </table:table-cell>
          <table:table-cell table:style-name="ce6" table:formula="of:=IF([.B63]=[.B62];&quot;&quot;;VLOOKUP([.D63];[$Spec.A$1:$Spec.B$1048576];2;0))">
            <text:p/>
          </table:table-cell>
          <table:table-cell table:style-name="ce6" table:formula="of:=IF([.E63]=&quot;W_REGISTER (RF_CH)&quot;;BIN2DEC([.D64]);IF([.E63]=&quot;W_REGISTER (TX_ADDR)&quot;;CONCATENATE(&quot;0x&quot;;BIN2HEX([.D68]);BIN2HEX([.D67]);BIN2HEX([.D66]);BIN2HEX([.D65]);BIN2HEX([.D64]));&quot;&quot;))">
            <text:p/>
          </table:table-cell>
          <table:table-cell table:formula="of:=IF(OR([.E62]=&quot;W_TX_PAYLOAD&quot;;AND([.G62]&lt;&gt;&quot;&quot;;[.E63]=&quot;&quot;));BIN2HEX([.D6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877232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64];&quot; &quot;;&quot;&quot;)" office:value-type="string" office:string-value="00000100" calcext:value-type="string">
            <text:p>00000100</text:p>
          </table:table-cell>
          <table:table-cell table:style-name="ce6" table:formula="of:=IF([.B64]=[.B63];&quot;&quot;;VLOOKUP([.D64];[$Spec.A$1:$Spec.B$1048576];2;0))">
            <text:p/>
          </table:table-cell>
          <table:table-cell table:style-name="ce6" table:formula="of:=IF([.E64]=&quot;W_REGISTER (RF_CH)&quot;;BIN2DEC([.D65]);IF([.E64]=&quot;W_REGISTER (TX_ADDR)&quot;;CONCATENATE(&quot;0x&quot;;BIN2HEX([.D69]);BIN2HEX([.D68]);BIN2HEX([.D67]);BIN2HEX([.D66]);BIN2HEX([.D65]));&quot;&quot;))">
            <text:p/>
          </table:table-cell>
          <table:table-cell table:formula="of:=IF(OR([.E63]=&quot;W_TX_PAYLOAD&quot;;AND([.G63]&lt;&gt;&quot;&quot;;[.E64]=&quot;&quot;));BIN2HEX([.D64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000363200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65];&quot; &quot;;&quot;&quot;)" office:value-type="string" office:string-value="00100000" calcext:value-type="string">
            <text:p>00100000</text:p>
          </table:table-cell>
          <table:table-cell table:style-name="ce6" table:formula="of:=IF([.B65]=[.B64];&quot;&quot;;VLOOKUP([.D65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65]=&quot;W_REGISTER (RF_CH)&quot;;BIN2DEC([.D66]);IF([.E65]=&quot;W_REGISTER (TX_ADDR)&quot;;CONCATENATE(&quot;0x&quot;;BIN2HEX([.D70]);BIN2HEX([.D69]);BIN2HEX([.D68]);BIN2HEX([.D67]);BIN2HEX([.D66]));&quot;&quot;))">
            <text:p/>
          </table:table-cell>
          <table:table-cell table:formula="of:=IF(OR([.E64]=&quot;W_TX_PAYLOAD&quot;;AND([.G64]&lt;&gt;&quot;&quot;;[.E65]=&quot;&quot;));BIN2HEX([.D6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012008000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66];&quot; &quot;;&quot;&quot;)" office:value-type="string" office:string-value="00001110" calcext:value-type="string">
            <text:p>00001110</text:p>
          </table:table-cell>
          <table:table-cell table:style-name="ce6" table:formula="of:=IF([.B66]=[.B65];&quot;&quot;;VLOOKUP([.D66];[$Spec.A$1:$Spec.B$1048576];2;0))">
            <text:p/>
          </table:table-cell>
          <table:table-cell table:style-name="ce6" table:formula="of:=IF([.E66]=&quot;W_REGISTER (RF_CH)&quot;;BIN2DEC([.D67]);IF([.E66]=&quot;W_REGISTER (TX_ADDR)&quot;;CONCATENATE(&quot;0x&quot;;BIN2HEX([.D71]);BIN2HEX([.D70]);BIN2HEX([.D69]);BIN2HEX([.D68]);BIN2HEX([.D67]));&quot;&quot;))">
            <text:p/>
          </table:table-cell>
          <table:table-cell table:formula="of:=IF(OR([.E65]=&quot;W_TX_PAYLOAD&quot;;AND([.G65]&lt;&gt;&quot;&quot;;[.E66]=&quot;&quot;));BIN2HEX([.D6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26306480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67];&quot; &quot;;&quot;&quot;)" office:value-type="string" office:string-value="00000111" calcext:value-type="string">
            <text:p>00000111</text:p>
          </table:table-cell>
          <table:table-cell table:style-name="ce6" table:formula="of:=IF([.B67]=[.B66];&quot;&quot;;VLOOKUP([.D67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67]=&quot;W_REGISTER (RF_CH)&quot;;BIN2DEC([.D68]);IF([.E67]=&quot;W_REGISTER (TX_ADDR)&quot;;CONCATENATE(&quot;0x&quot;;BIN2HEX([.D72]);BIN2HEX([.D71]);BIN2HEX([.D70]);BIN2HEX([.D69]);BIN2HEX([.D68]));&quot;&quot;))">
            <text:p/>
          </table:table-cell>
          <table:table-cell table:formula="of:=IF(OR([.E66]=&quot;W_TX_PAYLOAD&quot;;AND([.G66]&lt;&gt;&quot;&quot;;[.E67]=&quot;&quot;));BIN2HEX([.D6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27421200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68];&quot; &quot;;&quot;&quot;)" office:value-type="string" office:string-value="11111111" calcext:value-type="string">
            <text:p>11111111</text:p>
          </table:table-cell>
          <table:table-cell table:style-name="ce6" table:formula="of:=IF([.B68]=[.B67];&quot;&quot;;VLOOKUP([.D68];[$Spec.A$1:$Spec.B$1048576];2;0))">
            <text:p/>
          </table:table-cell>
          <table:table-cell table:style-name="ce6" table:formula="of:=IF([.E68]=&quot;W_REGISTER (RF_CH)&quot;;BIN2DEC([.D69]);IF([.E68]=&quot;W_REGISTER (TX_ADDR)&quot;;CONCATENATE(&quot;0x&quot;;BIN2HEX([.D73]);BIN2HEX([.D72]);BIN2HEX([.D71]);BIN2HEX([.D70]);BIN2HEX([.D69]));&quot;&quot;))">
            <text:p/>
          </table:table-cell>
          <table:table-cell table:formula="of:=IF(OR([.E67]=&quot;W_TX_PAYLOAD&quot;;AND([.G67]&lt;&gt;&quot;&quot;;[.E68]=&quot;&quot;));BIN2HEX([.D6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2874496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69];&quot; &quot;;&quot;&quot;)" office:value-type="string" office:string-value="11100001" calcext:value-type="string">
            <text:p>11100001</text:p>
          </table:table-cell>
          <table:table-cell table:style-name="ce6" table:formula="of:=IF([.B69]=[.B68];&quot;&quot;;VLOOKUP([.D69];[$Spec.A$1:$Spec.B$1048576];2;0))" office:value-type="string" office:string-value="FLUSH_RX" calcext:value-type="string">
            <text:p>FLUSH_RX</text:p>
          </table:table-cell>
          <table:table-cell table:style-name="ce6" table:formula="of:=IF([.E69]=&quot;W_REGISTER (RF_CH)&quot;;BIN2DEC([.D70]);IF([.E69]=&quot;W_REGISTER (TX_ADDR)&quot;;CONCATENATE(&quot;0x&quot;;BIN2HEX([.D74]);BIN2HEX([.D73]);BIN2HEX([.D72]);BIN2HEX([.D71]);BIN2HEX([.D70]));&quot;&quot;))">
            <text:p/>
          </table:table-cell>
          <table:table-cell table:formula="of:=IF(OR([.E68]=&quot;W_TX_PAYLOAD&quot;;AND([.G68]&lt;&gt;&quot;&quot;;[.E69]=&quot;&quot;));BIN2HEX([.D6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3002880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70];&quot; &quot;;&quot;&quot;)" office:value-type="string" office:string-value="00100111" calcext:value-type="string">
            <text:p>00100111</text:p>
          </table:table-cell>
          <table:table-cell table:style-name="ce6" table:formula="of:=IF([.B70]=[.B69];&quot;&quot;;VLOOKUP([.D70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70]=&quot;W_REGISTER (RF_CH)&quot;;BIN2DEC([.D71]);IF([.E70]=&quot;W_REGISTER (TX_ADDR)&quot;;CONCATENATE(&quot;0x&quot;;BIN2HEX([.D75]);BIN2HEX([.D74]);BIN2HEX([.D73]);BIN2HEX([.D72]);BIN2HEX([.D71]));&quot;&quot;))">
            <text:p/>
          </table:table-cell>
          <table:table-cell table:formula="of:=IF(OR([.E69]=&quot;W_TX_PAYLOAD&quot;;AND([.G69]&lt;&gt;&quot;&quot;;[.E70]=&quot;&quot;));BIN2HEX([.D7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3119320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71];&quot; &quot;;&quot;&quot;)" office:value-type="string" office:string-value="01110000" calcext:value-type="string">
            <text:p>01110000</text:p>
          </table:table-cell>
          <table:table-cell table:style-name="ce6" table:formula="of:=IF([.B71]=[.B70];&quot;&quot;;VLOOKUP([.D71];[$Spec.A$1:$Spec.B$1048576];2;0))">
            <text:p/>
          </table:table-cell>
          <table:table-cell table:style-name="ce6" table:formula="of:=IF([.E71]=&quot;W_REGISTER (RF_CH)&quot;;BIN2DEC([.D72]);IF([.E71]=&quot;W_REGISTER (TX_ADDR)&quot;;CONCATENATE(&quot;0x&quot;;BIN2HEX([.D76]);BIN2HEX([.D75]);BIN2HEX([.D74]);BIN2HEX([.D73]);BIN2HEX([.D72]));&quot;&quot;))">
            <text:p/>
          </table:table-cell>
          <table:table-cell table:formula="of:=IF(OR([.E70]=&quot;W_TX_PAYLOAD&quot;;AND([.G70]&lt;&gt;&quot;&quot;;[.E71]=&quot;&quot;));BIN2HEX([.D71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25766400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72];&quot; &quot;;&quot;&quot;)" office:value-type="string" office:string-value="11100001" calcext:value-type="string">
            <text:p>11100001</text:p>
          </table:table-cell>
          <table:table-cell table:style-name="ce6" table:formula="of:=IF([.B72]=[.B71];&quot;&quot;;VLOOKUP([.D72];[$Spec.A$1:$Spec.B$1048576];2;0))" office:value-type="string" office:string-value="FLUSH_RX" calcext:value-type="string">
            <text:p>FLUSH_RX</text:p>
          </table:table-cell>
          <table:table-cell table:style-name="ce6" table:formula="of:=IF([.E72]=&quot;W_REGISTER (RF_CH)&quot;;BIN2DEC([.D73]);IF([.E72]=&quot;W_REGISTER (TX_ADDR)&quot;;CONCATENATE(&quot;0x&quot;;BIN2HEX([.D77]);BIN2HEX([.D76]);BIN2HEX([.D75]);BIN2HEX([.D74]);BIN2HEX([.D73]));&quot;&quot;))">
            <text:p/>
          </table:table-cell>
          <table:table-cell table:formula="of:=IF(OR([.E71]=&quot;W_TX_PAYLOAD&quot;;AND([.G71]&lt;&gt;&quot;&quot;;[.E72]=&quot;&quot;));BIN2HEX([.D7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337708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73];&quot; &quot;;&quot;&quot;)" office:value-type="string" office:string-value="10100000" calcext:value-type="string">
            <text:p>10100000</text:p>
          </table:table-cell>
          <table:table-cell table:style-name="ce6" table:formula="of:=IF([.B73]=[.B72];&quot;&quot;;VLOOKUP([.D73];[$Spec.A$1:$Spec.B$1048576];2;0))" office:value-type="string" office:string-value="W_TX_PAYLOAD" calcext:value-type="string">
            <text:p>W_TX_PAYLOAD</text:p>
          </table:table-cell>
          <table:table-cell table:style-name="ce6" table:formula="of:=IF([.E73]=&quot;W_REGISTER (RF_CH)&quot;;BIN2DEC([.D74]);IF([.E73]=&quot;W_REGISTER (TX_ADDR)&quot;;CONCATENATE(&quot;0x&quot;;BIN2HEX([.D78]);BIN2HEX([.D77]);BIN2HEX([.D76]);BIN2HEX([.D75]);BIN2HEX([.D74]));&quot;&quot;))">
            <text:p/>
          </table:table-cell>
          <table:table-cell table:formula="of:=IF(OR([.E72]=&quot;W_TX_PAYLOAD&quot;;AND([.G72]&lt;&gt;&quot;&quot;;[.E73]=&quot;&quot;));BIN2HEX([.D7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3493536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74];&quot; &quot;;&quot;&quot;)" office:value-type="string" office:string-value="11000100" calcext:value-type="string">
            <text:p>11000100</text:p>
          </table:table-cell>
          <table:table-cell table:style-name="ce6" table:formula="of:=IF([.B74]=[.B73];&quot;&quot;;VLOOKUP([.D74];[$Spec.A$1:$Spec.B$1048576];2;0))">
            <text:p/>
          </table:table-cell>
          <table:table-cell table:style-name="ce6" table:formula="of:=IF([.E74]=&quot;W_REGISTER (RF_CH)&quot;;BIN2DEC([.D75]);IF([.E74]=&quot;W_REGISTER (TX_ADDR)&quot;;CONCATENATE(&quot;0x&quot;;BIN2HEX([.D79]);BIN2HEX([.D78]);BIN2HEX([.D77]);BIN2HEX([.D76]);BIN2HEX([.D75]));&quot;&quot;))">
            <text:p/>
          </table:table-cell>
          <table:table-cell table:formula="of:=IF(OR([.E73]=&quot;W_TX_PAYLOAD&quot;;AND([.G73]&lt;&gt;&quot;&quot;;[.E74]=&quot;&quot;));BIN2HEX([.D74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63684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75];&quot; &quot;;&quot;&quot;)" office:value-type="string" office:string-value="00000000" calcext:value-type="string">
            <text:p>00000000</text:p>
          </table:table-cell>
          <table:table-cell table:style-name="ce6" table:formula="of:=IF([.B75]=[.B74];&quot;&quot;;VLOOKUP([.D75];[$Spec.A$1:$Spec.B$1048576];2;0))">
            <text:p/>
          </table:table-cell>
          <table:table-cell table:style-name="ce6" table:formula="of:=IF([.E75]=&quot;W_REGISTER (RF_CH)&quot;;BIN2DEC([.D76]);IF([.E75]=&quot;W_REGISTER (TX_ADDR)&quot;;CONCATENATE(&quot;0x&quot;;BIN2HEX([.D80]);BIN2HEX([.D79]);BIN2HEX([.D78]);BIN2HEX([.D77]);BIN2HEX([.D76]));&quot;&quot;))">
            <text:p/>
          </table:table-cell>
          <table:table-cell table:formula="of:=IF(OR([.E74]=&quot;W_TX_PAYLOAD&quot;;AND([.G74]&lt;&gt;&quot;&quot;;[.E75]=&quot;&quot;));BIN2HEX([.D75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75328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76];&quot; &quot;;&quot;&quot;)" office:value-type="string" office:string-value="10000100" calcext:value-type="string">
            <text:p>10000100</text:p>
          </table:table-cell>
          <table:table-cell table:style-name="ce6" table:formula="of:=IF([.B76]=[.B75];&quot;&quot;;VLOOKUP([.D76];[$Spec.A$1:$Spec.B$1048576];2;0))">
            <text:p/>
          </table:table-cell>
          <table:table-cell table:style-name="ce6" table:formula="of:=IF([.E76]=&quot;W_REGISTER (RF_CH)&quot;;BIN2DEC([.D77]);IF([.E76]=&quot;W_REGISTER (TX_ADDR)&quot;;CONCATENATE(&quot;0x&quot;;BIN2HEX([.D81]);BIN2HEX([.D80]);BIN2HEX([.D79]);BIN2HEX([.D78]);BIN2HEX([.D77]));&quot;&quot;))">
            <text:p/>
          </table:table-cell>
          <table:table-cell table:formula="of:=IF(OR([.E75]=&quot;W_TX_PAYLOAD&quot;;AND([.G75]&lt;&gt;&quot;&quot;;[.E76]=&quot;&quot;));BIN2HEX([.D76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86972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77];&quot; &quot;;&quot;&quot;)" office:value-type="string" office:string-value="00100000" calcext:value-type="string">
            <text:p>00100000</text:p>
          </table:table-cell>
          <table:table-cell table:style-name="ce6" table:formula="of:=IF([.B77]=[.B76];&quot;&quot;;VLOOKUP([.D77];[$Spec.A$1:$Spec.B$1048576];2;0))">
            <text:p/>
          </table:table-cell>
          <table:table-cell table:style-name="ce6" table:formula="of:=IF([.E77]=&quot;W_REGISTER (RF_CH)&quot;;BIN2DEC([.D78]);IF([.E77]=&quot;W_REGISTER (TX_ADDR)&quot;;CONCATENATE(&quot;0x&quot;;BIN2HEX([.D82]);BIN2HEX([.D81]);BIN2HEX([.D80]);BIN2HEX([.D79]);BIN2HEX([.D78]));&quot;&quot;))">
            <text:p/>
          </table:table-cell>
          <table:table-cell table:formula="of:=IF(OR([.E76]=&quot;W_TX_PAYLOAD&quot;;AND([.G76]&lt;&gt;&quot;&quot;;[.E77]=&quot;&quot;));BIN2HEX([.D7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98616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78];&quot; &quot;;&quot;&quot;)" office:value-type="string" office:string-value="01100000" calcext:value-type="string">
            <text:p>01100000</text:p>
          </table:table-cell>
          <table:table-cell table:style-name="ce6" table:formula="of:=IF([.B78]=[.B77];&quot;&quot;;VLOOKUP([.D78];[$Spec.A$1:$Spec.B$1048576];2;0))">
            <text:p/>
          </table:table-cell>
          <table:table-cell table:style-name="ce6" table:formula="of:=IF([.E78]=&quot;W_REGISTER (RF_CH)&quot;;BIN2DEC([.D79]);IF([.E78]=&quot;W_REGISTER (TX_ADDR)&quot;;CONCATENATE(&quot;0x&quot;;BIN2HEX([.D83]);BIN2HEX([.D82]);BIN2HEX([.D81]);BIN2HEX([.D80]);BIN2HEX([.D79]));&quot;&quot;))">
            <text:p/>
          </table:table-cell>
          <table:table-cell table:formula="of:=IF(OR([.E77]=&quot;W_TX_PAYLOAD&quot;;AND([.G77]&lt;&gt;&quot;&quot;;[.E78]=&quot;&quot;));BIN2HEX([.D78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4102616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79];&quot; &quot;;&quot;&quot;)" office:value-type="string" office:string-value="00100000" calcext:value-type="string">
            <text:p>00100000</text:p>
          </table:table-cell>
          <table:table-cell table:style-name="ce6" table:formula="of:=IF([.B79]=[.B78];&quot;&quot;;VLOOKUP([.D79];[$Spec.A$1:$Spec.B$1048576];2;0))">
            <text:p/>
          </table:table-cell>
          <table:table-cell table:style-name="ce6" table:formula="of:=IF([.E79]=&quot;W_REGISTER (RF_CH)&quot;;BIN2DEC([.D80]);IF([.E79]=&quot;W_REGISTER (TX_ADDR)&quot;;CONCATENATE(&quot;0x&quot;;BIN2HEX([.D84]);BIN2HEX([.D83]);BIN2HEX([.D82]);BIN2HEX([.D81]);BIN2HEX([.D80]));&quot;&quot;))">
            <text:p/>
          </table:table-cell>
          <table:table-cell table:formula="of:=IF(OR([.E78]=&quot;W_TX_PAYLOAD&quot;;AND([.G78]&lt;&gt;&quot;&quot;;[.E79]=&quot;&quot;));BIN2HEX([.D79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421904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80];&quot; &quot;;&quot;&quot;)" office:value-type="string" office:string-value="00100000" calcext:value-type="string">
            <text:p>00100000</text:p>
          </table:table-cell>
          <table:table-cell table:style-name="ce6" table:formula="of:=IF([.B80]=[.B79];&quot;&quot;;VLOOKUP([.D80];[$Spec.A$1:$Spec.B$1048576];2;0))">
            <text:p/>
          </table:table-cell>
          <table:table-cell table:style-name="ce6" table:formula="of:=IF([.E80]=&quot;W_REGISTER (RF_CH)&quot;;BIN2DEC([.D81]);IF([.E80]=&quot;W_REGISTER (TX_ADDR)&quot;;CONCATENATE(&quot;0x&quot;;BIN2HEX([.D85]);BIN2HEX([.D84]);BIN2HEX([.D83]);BIN2HEX([.D82]);BIN2HEX([.D81]));&quot;&quot;))">
            <text:p/>
          </table:table-cell>
          <table:table-cell table:formula="of:=IF(OR([.E79]=&quot;W_TX_PAYLOAD&quot;;AND([.G79]&lt;&gt;&quot;&quot;;[.E80]=&quot;&quot;));BIN2HEX([.D8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433548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81];&quot; &quot;;&quot;&quot;)" office:value-type="string" office:string-value="00000100" calcext:value-type="string">
            <text:p>00000100</text:p>
          </table:table-cell>
          <table:table-cell table:style-name="ce6" table:formula="of:=IF([.B81]=[.B80];&quot;&quot;;VLOOKUP([.D81];[$Spec.A$1:$Spec.B$1048576];2;0))">
            <text:p/>
          </table:table-cell>
          <table:table-cell table:style-name="ce6" table:formula="of:=IF([.E81]=&quot;W_REGISTER (RF_CH)&quot;;BIN2DEC([.D82]);IF([.E81]=&quot;W_REGISTER (TX_ADDR)&quot;;CONCATENATE(&quot;0x&quot;;BIN2HEX([.D86]);BIN2HEX([.D85]);BIN2HEX([.D84]);BIN2HEX([.D83]);BIN2HEX([.D82]));&quot;&quot;))">
            <text:p/>
          </table:table-cell>
          <table:table-cell table:formula="of:=IF(OR([.E80]=&quot;W_TX_PAYLOAD&quot;;AND([.G80]&lt;&gt;&quot;&quot;;[.E81]=&quot;&quot;));BIN2HEX([.D81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4461880000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82];&quot; &quot;;&quot;&quot;)" office:value-type="string" office:string-value="00100000" calcext:value-type="string">
            <text:p>00100000</text:p>
          </table:table-cell>
          <table:table-cell table:style-name="ce6" table:formula="of:=IF([.B82]=[.B81];&quot;&quot;;VLOOKUP([.D82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82]=&quot;W_REGISTER (RF_CH)&quot;;BIN2DEC([.D83]);IF([.E82]=&quot;W_REGISTER (TX_ADDR)&quot;;CONCATENATE(&quot;0x&quot;;BIN2HEX([.D87]);BIN2HEX([.D86]);BIN2HEX([.D85]);BIN2HEX([.D84]);BIN2HEX([.D83]));&quot;&quot;))">
            <text:p/>
          </table:table-cell>
          <table:table-cell table:formula="of:=IF(OR([.E81]=&quot;W_TX_PAYLOAD&quot;;AND([.G81]&lt;&gt;&quot;&quot;;[.E82]=&quot;&quot;));BIN2HEX([.D8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4594256000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83];&quot; &quot;;&quot;&quot;)" office:value-type="string" office:string-value="00001110" calcext:value-type="string">
            <text:p>00001110</text:p>
          </table:table-cell>
          <table:table-cell table:style-name="ce6" table:formula="of:=IF([.B83]=[.B82];&quot;&quot;;VLOOKUP([.D83];[$Spec.A$1:$Spec.B$1048576];2;0))">
            <text:p/>
          </table:table-cell>
          <table:table-cell table:style-name="ce6" table:formula="of:=IF([.E83]=&quot;W_REGISTER (RF_CH)&quot;;BIN2DEC([.D84]);IF([.E83]=&quot;W_REGISTER (TX_ADDR)&quot;;CONCATENATE(&quot;0x&quot;;BIN2HEX([.D88]);BIN2HEX([.D87]);BIN2HEX([.D86]);BIN2HEX([.D85]);BIN2HEX([.D84]));&quot;&quot;))">
            <text:p/>
          </table:table-cell>
          <table:table-cell table:formula="of:=IF(OR([.E82]=&quot;W_TX_PAYLOAD&quot;;AND([.G82]&lt;&gt;&quot;&quot;;[.E83]=&quot;&quot;));BIN2HEX([.D8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858584800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84];&quot; &quot;;&quot;&quot;)" office:value-type="string" office:string-value="00000111" calcext:value-type="string">
            <text:p>00000111</text:p>
          </table:table-cell>
          <table:table-cell table:style-name="ce6" table:formula="of:=IF([.B84]=[.B83];&quot;&quot;;VLOOKUP([.D84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84]=&quot;W_REGISTER (RF_CH)&quot;;BIN2DEC([.D85]);IF([.E84]=&quot;W_REGISTER (TX_ADDR)&quot;;CONCATENATE(&quot;0x&quot;;BIN2HEX([.D89]);BIN2HEX([.D88]);BIN2HEX([.D87]);BIN2HEX([.D86]);BIN2HEX([.D85]));&quot;&quot;))">
            <text:p/>
          </table:table-cell>
          <table:table-cell table:formula="of:=IF(OR([.E83]=&quot;W_TX_PAYLOAD&quot;;AND([.G83]&lt;&gt;&quot;&quot;;[.E84]=&quot;&quot;));BIN2HEX([.D8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869732000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85];&quot; &quot;;&quot;&quot;)" office:value-type="string" office:string-value="11111111" calcext:value-type="string">
            <text:p>11111111</text:p>
          </table:table-cell>
          <table:table-cell table:style-name="ce6" table:formula="of:=IF([.B85]=[.B84];&quot;&quot;;VLOOKUP([.D85];[$Spec.A$1:$Spec.B$1048576];2;0))">
            <text:p/>
          </table:table-cell>
          <table:table-cell table:style-name="ce6" table:formula="of:=IF([.E85]=&quot;W_REGISTER (RF_CH)&quot;;BIN2DEC([.D86]);IF([.E85]=&quot;W_REGISTER (TX_ADDR)&quot;;CONCATENATE(&quot;0x&quot;;BIN2HEX([.D90]);BIN2HEX([.D89]);BIN2HEX([.D88]);BIN2HEX([.D87]);BIN2HEX([.D86]));&quot;&quot;))">
            <text:p/>
          </table:table-cell>
          <table:table-cell table:formula="of:=IF(OR([.E84]=&quot;W_TX_PAYLOAD&quot;;AND([.G84]&lt;&gt;&quot;&quot;;[.E85]=&quot;&quot;));BIN2HEX([.D8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8829696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86];&quot; &quot;;&quot;&quot;)" office:value-type="string" office:string-value="11100001" calcext:value-type="string">
            <text:p>11100001</text:p>
          </table:table-cell>
          <table:table-cell table:style-name="ce6" table:formula="of:=IF([.B86]=[.B85];&quot;&quot;;VLOOKUP([.D86];[$Spec.A$1:$Spec.B$1048576];2;0))" office:value-type="string" office:string-value="FLUSH_RX" calcext:value-type="string">
            <text:p>FLUSH_RX</text:p>
          </table:table-cell>
          <table:table-cell table:style-name="ce6" table:formula="of:=IF([.E86]=&quot;W_REGISTER (RF_CH)&quot;;BIN2DEC([.D87]);IF([.E86]=&quot;W_REGISTER (TX_ADDR)&quot;;CONCATENATE(&quot;0x&quot;;BIN2HEX([.D91]);BIN2HEX([.D90]);BIN2HEX([.D89]);BIN2HEX([.D88]);BIN2HEX([.D87]));&quot;&quot;))">
            <text:p/>
          </table:table-cell>
          <table:table-cell table:formula="of:=IF(OR([.E85]=&quot;W_TX_PAYLOAD&quot;;AND([.G85]&lt;&gt;&quot;&quot;;[.E86]=&quot;&quot;));BIN2HEX([.D8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8974016000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87];&quot; &quot;;&quot;&quot;)" office:value-type="string" office:string-value="00100111" calcext:value-type="string">
            <text:p>00100111</text:p>
          </table:table-cell>
          <table:table-cell table:style-name="ce6" table:formula="of:=IF([.B87]=[.B86];&quot;&quot;;VLOOKUP([.D87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87]=&quot;W_REGISTER (RF_CH)&quot;;BIN2DEC([.D88]);IF([.E87]=&quot;W_REGISTER (TX_ADDR)&quot;;CONCATENATE(&quot;0x&quot;;BIN2HEX([.D92]);BIN2HEX([.D91]);BIN2HEX([.D90]);BIN2HEX([.D89]);BIN2HEX([.D88]));&quot;&quot;))">
            <text:p/>
          </table:table-cell>
          <table:table-cell table:formula="of:=IF(OR([.E86]=&quot;W_TX_PAYLOAD&quot;;AND([.G86]&lt;&gt;&quot;&quot;;[.E87]=&quot;&quot;));BIN2HEX([.D8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9090464000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88];&quot; &quot;;&quot;&quot;)" office:value-type="string" office:string-value="01110000" calcext:value-type="string">
            <text:p>01110000</text:p>
          </table:table-cell>
          <table:table-cell table:style-name="ce6" table:formula="of:=IF([.B88]=[.B87];&quot;&quot;;VLOOKUP([.D88];[$Spec.A$1:$Spec.B$1048576];2;0))">
            <text:p/>
          </table:table-cell>
          <table:table-cell table:style-name="ce6" table:formula="of:=IF([.E88]=&quot;W_REGISTER (RF_CH)&quot;;BIN2DEC([.D89]);IF([.E88]=&quot;W_REGISTER (TX_ADDR)&quot;;CONCATENATE(&quot;0x&quot;;BIN2HEX([.D93]);BIN2HEX([.D92]);BIN2HEX([.D91]);BIN2HEX([.D90]);BIN2HEX([.D89]));&quot;&quot;))">
            <text:p/>
          </table:table-cell>
          <table:table-cell table:formula="of:=IF(OR([.E87]=&quot;W_TX_PAYLOAD&quot;;AND([.G87]&lt;&gt;&quot;&quot;;[.E88]=&quot;&quot;));BIN2HEX([.D88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23377600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89];&quot; &quot;;&quot;&quot;)" office:value-type="string" office:string-value="11100001" calcext:value-type="string">
            <text:p>11100001</text:p>
          </table:table-cell>
          <table:table-cell table:style-name="ce6" table:formula="of:=IF([.B89]=[.B88];&quot;&quot;;VLOOKUP([.D89];[$Spec.A$1:$Spec.B$1048576];2;0))" office:value-type="string" office:string-value="FLUSH_RX" calcext:value-type="string">
            <text:p>FLUSH_RX</text:p>
          </table:table-cell>
          <table:table-cell table:style-name="ce6" table:formula="of:=IF([.E89]=&quot;W_REGISTER (RF_CH)&quot;;BIN2DEC([.D90]);IF([.E89]=&quot;W_REGISTER (TX_ADDR)&quot;;CONCATENATE(&quot;0x&quot;;BIN2HEX([.D94]);BIN2HEX([.D93]);BIN2HEX([.D92]);BIN2HEX([.D91]);BIN2HEX([.D90]));&quot;&quot;))">
            <text:p/>
          </table:table-cell>
          <table:table-cell table:formula="of:=IF(OR([.E88]=&quot;W_TX_PAYLOAD&quot;;AND([.G88]&lt;&gt;&quot;&quot;;[.E89]=&quot;&quot;));BIN2HEX([.D8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9353208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90];&quot; &quot;;&quot;&quot;)" office:value-type="string" office:string-value="10100000" calcext:value-type="string">
            <text:p>10100000</text:p>
          </table:table-cell>
          <table:table-cell table:style-name="ce6" table:formula="of:=IF([.B90]=[.B89];&quot;&quot;;VLOOKUP([.D90];[$Spec.A$1:$Spec.B$1048576];2;0))" office:value-type="string" office:string-value="W_TX_PAYLOAD" calcext:value-type="string">
            <text:p>W_TX_PAYLOAD</text:p>
          </table:table-cell>
          <table:table-cell table:style-name="ce6" table:formula="of:=IF([.E90]=&quot;W_REGISTER (RF_CH)&quot;;BIN2DEC([.D91]);IF([.E90]=&quot;W_REGISTER (TX_ADDR)&quot;;CONCATENATE(&quot;0x&quot;;BIN2HEX([.D95]);BIN2HEX([.D94]);BIN2HEX([.D93]);BIN2HEX([.D92]);BIN2HEX([.D91]));&quot;&quot;))">
            <text:p/>
          </table:table-cell>
          <table:table-cell table:formula="of:=IF(OR([.E89]=&quot;W_TX_PAYLOAD&quot;;AND([.G89]&lt;&gt;&quot;&quot;;[.E90]=&quot;&quot;));BIN2HEX([.D9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9469656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91];&quot; &quot;;&quot;&quot;)" office:value-type="string" office:string-value="11000100" calcext:value-type="string">
            <text:p>11000100</text:p>
          </table:table-cell>
          <table:table-cell table:style-name="ce6" table:formula="of:=IF([.B91]=[.B90];&quot;&quot;;VLOOKUP([.D91];[$Spec.A$1:$Spec.B$1048576];2;0))">
            <text:p/>
          </table:table-cell>
          <table:table-cell table:style-name="ce6" table:formula="of:=IF([.E91]=&quot;W_REGISTER (RF_CH)&quot;;BIN2DEC([.D92]);IF([.E91]=&quot;W_REGISTER (TX_ADDR)&quot;;CONCATENATE(&quot;0x&quot;;BIN2HEX([.D96]);BIN2HEX([.D95]);BIN2HEX([.D94]);BIN2HEX([.D93]);BIN2HEX([.D92]));&quot;&quot;))">
            <text:p/>
          </table:table-cell>
          <table:table-cell table:formula="of:=IF(OR([.E90]=&quot;W_TX_PAYLOAD&quot;;AND([.G90]&lt;&gt;&quot;&quot;;[.E91]=&quot;&quot;));BIN2HEX([.D91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586104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92];&quot; &quot;;&quot;&quot;)" office:value-type="string" office:string-value="00000000" calcext:value-type="string">
            <text:p>00000000</text:p>
          </table:table-cell>
          <table:table-cell table:style-name="ce6" table:formula="of:=IF([.B92]=[.B91];&quot;&quot;;VLOOKUP([.D92];[$Spec.A$1:$Spec.B$1048576];2;0))">
            <text:p/>
          </table:table-cell>
          <table:table-cell table:style-name="ce6" table:formula="of:=IF([.E92]=&quot;W_REGISTER (RF_CH)&quot;;BIN2DEC([.D93]);IF([.E92]=&quot;W_REGISTER (TX_ADDR)&quot;;CONCATENATE(&quot;0x&quot;;BIN2HEX([.D97]);BIN2HEX([.D96]);BIN2HEX([.D95]);BIN2HEX([.D94]);BIN2HEX([.D93]));&quot;&quot;))">
            <text:p/>
          </table:table-cell>
          <table:table-cell table:formula="of:=IF(OR([.E91]=&quot;W_TX_PAYLOAD&quot;;AND([.G91]&lt;&gt;&quot;&quot;;[.E92]=&quot;&quot;));BIN2HEX([.D92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702544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93];&quot; &quot;;&quot;&quot;)" office:value-type="string" office:string-value="10000100" calcext:value-type="string">
            <text:p>10000100</text:p>
          </table:table-cell>
          <table:table-cell table:style-name="ce6" table:formula="of:=IF([.B93]=[.B92];&quot;&quot;;VLOOKUP([.D93];[$Spec.A$1:$Spec.B$1048576];2;0))">
            <text:p/>
          </table:table-cell>
          <table:table-cell table:style-name="ce6" table:formula="of:=IF([.E93]=&quot;W_REGISTER (RF_CH)&quot;;BIN2DEC([.D94]);IF([.E93]=&quot;W_REGISTER (TX_ADDR)&quot;;CONCATENATE(&quot;0x&quot;;BIN2HEX([.D98]);BIN2HEX([.D97]);BIN2HEX([.D96]);BIN2HEX([.D95]);BIN2HEX([.D94]));&quot;&quot;))">
            <text:p/>
          </table:table-cell>
          <table:table-cell table:formula="of:=IF(OR([.E92]=&quot;W_TX_PAYLOAD&quot;;AND([.G92]&lt;&gt;&quot;&quot;;[.E93]=&quot;&quot;));BIN2HEX([.D93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818992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94];&quot; &quot;;&quot;&quot;)" office:value-type="string" office:string-value="00100000" calcext:value-type="string">
            <text:p>00100000</text:p>
          </table:table-cell>
          <table:table-cell table:style-name="ce6" table:formula="of:=IF([.B94]=[.B93];&quot;&quot;;VLOOKUP([.D94];[$Spec.A$1:$Spec.B$1048576];2;0))">
            <text:p/>
          </table:table-cell>
          <table:table-cell table:style-name="ce6" table:formula="of:=IF([.E94]=&quot;W_REGISTER (RF_CH)&quot;;BIN2DEC([.D95]);IF([.E94]=&quot;W_REGISTER (TX_ADDR)&quot;;CONCATENATE(&quot;0x&quot;;BIN2HEX([.D99]);BIN2HEX([.D98]);BIN2HEX([.D97]);BIN2HEX([.D96]);BIN2HEX([.D95]));&quot;&quot;))">
            <text:p/>
          </table:table-cell>
          <table:table-cell table:formula="of:=IF(OR([.E93]=&quot;W_TX_PAYLOAD&quot;;AND([.G93]&lt;&gt;&quot;&quot;;[.E94]=&quot;&quot;));BIN2HEX([.D9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951360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95];&quot; &quot;;&quot;&quot;)" office:value-type="string" office:string-value="01100000" calcext:value-type="string">
            <text:p>01100000</text:p>
          </table:table-cell>
          <table:table-cell table:style-name="ce6" table:formula="of:=IF([.B95]=[.B94];&quot;&quot;;VLOOKUP([.D95];[$Spec.A$1:$Spec.B$1048576];2;0))">
            <text:p/>
          </table:table-cell>
          <table:table-cell table:style-name="ce6" table:formula="of:=IF([.E95]=&quot;W_REGISTER (RF_CH)&quot;;BIN2DEC([.D96]);IF([.E95]=&quot;W_REGISTER (TX_ADDR)&quot;;CONCATENATE(&quot;0x&quot;;BIN2HEX([.D100]);BIN2HEX([.D99]);BIN2HEX([.D98]);BIN2HEX([.D97]);BIN2HEX([.D96]));&quot;&quot;))">
            <text:p/>
          </table:table-cell>
          <table:table-cell table:formula="of:=IF(OR([.E94]=&quot;W_TX_PAYLOAD&quot;;AND([.G94]&lt;&gt;&quot;&quot;;[.E95]=&quot;&quot;));BIN2HEX([.D95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0067808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96];&quot; &quot;;&quot;&quot;)" office:value-type="string" office:string-value="00100000" calcext:value-type="string">
            <text:p>00100000</text:p>
          </table:table-cell>
          <table:table-cell table:style-name="ce6" table:formula="of:=IF([.B96]=[.B95];&quot;&quot;;VLOOKUP([.D96];[$Spec.A$1:$Spec.B$1048576];2;0))">
            <text:p/>
          </table:table-cell>
          <table:table-cell table:style-name="ce6" table:formula="of:=IF([.E96]=&quot;W_REGISTER (RF_CH)&quot;;BIN2DEC([.D97]);IF([.E96]=&quot;W_REGISTER (TX_ADDR)&quot;;CONCATENATE(&quot;0x&quot;;BIN2HEX([.D101]);BIN2HEX([.D100]);BIN2HEX([.D99]);BIN2HEX([.D98]);BIN2HEX([.D97]));&quot;&quot;))">
            <text:p/>
          </table:table-cell>
          <table:table-cell table:formula="of:=IF(OR([.E95]=&quot;W_TX_PAYLOAD&quot;;AND([.G95]&lt;&gt;&quot;&quot;;[.E96]=&quot;&quot;));BIN2HEX([.D96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0184256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97];&quot; &quot;;&quot;&quot;)" office:value-type="string" office:string-value="00100000" calcext:value-type="string">
            <text:p>00100000</text:p>
          </table:table-cell>
          <table:table-cell table:style-name="ce6" table:formula="of:=IF([.B97]=[.B96];&quot;&quot;;VLOOKUP([.D97];[$Spec.A$1:$Spec.B$1048576];2;0))">
            <text:p/>
          </table:table-cell>
          <table:table-cell table:style-name="ce6" table:formula="of:=IF([.E97]=&quot;W_REGISTER (RF_CH)&quot;;BIN2DEC([.D98]);IF([.E97]=&quot;W_REGISTER (TX_ADDR)&quot;;CONCATENATE(&quot;0x&quot;;BIN2HEX([.D102]);BIN2HEX([.D101]);BIN2HEX([.D100]);BIN2HEX([.D99]);BIN2HEX([.D98]));&quot;&quot;))">
            <text:p/>
          </table:table-cell>
          <table:table-cell table:formula="of:=IF(OR([.E96]=&quot;W_TX_PAYLOAD&quot;;AND([.G96]&lt;&gt;&quot;&quot;;[.E97]=&quot;&quot;));BIN2HEX([.D9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0300688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98];&quot; &quot;;&quot;&quot;)" office:value-type="string" office:string-value="00000100" calcext:value-type="string">
            <text:p>00000100</text:p>
          </table:table-cell>
          <table:table-cell table:style-name="ce6" table:formula="of:=IF([.B98]=[.B97];&quot;&quot;;VLOOKUP([.D98];[$Spec.A$1:$Spec.B$1048576];2;0))">
            <text:p/>
          </table:table-cell>
          <table:table-cell table:style-name="ce6" table:formula="of:=IF([.E98]=&quot;W_REGISTER (RF_CH)&quot;;BIN2DEC([.D99]);IF([.E98]=&quot;W_REGISTER (TX_ADDR)&quot;;CONCATENATE(&quot;0x&quot;;BIN2HEX([.D103]);BIN2HEX([.D102]);BIN2HEX([.D101]);BIN2HEX([.D100]);BIN2HEX([.D99]));&quot;&quot;))">
            <text:p/>
          </table:table-cell>
          <table:table-cell table:formula="of:=IF(OR([.E97]=&quot;W_TX_PAYLOAD&quot;;AND([.G97]&lt;&gt;&quot;&quot;;[.E98]=&quot;&quot;));BIN2HEX([.D98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0427088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99];&quot; &quot;;&quot;&quot;)" office:value-type="string" office:string-value="00100000" calcext:value-type="string">
            <text:p>00100000</text:p>
          </table:table-cell>
          <table:table-cell table:style-name="ce6" table:formula="of:=IF([.B99]=[.B98];&quot;&quot;;VLOOKUP([.D99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99]=&quot;W_REGISTER (RF_CH)&quot;;BIN2DEC([.D100]);IF([.E99]=&quot;W_REGISTER (TX_ADDR)&quot;;CONCATENATE(&quot;0x&quot;;BIN2HEX([.D104]);BIN2HEX([.D103]);BIN2HEX([.D102]);BIN2HEX([.D101]);BIN2HEX([.D100]));&quot;&quot;))">
            <text:p/>
          </table:table-cell>
          <table:table-cell table:formula="of:=IF(OR([.E98]=&quot;W_TX_PAYLOAD&quot;;AND([.G98]&lt;&gt;&quot;&quot;;[.E99]=&quot;&quot;));BIN2HEX([.D9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0543536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100];&quot; &quot;;&quot;&quot;)" office:value-type="string" office:string-value="00001110" calcext:value-type="string">
            <text:p>00001110</text:p>
          </table:table-cell>
          <table:table-cell table:style-name="ce6" table:formula="of:=IF([.B100]=[.B99];&quot;&quot;;VLOOKUP([.D100];[$Spec.A$1:$Spec.B$1048576];2;0))">
            <text:p/>
          </table:table-cell>
          <table:table-cell table:style-name="ce6" table:formula="of:=IF([.E100]=&quot;W_REGISTER (RF_CH)&quot;;BIN2DEC([.D101]);IF([.E100]=&quot;W_REGISTER (TX_ADDR)&quot;;CONCATENATE(&quot;0x&quot;;BIN2HEX([.D105]);BIN2HEX([.D104]);BIN2HEX([.D103]);BIN2HEX([.D102]);BIN2HEX([.D101]));&quot;&quot;))">
            <text:p/>
          </table:table-cell>
          <table:table-cell table:formula="of:=IF(OR([.E99]=&quot;W_TX_PAYLOAD&quot;;AND([.G99]&lt;&gt;&quot;&quot;;[.E100]=&quot;&quot;));BIN2HEX([.D10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3002304000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101];&quot; &quot;;&quot;&quot;)" office:value-type="string" office:string-value="00000111" calcext:value-type="string">
            <text:p>00000111</text:p>
          </table:table-cell>
          <table:table-cell table:style-name="ce6" table:formula="of:=IF([.B101]=[.B100];&quot;&quot;;VLOOKUP([.D101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101]=&quot;W_REGISTER (RF_CH)&quot;;BIN2DEC([.D102]);IF([.E101]=&quot;W_REGISTER (TX_ADDR)&quot;;CONCATENATE(&quot;0x&quot;;BIN2HEX([.D106]);BIN2HEX([.D105]);BIN2HEX([.D104]);BIN2HEX([.D103]);BIN2HEX([.D102]));&quot;&quot;))">
            <text:p/>
          </table:table-cell>
          <table:table-cell table:formula="of:=IF(OR([.E100]=&quot;W_TX_PAYLOAD&quot;;AND([.G100]&lt;&gt;&quot;&quot;;[.E101]=&quot;&quot;));BIN2HEX([.D10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113776000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102];&quot; &quot;;&quot;&quot;)" office:value-type="string" office:string-value="11111111" calcext:value-type="string">
            <text:p>11111111</text:p>
          </table:table-cell>
          <table:table-cell table:style-name="ce6" table:formula="of:=IF([.B102]=[.B101];&quot;&quot;;VLOOKUP([.D102];[$Spec.A$1:$Spec.B$1048576];2;0))">
            <text:p/>
          </table:table-cell>
          <table:table-cell table:style-name="ce6" table:formula="of:=IF([.E102]=&quot;W_REGISTER (RF_CH)&quot;;BIN2DEC([.D103]);IF([.E102]=&quot;W_REGISTER (TX_ADDR)&quot;;CONCATENATE(&quot;0x&quot;;BIN2HEX([.D107]);BIN2HEX([.D106]);BIN2HEX([.D105]);BIN2HEX([.D104]);BIN2HEX([.D103]));&quot;&quot;))">
            <text:p/>
          </table:table-cell>
          <table:table-cell table:formula="of:=IF(OR([.E101]=&quot;W_TX_PAYLOAD&quot;;AND([.G101]&lt;&gt;&quot;&quot;;[.E102]=&quot;&quot;));BIN2HEX([.D10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246152000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03];&quot; &quot;;&quot;&quot;)" office:value-type="string" office:string-value="11100001" calcext:value-type="string">
            <text:p>11100001</text:p>
          </table:table-cell>
          <table:table-cell table:style-name="ce6" table:formula="of:=IF([.B103]=[.B102];&quot;&quot;;VLOOKUP([.D103];[$Spec.A$1:$Spec.B$1048576];2;0))" office:value-type="string" office:string-value="FLUSH_RX" calcext:value-type="string">
            <text:p>FLUSH_RX</text:p>
          </table:table-cell>
          <table:table-cell table:style-name="ce6" table:formula="of:=IF([.E103]=&quot;W_REGISTER (RF_CH)&quot;;BIN2DEC([.D104]);IF([.E103]=&quot;W_REGISTER (TX_ADDR)&quot;;CONCATENATE(&quot;0x&quot;;BIN2HEX([.D108]);BIN2HEX([.D107]);BIN2HEX([.D106]);BIN2HEX([.D105]);BIN2HEX([.D104]));&quot;&quot;))">
            <text:p/>
          </table:table-cell>
          <table:table-cell table:formula="of:=IF(OR([.E102]=&quot;W_TX_PAYLOAD&quot;;AND([.G102]&lt;&gt;&quot;&quot;;[.E103]=&quot;&quot;));BIN2HEX([.D10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37455200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104];&quot; &quot;;&quot;&quot;)" office:value-type="string" office:string-value="00100111" calcext:value-type="string">
            <text:p>00100111</text:p>
          </table:table-cell>
          <table:table-cell table:style-name="ce6" table:formula="of:=IF([.B104]=[.B103];&quot;&quot;;VLOOKUP([.D104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104]=&quot;W_REGISTER (RF_CH)&quot;;BIN2DEC([.D105]);IF([.E104]=&quot;W_REGISTER (TX_ADDR)&quot;;CONCATENATE(&quot;0x&quot;;BIN2HEX([.D109]);BIN2HEX([.D108]);BIN2HEX([.D107]);BIN2HEX([.D106]);BIN2HEX([.D105]));&quot;&quot;))">
            <text:p/>
          </table:table-cell>
          <table:table-cell table:formula="of:=IF(OR([.E103]=&quot;W_TX_PAYLOAD&quot;;AND([.G103]&lt;&gt;&quot;&quot;;[.E104]=&quot;&quot;));BIN2HEX([.D10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49100000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105];&quot; &quot;;&quot;&quot;)" office:value-type="string" office:string-value="01110000" calcext:value-type="string">
            <text:p>01110000</text:p>
          </table:table-cell>
          <table:table-cell table:style-name="ce6" table:formula="of:=IF([.B105]=[.B104];&quot;&quot;;VLOOKUP([.D105];[$Spec.A$1:$Spec.B$1048576];2;0))">
            <text:p/>
          </table:table-cell>
          <table:table-cell table:style-name="ce6" table:formula="of:=IF([.E105]=&quot;W_REGISTER (RF_CH)&quot;;BIN2DEC([.D106]);IF([.E105]=&quot;W_REGISTER (TX_ADDR)&quot;;CONCATENATE(&quot;0x&quot;;BIN2HEX([.D110]);BIN2HEX([.D109]);BIN2HEX([.D108]);BIN2HEX([.D107]);BIN2HEX([.D106]));&quot;&quot;))">
            <text:p/>
          </table:table-cell>
          <table:table-cell table:formula="of:=IF(OR([.E104]=&quot;W_TX_PAYLOAD&quot;;AND([.G104]&lt;&gt;&quot;&quot;;[.E105]=&quot;&quot;));BIN2HEX([.D105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3629352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06];&quot; &quot;;&quot;&quot;)" office:value-type="string" office:string-value="11100001" calcext:value-type="string">
            <text:p>11100001</text:p>
          </table:table-cell>
          <table:table-cell table:style-name="ce6" table:formula="of:=IF([.B106]=[.B105];&quot;&quot;;VLOOKUP([.D106];[$Spec.A$1:$Spec.B$1048576];2;0))" office:value-type="string" office:string-value="FLUSH_RX" calcext:value-type="string">
            <text:p>FLUSH_RX</text:p>
          </table:table-cell>
          <table:table-cell table:style-name="ce6" table:formula="of:=IF([.E106]=&quot;W_REGISTER (RF_CH)&quot;;BIN2DEC([.D107]);IF([.E106]=&quot;W_REGISTER (TX_ADDR)&quot;;CONCATENATE(&quot;0x&quot;;BIN2HEX([.D111]);BIN2HEX([.D110]);BIN2HEX([.D109]);BIN2HEX([.D108]);BIN2HEX([.D107]));&quot;&quot;))">
            <text:p/>
          </table:table-cell>
          <table:table-cell table:formula="of:=IF(OR([.E105]=&quot;W_TX_PAYLOAD&quot;;AND([.G105]&lt;&gt;&quot;&quot;;[.E106]=&quot;&quot;));BIN2HEX([.D10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748776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107];&quot; &quot;;&quot;&quot;)" office:value-type="string" office:string-value="10100000" calcext:value-type="string">
            <text:p>10100000</text:p>
          </table:table-cell>
          <table:table-cell table:style-name="ce6" table:formula="of:=IF([.B107]=[.B106];&quot;&quot;;VLOOKUP([.D107];[$Spec.A$1:$Spec.B$1048576];2;0))" office:value-type="string" office:string-value="W_TX_PAYLOAD" calcext:value-type="string">
            <text:p>W_TX_PAYLOAD</text:p>
          </table:table-cell>
          <table:table-cell table:style-name="ce6" table:formula="of:=IF([.E107]=&quot;W_REGISTER (RF_CH)&quot;;BIN2DEC([.D108]);IF([.E107]=&quot;W_REGISTER (TX_ADDR)&quot;;CONCATENATE(&quot;0x&quot;;BIN2HEX([.D112]);BIN2HEX([.D111]);BIN2HEX([.D110]);BIN2HEX([.D109]);BIN2HEX([.D108]));&quot;&quot;))">
            <text:p/>
          </table:table-cell>
          <table:table-cell table:formula="of:=IF(OR([.E106]=&quot;W_TX_PAYLOAD&quot;;AND([.G106]&lt;&gt;&quot;&quot;;[.E107]=&quot;&quot;));BIN2HEX([.D10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865224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108];&quot; &quot;;&quot;&quot;)" office:value-type="string" office:string-value="11000100" calcext:value-type="string">
            <text:p>11000100</text:p>
          </table:table-cell>
          <table:table-cell table:style-name="ce6" table:formula="of:=IF([.B108]=[.B107];&quot;&quot;;VLOOKUP([.D108];[$Spec.A$1:$Spec.B$1048576];2;0))">
            <text:p/>
          </table:table-cell>
          <table:table-cell table:style-name="ce6" table:formula="of:=IF([.E108]=&quot;W_REGISTER (RF_CH)&quot;;BIN2DEC([.D109]);IF([.E108]=&quot;W_REGISTER (TX_ADDR)&quot;;CONCATENATE(&quot;0x&quot;;BIN2HEX([.D113]);BIN2HEX([.D112]);BIN2HEX([.D111]);BIN2HEX([.D110]);BIN2HEX([.D109]));&quot;&quot;))">
            <text:p/>
          </table:table-cell>
          <table:table-cell table:formula="of:=IF(OR([.E107]=&quot;W_TX_PAYLOAD&quot;;AND([.G107]&lt;&gt;&quot;&quot;;[.E108]=&quot;&quot;));BIN2HEX([.D108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008544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109];&quot; &quot;;&quot;&quot;)" office:value-type="string" office:string-value="00000000" calcext:value-type="string">
            <text:p>00000000</text:p>
          </table:table-cell>
          <table:table-cell table:style-name="ce6" table:formula="of:=IF([.B109]=[.B108];&quot;&quot;;VLOOKUP([.D109];[$Spec.A$1:$Spec.B$1048576];2;0))">
            <text:p/>
          </table:table-cell>
          <table:table-cell table:style-name="ce6" table:formula="of:=IF([.E109]=&quot;W_REGISTER (RF_CH)&quot;;BIN2DEC([.D110]);IF([.E109]=&quot;W_REGISTER (TX_ADDR)&quot;;CONCATENATE(&quot;0x&quot;;BIN2HEX([.D114]);BIN2HEX([.D113]);BIN2HEX([.D112]);BIN2HEX([.D111]);BIN2HEX([.D110]));&quot;&quot;))">
            <text:p/>
          </table:table-cell>
          <table:table-cell table:formula="of:=IF(OR([.E108]=&quot;W_TX_PAYLOAD&quot;;AND([.G108]&lt;&gt;&quot;&quot;;[.E109]=&quot;&quot;));BIN2HEX([.D109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124984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110];&quot; &quot;;&quot;&quot;)" office:value-type="string" office:string-value="10000100" calcext:value-type="string">
            <text:p>10000100</text:p>
          </table:table-cell>
          <table:table-cell table:style-name="ce6" table:formula="of:=IF([.B110]=[.B109];&quot;&quot;;VLOOKUP([.D110];[$Spec.A$1:$Spec.B$1048576];2;0))">
            <text:p/>
          </table:table-cell>
          <table:table-cell table:style-name="ce6" table:formula="of:=IF([.E110]=&quot;W_REGISTER (RF_CH)&quot;;BIN2DEC([.D111]);IF([.E110]=&quot;W_REGISTER (TX_ADDR)&quot;;CONCATENATE(&quot;0x&quot;;BIN2HEX([.D115]);BIN2HEX([.D114]);BIN2HEX([.D113]);BIN2HEX([.D112]);BIN2HEX([.D111]));&quot;&quot;))">
            <text:p/>
          </table:table-cell>
          <table:table-cell table:formula="of:=IF(OR([.E109]=&quot;W_TX_PAYLOAD&quot;;AND([.G109]&lt;&gt;&quot;&quot;;[.E110]=&quot;&quot;));BIN2HEX([.D110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241424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11];&quot; &quot;;&quot;&quot;)" office:value-type="string" office:string-value="00100000" calcext:value-type="string">
            <text:p>00100000</text:p>
          </table:table-cell>
          <table:table-cell table:style-name="ce6" table:formula="of:=IF([.B111]=[.B110];&quot;&quot;;VLOOKUP([.D111];[$Spec.A$1:$Spec.B$1048576];2;0))">
            <text:p/>
          </table:table-cell>
          <table:table-cell table:style-name="ce6" table:formula="of:=IF([.E111]=&quot;W_REGISTER (RF_CH)&quot;;BIN2DEC([.D112]);IF([.E111]=&quot;W_REGISTER (TX_ADDR)&quot;;CONCATENATE(&quot;0x&quot;;BIN2HEX([.D116]);BIN2HEX([.D115]);BIN2HEX([.D114]);BIN2HEX([.D113]);BIN2HEX([.D112]));&quot;&quot;))">
            <text:p/>
          </table:table-cell>
          <table:table-cell table:formula="of:=IF(OR([.E110]=&quot;W_TX_PAYLOAD&quot;;AND([.G110]&lt;&gt;&quot;&quot;;[.E111]=&quot;&quot;));BIN2HEX([.D111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357872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112];&quot; &quot;;&quot;&quot;)" office:value-type="string" office:string-value="01100000" calcext:value-type="string">
            <text:p>01100000</text:p>
          </table:table-cell>
          <table:table-cell table:style-name="ce6" table:formula="of:=IF([.B112]=[.B111];&quot;&quot;;VLOOKUP([.D112];[$Spec.A$1:$Spec.B$1048576];2;0))">
            <text:p/>
          </table:table-cell>
          <table:table-cell table:style-name="ce6" table:formula="of:=IF([.E112]=&quot;W_REGISTER (RF_CH)&quot;;BIN2DEC([.D113]);IF([.E112]=&quot;W_REGISTER (TX_ADDR)&quot;;CONCATENATE(&quot;0x&quot;;BIN2HEX([.D117]);BIN2HEX([.D116]);BIN2HEX([.D115]);BIN2HEX([.D114]);BIN2HEX([.D113]));&quot;&quot;))">
            <text:p/>
          </table:table-cell>
          <table:table-cell table:formula="of:=IF(OR([.E111]=&quot;W_TX_PAYLOAD&quot;;AND([.G111]&lt;&gt;&quot;&quot;;[.E112]=&quot;&quot;));BIN2HEX([.D112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474312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13];&quot; &quot;;&quot;&quot;)" office:value-type="string" office:string-value="00100000" calcext:value-type="string">
            <text:p>00100000</text:p>
          </table:table-cell>
          <table:table-cell table:style-name="ce6" table:formula="of:=IF([.B113]=[.B112];&quot;&quot;;VLOOKUP([.D113];[$Spec.A$1:$Spec.B$1048576];2;0))">
            <text:p/>
          </table:table-cell>
          <table:table-cell table:style-name="ce6" table:formula="of:=IF([.E113]=&quot;W_REGISTER (RF_CH)&quot;;BIN2DEC([.D114]);IF([.E113]=&quot;W_REGISTER (TX_ADDR)&quot;;CONCATENATE(&quot;0x&quot;;BIN2HEX([.D118]);BIN2HEX([.D117]);BIN2HEX([.D116]);BIN2HEX([.D115]);BIN2HEX([.D114]));&quot;&quot;))">
            <text:p/>
          </table:table-cell>
          <table:table-cell table:formula="of:=IF(OR([.E112]=&quot;W_TX_PAYLOAD&quot;;AND([.G112]&lt;&gt;&quot;&quot;;[.E113]=&quot;&quot;));BIN2HEX([.D11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590760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14];&quot; &quot;;&quot;&quot;)" office:value-type="string" office:string-value="00100000" calcext:value-type="string">
            <text:p>00100000</text:p>
          </table:table-cell>
          <table:table-cell table:style-name="ce6" table:formula="of:=IF([.B114]=[.B113];&quot;&quot;;VLOOKUP([.D114];[$Spec.A$1:$Spec.B$1048576];2;0))">
            <text:p/>
          </table:table-cell>
          <table:table-cell table:style-name="ce6" table:formula="of:=IF([.E114]=&quot;W_REGISTER (RF_CH)&quot;;BIN2DEC([.D115]);IF([.E114]=&quot;W_REGISTER (TX_ADDR)&quot;;CONCATENATE(&quot;0x&quot;;BIN2HEX([.D119]);BIN2HEX([.D118]);BIN2HEX([.D117]);BIN2HEX([.D116]);BIN2HEX([.D115]));&quot;&quot;))">
            <text:p/>
          </table:table-cell>
          <table:table-cell table:formula="of:=IF(OR([.E113]=&quot;W_TX_PAYLOAD&quot;;AND([.G113]&lt;&gt;&quot;&quot;;[.E114]=&quot;&quot;));BIN2HEX([.D11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707192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115];&quot; &quot;;&quot;&quot;)" office:value-type="string" office:string-value="00000100" calcext:value-type="string">
            <text:p>00000100</text:p>
          </table:table-cell>
          <table:table-cell table:style-name="ce6" table:formula="of:=IF([.B115]=[.B114];&quot;&quot;;VLOOKUP([.D115];[$Spec.A$1:$Spec.B$1048576];2;0))">
            <text:p/>
          </table:table-cell>
          <table:table-cell table:style-name="ce6" table:formula="of:=IF([.E115]=&quot;W_REGISTER (RF_CH)&quot;;BIN2DEC([.D116]);IF([.E115]=&quot;W_REGISTER (TX_ADDR)&quot;;CONCATENATE(&quot;0x&quot;;BIN2HEX([.D120]);BIN2HEX([.D119]);BIN2HEX([.D118]);BIN2HEX([.D117]);BIN2HEX([.D116]));&quot;&quot;))">
            <text:p/>
          </table:table-cell>
          <table:table-cell table:formula="of:=IF(OR([.E114]=&quot;W_TX_PAYLOAD&quot;;AND([.G114]&lt;&gt;&quot;&quot;;[.E115]=&quot;&quot;));BIN2HEX([.D115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83359200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16];&quot; &quot;;&quot;&quot;)" office:value-type="string" office:string-value="00100000" calcext:value-type="string">
            <text:p>00100000</text:p>
          </table:table-cell>
          <table:table-cell table:style-name="ce6" table:formula="of:=IF([.B116]=[.B115];&quot;&quot;;VLOOKUP([.D116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116]=&quot;W_REGISTER (RF_CH)&quot;;BIN2DEC([.D117]);IF([.E116]=&quot;W_REGISTER (TX_ADDR)&quot;;CONCATENATE(&quot;0x&quot;;BIN2HEX([.D121]);BIN2HEX([.D120]);BIN2HEX([.D119]);BIN2HEX([.D118]);BIN2HEX([.D117]));&quot;&quot;))">
            <text:p/>
          </table:table-cell>
          <table:table-cell table:formula="of:=IF(OR([.E115]=&quot;W_TX_PAYLOAD&quot;;AND([.G115]&lt;&gt;&quot;&quot;;[.E116]=&quot;&quot;));BIN2HEX([.D11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495003200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117];&quot; &quot;;&quot;&quot;)" office:value-type="string" office:string-value="00001110" calcext:value-type="string">
            <text:p>00001110</text:p>
          </table:table-cell>
          <table:table-cell table:style-name="ce6" table:formula="of:=IF([.B117]=[.B116];&quot;&quot;;VLOOKUP([.D117];[$Spec.A$1:$Spec.B$1048576];2;0))">
            <text:p/>
          </table:table-cell>
          <table:table-cell table:style-name="ce6" table:formula="of:=IF([.E117]=&quot;W_REGISTER (RF_CH)&quot;;BIN2DEC([.D118]);IF([.E117]=&quot;W_REGISTER (TX_ADDR)&quot;;CONCATENATE(&quot;0x&quot;;BIN2HEX([.D122]);BIN2HEX([.D121]);BIN2HEX([.D120]);BIN2HEX([.D119]);BIN2HEX([.D118]));&quot;&quot;))">
            <text:p/>
          </table:table-cell>
          <table:table-cell table:formula="of:=IF(OR([.E116]=&quot;W_TX_PAYLOAD&quot;;AND([.G116]&lt;&gt;&quot;&quot;;[.E117]=&quot;&quot;));BIN2HEX([.D11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08953568000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118];&quot; &quot;;&quot;&quot;)" office:value-type="string" office:string-value="00000111" calcext:value-type="string">
            <text:p>00000111</text:p>
          </table:table-cell>
          <table:table-cell table:style-name="ce6" table:formula="of:=IF([.B118]=[.B117];&quot;&quot;;VLOOKUP([.D118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118]=&quot;W_REGISTER (RF_CH)&quot;;BIN2DEC([.D119]);IF([.E118]=&quot;W_REGISTER (TX_ADDR)&quot;;CONCATENATE(&quot;0x&quot;;BIN2HEX([.D123]);BIN2HEX([.D122]);BIN2HEX([.D121]);BIN2HEX([.D120]);BIN2HEX([.D119]));&quot;&quot;))">
            <text:p/>
          </table:table-cell>
          <table:table-cell table:formula="of:=IF(OR([.E117]=&quot;W_TX_PAYLOAD&quot;;AND([.G117]&lt;&gt;&quot;&quot;;[.E118]=&quot;&quot;));BIN2HEX([.D11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065040000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119];&quot; &quot;;&quot;&quot;)" office:value-type="string" office:string-value="11111111" calcext:value-type="string">
            <text:p>11111111</text:p>
          </table:table-cell>
          <table:table-cell table:style-name="ce6" table:formula="of:=IF([.B119]=[.B118];&quot;&quot;;VLOOKUP([.D119];[$Spec.A$1:$Spec.B$1048576];2;0))">
            <text:p/>
          </table:table-cell>
          <table:table-cell table:style-name="ce6" table:formula="of:=IF([.E119]=&quot;W_REGISTER (RF_CH)&quot;;BIN2DEC([.D120]);IF([.E119]=&quot;W_REGISTER (TX_ADDR)&quot;;CONCATENATE(&quot;0x&quot;;BIN2HEX([.D124]);BIN2HEX([.D123]);BIN2HEX([.D122]);BIN2HEX([.D121]);BIN2HEX([.D120]));&quot;&quot;))">
            <text:p/>
          </table:table-cell>
          <table:table-cell table:formula="of:=IF(OR([.E118]=&quot;W_TX_PAYLOAD&quot;;AND([.G118]&lt;&gt;&quot;&quot;;[.E119]=&quot;&quot;));BIN2HEX([.D11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197424000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20];&quot; &quot;;&quot;&quot;)" office:value-type="string" office:string-value="11100001" calcext:value-type="string">
            <text:p>11100001</text:p>
          </table:table-cell>
          <table:table-cell table:style-name="ce6" table:formula="of:=IF([.B120]=[.B119];&quot;&quot;;VLOOKUP([.D120];[$Spec.A$1:$Spec.B$1048576];2;0))" office:value-type="string" office:string-value="FLUSH_RX" calcext:value-type="string">
            <text:p>FLUSH_RX</text:p>
          </table:table-cell>
          <table:table-cell table:style-name="ce6" table:formula="of:=IF([.E120]=&quot;W_REGISTER (RF_CH)&quot;;BIN2DEC([.D121]);IF([.E120]=&quot;W_REGISTER (TX_ADDR)&quot;;CONCATENATE(&quot;0x&quot;;BIN2HEX([.D125]);BIN2HEX([.D124]);BIN2HEX([.D123]);BIN2HEX([.D122]);BIN2HEX([.D121]));&quot;&quot;))">
            <text:p/>
          </table:table-cell>
          <table:table-cell table:formula="of:=IF(OR([.E119]=&quot;W_TX_PAYLOAD&quot;;AND([.G119]&lt;&gt;&quot;&quot;;[.E120]=&quot;&quot;));BIN2HEX([.D12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341736000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121];&quot; &quot;;&quot;&quot;)" office:value-type="string" office:string-value="00100111" calcext:value-type="string">
            <text:p>00100111</text:p>
          </table:table-cell>
          <table:table-cell table:style-name="ce6" table:formula="of:=IF([.B121]=[.B120];&quot;&quot;;VLOOKUP([.D121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121]=&quot;W_REGISTER (RF_CH)&quot;;BIN2DEC([.D122]);IF([.E121]=&quot;W_REGISTER (TX_ADDR)&quot;;CONCATENATE(&quot;0x&quot;;BIN2HEX([.D126]);BIN2HEX([.D125]);BIN2HEX([.D124]);BIN2HEX([.D123]);BIN2HEX([.D122]));&quot;&quot;))">
            <text:p/>
          </table:table-cell>
          <table:table-cell table:formula="of:=IF(OR([.E120]=&quot;W_TX_PAYLOAD&quot;;AND([.G120]&lt;&gt;&quot;&quot;;[.E121]=&quot;&quot;));BIN2HEX([.D12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458184000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122];&quot; &quot;;&quot;&quot;)" office:value-type="string" office:string-value="01110000" calcext:value-type="string">
            <text:p>01110000</text:p>
          </table:table-cell>
          <table:table-cell table:style-name="ce6" table:formula="of:=IF([.B122]=[.B121];&quot;&quot;;VLOOKUP([.D122];[$Spec.A$1:$Spec.B$1048576];2;0))">
            <text:p/>
          </table:table-cell>
          <table:table-cell table:style-name="ce6" table:formula="of:=IF([.E122]=&quot;W_REGISTER (RF_CH)&quot;;BIN2DEC([.D123]);IF([.E122]=&quot;W_REGISTER (TX_ADDR)&quot;;CONCATENATE(&quot;0x&quot;;BIN2HEX([.D127]);BIN2HEX([.D126]);BIN2HEX([.D125]);BIN2HEX([.D124]);BIN2HEX([.D123]));&quot;&quot;))">
            <text:p/>
          </table:table-cell>
          <table:table-cell table:formula="of:=IF(OR([.E121]=&quot;W_TX_PAYLOAD&quot;;AND([.G121]&lt;&gt;&quot;&quot;;[.E122]=&quot;&quot;));BIN2HEX([.D12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09607480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010 <text:s/>0101</text:p>
          </table:table-cell>
          <table:table-cell table:style-name="ce4" table:formula="of:=SUBSTITUTE([.C123];&quot; &quot;;&quot;&quot;)" office:value-type="string" office:string-value="00100101" calcext:value-type="string">
            <text:p>00100101</text:p>
          </table:table-cell>
          <table:table-cell table:style-name="ce6" table:formula="of:=IF([.B123]=[.B122];&quot;&quot;;VLOOKUP([.D123];[$Spec.A$1:$Spec.B$1048576];2;0))" office:value-type="string" office:string-value="W_REGISTER (RF_CH)" calcext:value-type="string">
            <text:p>W_REGISTER (RF_CH)</text:p>
          </table:table-cell>
          <table:table-cell table:style-name="ce6" table:formula="of:=IF([.E123]=&quot;W_REGISTER (RF_CH)&quot;;BIN2DEC([.D124]);IF([.E123]=&quot;W_REGISTER (TX_ADDR)&quot;;CONCATENATE(&quot;0x&quot;;BIN2HEX([.D128]);BIN2HEX([.D127]);BIN2HEX([.D126]);BIN2HEX([.D125]);BIN2HEX([.D124]));&quot;&quot;))" office:value-type="float" office:value="63" calcext:value-type="float">
            <text:p>63</text:p>
          </table:table-cell>
          <table:table-cell table:formula="of:=IF(OR([.E122]=&quot;W_TX_PAYLOAD&quot;;AND([.G122]&lt;&gt;&quot;&quot;;[.E123]=&quot;&quot;));BIN2HEX([.D12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723920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011 <text:s/>1111</text:p>
          </table:table-cell>
          <table:table-cell table:style-name="ce4" table:formula="of:=SUBSTITUTE([.C124];&quot; &quot;;&quot;&quot;)" office:value-type="string" office:string-value="00111111" calcext:value-type="string">
            <text:p>00111111</text:p>
          </table:table-cell>
          <table:table-cell table:style-name="ce6" table:formula="of:=IF([.B124]=[.B123];&quot;&quot;;VLOOKUP([.D124];[$Spec.A$1:$Spec.B$1048576];2;0))">
            <text:p/>
          </table:table-cell>
          <table:table-cell table:style-name="ce6" table:formula="of:=IF([.E124]=&quot;W_REGISTER (RF_CH)&quot;;BIN2DEC([.D125]);IF([.E124]=&quot;W_REGISTER (TX_ADDR)&quot;;CONCATENATE(&quot;0x&quot;;BIN2HEX([.D129]);BIN2HEX([.D128]);BIN2HEX([.D127]);BIN2HEX([.D126]);BIN2HEX([.D125]));&quot;&quot;))">
            <text:p/>
          </table:table-cell>
          <table:table-cell table:formula="of:=IF(OR([.E123]=&quot;W_TX_PAYLOAD&quot;;AND([.G123]&lt;&gt;&quot;&quot;;[.E124]=&quot;&quot;));BIN2HEX([.D12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09857288000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25];&quot; &quot;;&quot;&quot;)" office:value-type="string" office:string-value="11100001" calcext:value-type="string">
            <text:p>11100001</text:p>
          </table:table-cell>
          <table:table-cell table:style-name="ce6" table:formula="of:=IF([.B125]=[.B124];&quot;&quot;;VLOOKUP([.D125];[$Spec.A$1:$Spec.B$1048576];2;0))" office:value-type="string" office:string-value="FLUSH_RX" calcext:value-type="string">
            <text:p>FLUSH_RX</text:p>
          </table:table-cell>
          <table:table-cell table:style-name="ce6" table:formula="of:=IF([.E125]=&quot;W_REGISTER (RF_CH)&quot;;BIN2DEC([.D126]);IF([.E125]=&quot;W_REGISTER (TX_ADDR)&quot;;CONCATENATE(&quot;0x&quot;;BIN2HEX([.D130]);BIN2HEX([.D129]);BIN2HEX([.D128]);BIN2HEX([.D127]);BIN2HEX([.D126]));&quot;&quot;))">
            <text:p/>
          </table:table-cell>
          <table:table-cell table:formula="of:=IF(OR([.E124]=&quot;W_TX_PAYLOAD&quot;;AND([.G124]&lt;&gt;&quot;&quot;;[.E125]=&quot;&quot;));BIN2HEX([.D12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976720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126];&quot; &quot;;&quot;&quot;)" office:value-type="string" office:string-value="10100000" calcext:value-type="string">
            <text:p>10100000</text:p>
          </table:table-cell>
          <table:table-cell table:style-name="ce6" table:formula="of:=IF([.B126]=[.B125];&quot;&quot;;VLOOKUP([.D126];[$Spec.A$1:$Spec.B$1048576];2;0))" office:value-type="string" office:string-value="W_TX_PAYLOAD" calcext:value-type="string">
            <text:p>W_TX_PAYLOAD</text:p>
          </table:table-cell>
          <table:table-cell table:style-name="ce6" table:formula="of:=IF([.E126]=&quot;W_REGISTER (RF_CH)&quot;;BIN2DEC([.D127]);IF([.E126]=&quot;W_REGISTER (TX_ADDR)&quot;;CONCATENATE(&quot;0x&quot;;BIN2HEX([.D131]);BIN2HEX([.D130]);BIN2HEX([.D129]);BIN2HEX([.D128]);BIN2HEX([.D127]));&quot;&quot;))">
            <text:p/>
          </table:table-cell>
          <table:table-cell table:formula="of:=IF(OR([.E125]=&quot;W_TX_PAYLOAD&quot;;AND([.G125]&lt;&gt;&quot;&quot;;[.E126]=&quot;&quot;));BIN2HEX([.D126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0093168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127];&quot; &quot;;&quot;&quot;)" office:value-type="string" office:string-value="11000100" calcext:value-type="string">
            <text:p>11000100</text:p>
          </table:table-cell>
          <table:table-cell table:style-name="ce6" table:formula="of:=IF([.B127]=[.B126];&quot;&quot;;VLOOKUP([.D127];[$Spec.A$1:$Spec.B$1048576];2;0))">
            <text:p/>
          </table:table-cell>
          <table:table-cell table:style-name="ce6" table:formula="of:=IF([.E127]=&quot;W_REGISTER (RF_CH)&quot;;BIN2DEC([.D128]);IF([.E127]=&quot;W_REGISTER (TX_ADDR)&quot;;CONCATENATE(&quot;0x&quot;;BIN2HEX([.D132]);BIN2HEX([.D131]);BIN2HEX([.D130]);BIN2HEX([.D129]);BIN2HEX([.D128]));&quot;&quot;))">
            <text:p/>
          </table:table-cell>
          <table:table-cell table:formula="of:=IF(OR([.E126]=&quot;W_TX_PAYLOAD&quot;;AND([.G126]&lt;&gt;&quot;&quot;;[.E127]=&quot;&quot;));BIN2HEX([.D127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209608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128];&quot; &quot;;&quot;&quot;)" office:value-type="string" office:string-value="00000000" calcext:value-type="string">
            <text:p>00000000</text:p>
          </table:table-cell>
          <table:table-cell table:style-name="ce6" table:formula="of:=IF([.B128]=[.B127];&quot;&quot;;VLOOKUP([.D128];[$Spec.A$1:$Spec.B$1048576];2;0))">
            <text:p/>
          </table:table-cell>
          <table:table-cell table:style-name="ce6" table:formula="of:=IF([.E128]=&quot;W_REGISTER (RF_CH)&quot;;BIN2DEC([.D129]);IF([.E128]=&quot;W_REGISTER (TX_ADDR)&quot;;CONCATENATE(&quot;0x&quot;;BIN2HEX([.D133]);BIN2HEX([.D132]);BIN2HEX([.D131]);BIN2HEX([.D130]);BIN2HEX([.D129]));&quot;&quot;))">
            <text:p/>
          </table:table-cell>
          <table:table-cell table:formula="of:=IF(OR([.E127]=&quot;W_TX_PAYLOAD&quot;;AND([.G127]&lt;&gt;&quot;&quot;;[.E128]=&quot;&quot;));BIN2HEX([.D128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341976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129];&quot; &quot;;&quot;&quot;)" office:value-type="string" office:string-value="10000100" calcext:value-type="string">
            <text:p>10000100</text:p>
          </table:table-cell>
          <table:table-cell table:style-name="ce6" table:formula="of:=IF([.B129]=[.B128];&quot;&quot;;VLOOKUP([.D129];[$Spec.A$1:$Spec.B$1048576];2;0))">
            <text:p/>
          </table:table-cell>
          <table:table-cell table:style-name="ce6" table:formula="of:=IF([.E129]=&quot;W_REGISTER (RF_CH)&quot;;BIN2DEC([.D130]);IF([.E129]=&quot;W_REGISTER (TX_ADDR)&quot;;CONCATENATE(&quot;0x&quot;;BIN2HEX([.D134]);BIN2HEX([.D133]);BIN2HEX([.D132]);BIN2HEX([.D131]);BIN2HEX([.D130]));&quot;&quot;))">
            <text:p/>
          </table:table-cell>
          <table:table-cell table:formula="of:=IF(OR([.E128]=&quot;W_TX_PAYLOAD&quot;;AND([.G128]&lt;&gt;&quot;&quot;;[.E129]=&quot;&quot;));BIN2HEX([.D129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458424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30];&quot; &quot;;&quot;&quot;)" office:value-type="string" office:string-value="00100000" calcext:value-type="string">
            <text:p>00100000</text:p>
          </table:table-cell>
          <table:table-cell table:style-name="ce6" table:formula="of:=IF([.B130]=[.B129];&quot;&quot;;VLOOKUP([.D130];[$Spec.A$1:$Spec.B$1048576];2;0))">
            <text:p/>
          </table:table-cell>
          <table:table-cell table:style-name="ce6" table:formula="of:=IF([.E130]=&quot;W_REGISTER (RF_CH)&quot;;BIN2DEC([.D131]);IF([.E130]=&quot;W_REGISTER (TX_ADDR)&quot;;CONCATENATE(&quot;0x&quot;;BIN2HEX([.D135]);BIN2HEX([.D134]);BIN2HEX([.D133]);BIN2HEX([.D132]);BIN2HEX([.D131]));&quot;&quot;))">
            <text:p/>
          </table:table-cell>
          <table:table-cell table:formula="of:=IF(OR([.E129]=&quot;W_TX_PAYLOAD&quot;;AND([.G129]&lt;&gt;&quot;&quot;;[.E130]=&quot;&quot;));BIN2HEX([.D13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574864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131];&quot; &quot;;&quot;&quot;)" office:value-type="string" office:string-value="01100000" calcext:value-type="string">
            <text:p>01100000</text:p>
          </table:table-cell>
          <table:table-cell table:style-name="ce6" table:formula="of:=IF([.B131]=[.B130];&quot;&quot;;VLOOKUP([.D131];[$Spec.A$1:$Spec.B$1048576];2;0))">
            <text:p/>
          </table:table-cell>
          <table:table-cell table:style-name="ce6" table:formula="of:=IF([.E131]=&quot;W_REGISTER (RF_CH)&quot;;BIN2DEC([.D132]);IF([.E131]=&quot;W_REGISTER (TX_ADDR)&quot;;CONCATENATE(&quot;0x&quot;;BIN2HEX([.D136]);BIN2HEX([.D135]);BIN2HEX([.D134]);BIN2HEX([.D133]);BIN2HEX([.D132]));&quot;&quot;))">
            <text:p/>
          </table:table-cell>
          <table:table-cell table:formula="of:=IF(OR([.E130]=&quot;W_TX_PAYLOAD&quot;;AND([.G130]&lt;&gt;&quot;&quot;;[.E131]=&quot;&quot;));BIN2HEX([.D131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691312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32];&quot; &quot;;&quot;&quot;)" office:value-type="string" office:string-value="00100000" calcext:value-type="string">
            <text:p>00100000</text:p>
          </table:table-cell>
          <table:table-cell table:style-name="ce6" table:formula="of:=IF([.B132]=[.B131];&quot;&quot;;VLOOKUP([.D132];[$Spec.A$1:$Spec.B$1048576];2;0))">
            <text:p/>
          </table:table-cell>
          <table:table-cell table:style-name="ce6" table:formula="of:=IF([.E132]=&quot;W_REGISTER (RF_CH)&quot;;BIN2DEC([.D133]);IF([.E132]=&quot;W_REGISTER (TX_ADDR)&quot;;CONCATENATE(&quot;0x&quot;;BIN2HEX([.D137]);BIN2HEX([.D136]);BIN2HEX([.D135]);BIN2HEX([.D134]);BIN2HEX([.D133]));&quot;&quot;))">
            <text:p/>
          </table:table-cell>
          <table:table-cell table:formula="of:=IF(OR([.E131]=&quot;W_TX_PAYLOAD&quot;;AND([.G131]&lt;&gt;&quot;&quot;;[.E132]=&quot;&quot;));BIN2HEX([.D132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807752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33];&quot; &quot;;&quot;&quot;)" office:value-type="string" office:string-value="00100000" calcext:value-type="string">
            <text:p>00100000</text:p>
          </table:table-cell>
          <table:table-cell table:style-name="ce6" table:formula="of:=IF([.B133]=[.B132];&quot;&quot;;VLOOKUP([.D133];[$Spec.A$1:$Spec.B$1048576];2;0))">
            <text:p/>
          </table:table-cell>
          <table:table-cell table:style-name="ce6" table:formula="of:=IF([.E133]=&quot;W_REGISTER (RF_CH)&quot;;BIN2DEC([.D134]);IF([.E133]=&quot;W_REGISTER (TX_ADDR)&quot;;CONCATENATE(&quot;0x&quot;;BIN2HEX([.D138]);BIN2HEX([.D137]);BIN2HEX([.D136]);BIN2HEX([.D135]);BIN2HEX([.D134]));&quot;&quot;))">
            <text:p/>
          </table:table-cell>
          <table:table-cell table:formula="of:=IF(OR([.E132]=&quot;W_TX_PAYLOAD&quot;;AND([.G132]&lt;&gt;&quot;&quot;;[.E133]=&quot;&quot;));BIN2HEX([.D13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924200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134];&quot; &quot;;&quot;&quot;)" office:value-type="string" office:string-value="00000100" calcext:value-type="string">
            <text:p>00000100</text:p>
          </table:table-cell>
          <table:table-cell table:style-name="ce6" table:formula="of:=IF([.B134]=[.B133];&quot;&quot;;VLOOKUP([.D134];[$Spec.A$1:$Spec.B$1048576];2;0))">
            <text:p/>
          </table:table-cell>
          <table:table-cell table:style-name="ce6" table:formula="of:=IF([.E134]=&quot;W_REGISTER (RF_CH)&quot;;BIN2DEC([.D135]);IF([.E134]=&quot;W_REGISTER (TX_ADDR)&quot;;CONCATENATE(&quot;0x&quot;;BIN2HEX([.D139]);BIN2HEX([.D138]);BIN2HEX([.D137]);BIN2HEX([.D136]);BIN2HEX([.D135]));&quot;&quot;))">
            <text:p/>
          </table:table-cell>
          <table:table-cell table:formula="of:=IF(OR([.E133]=&quot;W_TX_PAYLOAD&quot;;AND([.G133]&lt;&gt;&quot;&quot;;[.E134]=&quot;&quot;));BIN2HEX([.D134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1050592000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35];&quot; &quot;;&quot;&quot;)" office:value-type="string" office:string-value="00100000" calcext:value-type="string">
            <text:p>00100000</text:p>
          </table:table-cell>
          <table:table-cell table:style-name="ce6" table:formula="of:=IF([.B135]=[.B134];&quot;&quot;;VLOOKUP([.D135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135]=&quot;W_REGISTER (RF_CH)&quot;;BIN2DEC([.D136]);IF([.E135]=&quot;W_REGISTER (TX_ADDR)&quot;;CONCATENATE(&quot;0x&quot;;BIN2HEX([.D140]);BIN2HEX([.D139]);BIN2HEX([.D138]);BIN2HEX([.D137]);BIN2HEX([.D136]));&quot;&quot;))">
            <text:p/>
          </table:table-cell>
          <table:table-cell table:formula="of:=IF(OR([.E134]=&quot;W_TX_PAYLOAD&quot;;AND([.G134]&lt;&gt;&quot;&quot;;[.E135]=&quot;&quot;));BIN2HEX([.D135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1167032000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136];&quot; &quot;;&quot;&quot;)" office:value-type="string" office:string-value="00001110" calcext:value-type="string">
            <text:p>00001110</text:p>
          </table:table-cell>
          <table:table-cell table:style-name="ce6" table:formula="of:=IF([.B136]=[.B135];&quot;&quot;;VLOOKUP([.D136];[$Spec.A$1:$Spec.B$1048576];2;0))">
            <text:p/>
          </table:table-cell>
          <table:table-cell table:style-name="ce6" table:formula="of:=IF([.E136]=&quot;W_REGISTER (RF_CH)&quot;;BIN2DEC([.D137]);IF([.E136]=&quot;W_REGISTER (TX_ADDR)&quot;;CONCATENATE(&quot;0x&quot;;BIN2HEX([.D141]);BIN2HEX([.D140]);BIN2HEX([.D139]);BIN2HEX([.D138]);BIN2HEX([.D137]));&quot;&quot;))">
            <text:p/>
          </table:table-cell>
          <table:table-cell table:formula="of:=IF(OR([.E135]=&quot;W_TX_PAYLOAD&quot;;AND([.G135]&lt;&gt;&quot;&quot;;[.E136]=&quot;&quot;));BIN2HEX([.D13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3367080000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137];&quot; &quot;;&quot;&quot;)" office:value-type="string" office:string-value="00000111" calcext:value-type="string">
            <text:p>00000111</text:p>
          </table:table-cell>
          <table:table-cell table:style-name="ce6" table:formula="of:=IF([.B137]=[.B136];&quot;&quot;;VLOOKUP([.D137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137]=&quot;W_REGISTER (RF_CH)&quot;;BIN2DEC([.D138]);IF([.E137]=&quot;W_REGISTER (TX_ADDR)&quot;;CONCATENATE(&quot;0x&quot;;BIN2HEX([.D142]);BIN2HEX([.D141]);BIN2HEX([.D140]);BIN2HEX([.D139]);BIN2HEX([.D138]));&quot;&quot;))">
            <text:p/>
          </table:table-cell>
          <table:table-cell table:formula="of:=IF(OR([.E136]=&quot;W_TX_PAYLOAD&quot;;AND([.G136]&lt;&gt;&quot;&quot;;[.E137]=&quot;&quot;));BIN2HEX([.D137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3478544000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138];&quot; &quot;;&quot;&quot;)" office:value-type="string" office:string-value="11111111" calcext:value-type="string">
            <text:p>11111111</text:p>
          </table:table-cell>
          <table:table-cell table:style-name="ce6" table:formula="of:=IF([.B138]=[.B137];&quot;&quot;;VLOOKUP([.D138];[$Spec.A$1:$Spec.B$1048576];2;0))">
            <text:p/>
          </table:table-cell>
          <table:table-cell table:style-name="ce6" table:formula="of:=IF([.E138]=&quot;W_REGISTER (RF_CH)&quot;;BIN2DEC([.D139]);IF([.E138]=&quot;W_REGISTER (TX_ADDR)&quot;;CONCATENATE(&quot;0x&quot;;BIN2HEX([.D143]);BIN2HEX([.D142]);BIN2HEX([.D141]);BIN2HEX([.D140]);BIN2HEX([.D139]));&quot;&quot;))">
            <text:p/>
          </table:table-cell>
          <table:table-cell table:formula="of:=IF(OR([.E137]=&quot;W_TX_PAYLOAD&quot;;AND([.G137]&lt;&gt;&quot;&quot;;[.E138]=&quot;&quot;));BIN2HEX([.D138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3611912000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39];&quot; &quot;;&quot;&quot;)" office:value-type="string" office:string-value="11100001" calcext:value-type="string">
            <text:p>11100001</text:p>
          </table:table-cell>
          <table:table-cell table:style-name="ce6" table:formula="of:=IF([.B139]=[.B138];&quot;&quot;;VLOOKUP([.D139];[$Spec.A$1:$Spec.B$1048576];2;0))" office:value-type="string" office:string-value="FLUSH_RX" calcext:value-type="string">
            <text:p>FLUSH_RX</text:p>
          </table:table-cell>
          <table:table-cell table:style-name="ce6" table:formula="of:=IF([.E139]=&quot;W_REGISTER (RF_CH)&quot;;BIN2DEC([.D140]);IF([.E139]=&quot;W_REGISTER (TX_ADDR)&quot;;CONCATENATE(&quot;0x&quot;;BIN2HEX([.D144]);BIN2HEX([.D143]);BIN2HEX([.D142]);BIN2HEX([.D141]);BIN2HEX([.D140]));&quot;&quot;))">
            <text:p/>
          </table:table-cell>
          <table:table-cell table:formula="of:=IF(OR([.E138]=&quot;W_TX_PAYLOAD&quot;;AND([.G138]&lt;&gt;&quot;&quot;;[.E139]=&quot;&quot;));BIN2HEX([.D139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3740304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140];&quot; &quot;;&quot;&quot;)" office:value-type="string" office:string-value="00100111" calcext:value-type="string">
            <text:p>00100111</text:p>
          </table:table-cell>
          <table:table-cell table:style-name="ce6" table:formula="of:=IF([.B140]=[.B139];&quot;&quot;;VLOOKUP([.D140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140]=&quot;W_REGISTER (RF_CH)&quot;;BIN2DEC([.D141]);IF([.E140]=&quot;W_REGISTER (TX_ADDR)&quot;;CONCATENATE(&quot;0x&quot;;BIN2HEX([.D145]);BIN2HEX([.D144]);BIN2HEX([.D143]);BIN2HEX([.D142]);BIN2HEX([.D141]));&quot;&quot;))">
            <text:p/>
          </table:table-cell>
          <table:table-cell table:formula="of:=IF(OR([.E139]=&quot;W_TX_PAYLOAD&quot;;AND([.G139]&lt;&gt;&quot;&quot;;[.E140]=&quot;&quot;));BIN2HEX([.D140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3856752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141];&quot; &quot;;&quot;&quot;)" office:value-type="string" office:string-value="01110000" calcext:value-type="string">
            <text:p>01110000</text:p>
          </table:table-cell>
          <table:table-cell table:style-name="ce6" table:formula="of:=IF([.B141]=[.B140];&quot;&quot;;VLOOKUP([.D141];[$Spec.A$1:$Spec.B$1048576];2;0))">
            <text:p/>
          </table:table-cell>
          <table:table-cell table:style-name="ce6" table:formula="of:=IF([.E141]=&quot;W_REGISTER (RF_CH)&quot;;BIN2DEC([.D142]);IF([.E141]=&quot;W_REGISTER (TX_ADDR)&quot;;CONCATENATE(&quot;0x&quot;;BIN2HEX([.D146]);BIN2HEX([.D145]);BIN2HEX([.D144]);BIN2HEX([.D143]);BIN2HEX([.D142]));&quot;&quot;))">
            <text:p/>
          </table:table-cell>
          <table:table-cell table:formula="of:=IF(OR([.E140]=&quot;W_TX_PAYLOAD&quot;;AND([.G140]&lt;&gt;&quot;&quot;;[.E141]=&quot;&quot;));BIN2HEX([.D141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3995104000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42];&quot; &quot;;&quot;&quot;)" office:value-type="string" office:string-value="11100001" calcext:value-type="string">
            <text:p>11100001</text:p>
          </table:table-cell>
          <table:table-cell table:style-name="ce6" table:formula="of:=IF([.B142]=[.B141];&quot;&quot;;VLOOKUP([.D142];[$Spec.A$1:$Spec.B$1048576];2;0))" office:value-type="string" office:string-value="FLUSH_RX" calcext:value-type="string">
            <text:p>FLUSH_RX</text:p>
          </table:table-cell>
          <table:table-cell table:style-name="ce6" table:formula="of:=IF([.E142]=&quot;W_REGISTER (RF_CH)&quot;;BIN2DEC([.D143]);IF([.E142]=&quot;W_REGISTER (TX_ADDR)&quot;;CONCATENATE(&quot;0x&quot;;BIN2HEX([.D147]);BIN2HEX([.D146]);BIN2HEX([.D145]);BIN2HEX([.D144]);BIN2HEX([.D143]));&quot;&quot;))">
            <text:p/>
          </table:table-cell>
          <table:table-cell table:formula="of:=IF(OR([.E141]=&quot;W_TX_PAYLOAD&quot;;AND([.G141]&lt;&gt;&quot;&quot;;[.E142]=&quot;&quot;));BIN2HEX([.D14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14114544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143];&quot; &quot;;&quot;&quot;)" office:value-type="string" office:string-value="10100000" calcext:value-type="string">
            <text:p>10100000</text:p>
          </table:table-cell>
          <table:table-cell table:style-name="ce6" table:formula="of:=IF([.B143]=[.B142];&quot;&quot;;VLOOKUP([.D143];[$Spec.A$1:$Spec.B$1048576];2;0))" office:value-type="string" office:string-value="W_TX_PAYLOAD" calcext:value-type="string">
            <text:p>W_TX_PAYLOAD</text:p>
          </table:table-cell>
          <table:table-cell table:style-name="ce6" table:formula="of:=IF([.E143]=&quot;W_REGISTER (RF_CH)&quot;;BIN2DEC([.D144]);IF([.E143]=&quot;W_REGISTER (TX_ADDR)&quot;;CONCATENATE(&quot;0x&quot;;BIN2HEX([.D148]);BIN2HEX([.D147]);BIN2HEX([.D146]);BIN2HEX([.D145]);BIN2HEX([.D144]));&quot;&quot;))">
            <text:p/>
          </table:table-cell>
          <table:table-cell table:formula="of:=IF(OR([.E142]=&quot;W_TX_PAYLOAD&quot;;AND([.G142]&lt;&gt;&quot;&quot;;[.E143]=&quot;&quot;));BIN2HEX([.D14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14231000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144];&quot; &quot;;&quot;&quot;)" office:value-type="string" office:string-value="11000100" calcext:value-type="string">
            <text:p>11000100</text:p>
          </table:table-cell>
          <table:table-cell table:style-name="ce6" table:formula="of:=IF([.B144]=[.B143];&quot;&quot;;VLOOKUP([.D144];[$Spec.A$1:$Spec.B$1048576];2;0))">
            <text:p/>
          </table:table-cell>
          <table:table-cell table:style-name="ce6" table:formula="of:=IF([.E144]=&quot;W_REGISTER (RF_CH)&quot;;BIN2DEC([.D145]);IF([.E144]=&quot;W_REGISTER (TX_ADDR)&quot;;CONCATENATE(&quot;0x&quot;;BIN2HEX([.D149]);BIN2HEX([.D148]);BIN2HEX([.D147]);BIN2HEX([.D146]);BIN2HEX([.D145]));&quot;&quot;))">
            <text:p/>
          </table:table-cell>
          <table:table-cell table:formula="of:=IF(OR([.E143]=&quot;W_TX_PAYLOAD&quot;;AND([.G143]&lt;&gt;&quot;&quot;;[.E144]=&quot;&quot;));BIN2HEX([.D144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374328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145];&quot; &quot;;&quot;&quot;)" office:value-type="string" office:string-value="00000000" calcext:value-type="string">
            <text:p>00000000</text:p>
          </table:table-cell>
          <table:table-cell table:style-name="ce6" table:formula="of:=IF([.B145]=[.B144];&quot;&quot;;VLOOKUP([.D145];[$Spec.A$1:$Spec.B$1048576];2;0))">
            <text:p/>
          </table:table-cell>
          <table:table-cell table:style-name="ce6" table:formula="of:=IF([.E145]=&quot;W_REGISTER (RF_CH)&quot;;BIN2DEC([.D146]);IF([.E145]=&quot;W_REGISTER (TX_ADDR)&quot;;CONCATENATE(&quot;0x&quot;;BIN2HEX([.D150]);BIN2HEX([.D149]);BIN2HEX([.D148]);BIN2HEX([.D147]);BIN2HEX([.D146]));&quot;&quot;))">
            <text:p/>
          </table:table-cell>
          <table:table-cell table:formula="of:=IF(OR([.E144]=&quot;W_TX_PAYLOAD&quot;;AND([.G144]&lt;&gt;&quot;&quot;;[.E145]=&quot;&quot;));BIN2HEX([.D145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490776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146];&quot; &quot;;&quot;&quot;)" office:value-type="string" office:string-value="10000100" calcext:value-type="string">
            <text:p>10000100</text:p>
          </table:table-cell>
          <table:table-cell table:style-name="ce6" table:formula="of:=IF([.B146]=[.B145];&quot;&quot;;VLOOKUP([.D146];[$Spec.A$1:$Spec.B$1048576];2;0))">
            <text:p/>
          </table:table-cell>
          <table:table-cell table:style-name="ce6" table:formula="of:=IF([.E146]=&quot;W_REGISTER (RF_CH)&quot;;BIN2DEC([.D147]);IF([.E146]=&quot;W_REGISTER (TX_ADDR)&quot;;CONCATENATE(&quot;0x&quot;;BIN2HEX([.D151]);BIN2HEX([.D150]);BIN2HEX([.D149]);BIN2HEX([.D148]);BIN2HEX([.D147]));&quot;&quot;))">
            <text:p/>
          </table:table-cell>
          <table:table-cell table:formula="of:=IF(OR([.E145]=&quot;W_TX_PAYLOAD&quot;;AND([.G145]&lt;&gt;&quot;&quot;;[.E146]=&quot;&quot;));BIN2HEX([.D146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607232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47];&quot; &quot;;&quot;&quot;)" office:value-type="string" office:string-value="00100000" calcext:value-type="string">
            <text:p>00100000</text:p>
          </table:table-cell>
          <table:table-cell table:style-name="ce6" table:formula="of:=IF([.B147]=[.B146];&quot;&quot;;VLOOKUP([.D147];[$Spec.A$1:$Spec.B$1048576];2;0))">
            <text:p/>
          </table:table-cell>
          <table:table-cell table:style-name="ce6" table:formula="of:=IF([.E147]=&quot;W_REGISTER (RF_CH)&quot;;BIN2DEC([.D148]);IF([.E147]=&quot;W_REGISTER (TX_ADDR)&quot;;CONCATENATE(&quot;0x&quot;;BIN2HEX([.D152]);BIN2HEX([.D151]);BIN2HEX([.D150]);BIN2HEX([.D149]);BIN2HEX([.D148]));&quot;&quot;))">
            <text:p/>
          </table:table-cell>
          <table:table-cell table:formula="of:=IF(OR([.E146]=&quot;W_TX_PAYLOAD&quot;;AND([.G146]&lt;&gt;&quot;&quot;;[.E147]=&quot;&quot;));BIN2HEX([.D14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723688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148];&quot; &quot;;&quot;&quot;)" office:value-type="string" office:string-value="01100000" calcext:value-type="string">
            <text:p>01100000</text:p>
          </table:table-cell>
          <table:table-cell table:style-name="ce6" table:formula="of:=IF([.B148]=[.B147];&quot;&quot;;VLOOKUP([.D148];[$Spec.A$1:$Spec.B$1048576];2;0))">
            <text:p/>
          </table:table-cell>
          <table:table-cell table:style-name="ce6" table:formula="of:=IF([.E148]=&quot;W_REGISTER (RF_CH)&quot;;BIN2DEC([.D149]);IF([.E148]=&quot;W_REGISTER (TX_ADDR)&quot;;CONCATENATE(&quot;0x&quot;;BIN2HEX([.D153]);BIN2HEX([.D152]);BIN2HEX([.D151]);BIN2HEX([.D150]);BIN2HEX([.D149]));&quot;&quot;))">
            <text:p/>
          </table:table-cell>
          <table:table-cell table:formula="of:=IF(OR([.E147]=&quot;W_TX_PAYLOAD&quot;;AND([.G147]&lt;&gt;&quot;&quot;;[.E148]=&quot;&quot;));BIN2HEX([.D148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840136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49];&quot; &quot;;&quot;&quot;)" office:value-type="string" office:string-value="00100000" calcext:value-type="string">
            <text:p>00100000</text:p>
          </table:table-cell>
          <table:table-cell table:style-name="ce6" table:formula="of:=IF([.B149]=[.B148];&quot;&quot;;VLOOKUP([.D149];[$Spec.A$1:$Spec.B$1048576];2;0))">
            <text:p/>
          </table:table-cell>
          <table:table-cell table:style-name="ce6" table:formula="of:=IF([.E149]=&quot;W_REGISTER (RF_CH)&quot;;BIN2DEC([.D150]);IF([.E149]=&quot;W_REGISTER (TX_ADDR)&quot;;CONCATENATE(&quot;0x&quot;;BIN2HEX([.D154]);BIN2HEX([.D153]);BIN2HEX([.D152]);BIN2HEX([.D151]);BIN2HEX([.D150]));&quot;&quot;))">
            <text:p/>
          </table:table-cell>
          <table:table-cell table:formula="of:=IF(OR([.E148]=&quot;W_TX_PAYLOAD&quot;;AND([.G148]&lt;&gt;&quot;&quot;;[.E149]=&quot;&quot;));BIN2HEX([.D149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956592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50];&quot; &quot;;&quot;&quot;)" office:value-type="string" office:string-value="00100000" calcext:value-type="string">
            <text:p>00100000</text:p>
          </table:table-cell>
          <table:table-cell table:style-name="ce6" table:formula="of:=IF([.B150]=[.B149];&quot;&quot;;VLOOKUP([.D150];[$Spec.A$1:$Spec.B$1048576];2;0))">
            <text:p/>
          </table:table-cell>
          <table:table-cell table:style-name="ce6" table:formula="of:=IF([.E150]=&quot;W_REGISTER (RF_CH)&quot;;BIN2DEC([.D151]);IF([.E150]=&quot;W_REGISTER (TX_ADDR)&quot;;CONCATENATE(&quot;0x&quot;;BIN2HEX([.D155]);BIN2HEX([.D154]);BIN2HEX([.D153]);BIN2HEX([.D152]);BIN2HEX([.D151]));&quot;&quot;))">
            <text:p/>
          </table:table-cell>
          <table:table-cell table:formula="of:=IF(OR([.E149]=&quot;W_TX_PAYLOAD&quot;;AND([.G149]&lt;&gt;&quot;&quot;;[.E150]=&quot;&quot;));BIN2HEX([.D15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5073040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151];&quot; &quot;;&quot;&quot;)" office:value-type="string" office:string-value="00000100" calcext:value-type="string">
            <text:p>00000100</text:p>
          </table:table-cell>
          <table:table-cell table:style-name="ce6" table:formula="of:=IF([.B151]=[.B150];&quot;&quot;;VLOOKUP([.D151];[$Spec.A$1:$Spec.B$1048576];2;0))">
            <text:p/>
          </table:table-cell>
          <table:table-cell table:style-name="ce6" table:formula="of:=IF([.E151]=&quot;W_REGISTER (RF_CH)&quot;;BIN2DEC([.D152]);IF([.E151]=&quot;W_REGISTER (TX_ADDR)&quot;;CONCATENATE(&quot;0x&quot;;BIN2HEX([.D156]);BIN2HEX([.D155]);BIN2HEX([.D154]);BIN2HEX([.D153]);BIN2HEX([.D152]));&quot;&quot;))">
            <text:p/>
          </table:table-cell>
          <table:table-cell table:formula="of:=IF(OR([.E150]=&quot;W_TX_PAYLOAD&quot;;AND([.G150]&lt;&gt;&quot;&quot;;[.E151]=&quot;&quot;));BIN2HEX([.D151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51994480000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52];&quot; &quot;;&quot;&quot;)" office:value-type="string" office:string-value="00100000" calcext:value-type="string">
            <text:p>00100000</text:p>
          </table:table-cell>
          <table:table-cell table:style-name="ce6" table:formula="of:=IF([.B152]=[.B151];&quot;&quot;;VLOOKUP([.D152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152]=&quot;W_REGISTER (RF_CH)&quot;;BIN2DEC([.D153]);IF([.E152]=&quot;W_REGISTER (TX_ADDR)&quot;;CONCATENATE(&quot;0x&quot;;BIN2HEX([.D157]);BIN2HEX([.D156]);BIN2HEX([.D155]);BIN2HEX([.D154]);BIN2HEX([.D153]));&quot;&quot;))">
            <text:p/>
          </table:table-cell>
          <table:table-cell table:formula="of:=IF(OR([.E151]=&quot;W_TX_PAYLOAD&quot;;AND([.G151]&lt;&gt;&quot;&quot;;[.E152]=&quot;&quot;));BIN2HEX([.D15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153158960000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153];&quot; &quot;;&quot;&quot;)" office:value-type="string" office:string-value="00001110" calcext:value-type="string">
            <text:p>00001110</text:p>
          </table:table-cell>
          <table:table-cell table:style-name="ce6" table:formula="of:=IF([.B153]=[.B152];&quot;&quot;;VLOOKUP([.D153];[$Spec.A$1:$Spec.B$1048576];2;0))">
            <text:p/>
          </table:table-cell>
          <table:table-cell table:style-name="ce6" table:formula="of:=IF([.E153]=&quot;W_REGISTER (RF_CH)&quot;;BIN2DEC([.D154]);IF([.E153]=&quot;W_REGISTER (TX_ADDR)&quot;;CONCATENATE(&quot;0x&quot;;BIN2HEX([.D158]);BIN2HEX([.D157]);BIN2HEX([.D156]);BIN2HEX([.D155]);BIN2HEX([.D154]));&quot;&quot;))">
            <text:p/>
          </table:table-cell>
          <table:table-cell table:formula="of:=IF(OR([.E152]=&quot;W_TX_PAYLOAD&quot;;AND([.G152]&lt;&gt;&quot;&quot;;[.E153]=&quot;&quot;));BIN2HEX([.D15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0806528000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154];&quot; &quot;;&quot;&quot;)" office:value-type="string" office:string-value="00000111" calcext:value-type="string">
            <text:p>00000111</text:p>
          </table:table-cell>
          <table:table-cell table:style-name="ce6" table:formula="of:=IF([.B154]=[.B153];&quot;&quot;;VLOOKUP([.D154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154]=&quot;W_REGISTER (RF_CH)&quot;;BIN2DEC([.D155]);IF([.E154]=&quot;W_REGISTER (TX_ADDR)&quot;;CONCATENATE(&quot;0x&quot;;BIN2HEX([.D159]);BIN2HEX([.D158]);BIN2HEX([.D157]);BIN2HEX([.D156]);BIN2HEX([.D155]));&quot;&quot;))">
            <text:p/>
          </table:table-cell>
          <table:table-cell table:formula="of:=IF(OR([.E153]=&quot;W_TX_PAYLOAD&quot;;AND([.G153]&lt;&gt;&quot;&quot;;[.E154]=&quot;&quot;));BIN2HEX([.D154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30918000000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155];&quot; &quot;;&quot;&quot;)" office:value-type="string" office:string-value="11111111" calcext:value-type="string">
            <text:p>11111111</text:p>
          </table:table-cell>
          <table:table-cell table:style-name="ce6" table:formula="of:=IF([.B155]=[.B154];&quot;&quot;;VLOOKUP([.D155];[$Spec.A$1:$Spec.B$1048576];2;0))">
            <text:p/>
          </table:table-cell>
          <table:table-cell table:style-name="ce6" table:formula="of:=IF([.E155]=&quot;W_REGISTER (RF_CH)&quot;;BIN2DEC([.D156]);IF([.E155]=&quot;W_REGISTER (TX_ADDR)&quot;;CONCATENATE(&quot;0x&quot;;BIN2HEX([.D160]);BIN2HEX([.D159]);BIN2HEX([.D158]);BIN2HEX([.D157]);BIN2HEX([.D156]));&quot;&quot;))">
            <text:p/>
          </table:table-cell>
          <table:table-cell table:formula="of:=IF(OR([.E154]=&quot;W_TX_PAYLOAD&quot;;AND([.G154]&lt;&gt;&quot;&quot;;[.E155]=&quot;&quot;));BIN2HEX([.D155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310513680000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56];&quot; &quot;;&quot;&quot;)" office:value-type="string" office:string-value="11100001" calcext:value-type="string">
            <text:p>11100001</text:p>
          </table:table-cell>
          <table:table-cell table:style-name="ce6" table:formula="of:=IF([.B156]=[.B155];&quot;&quot;;VLOOKUP([.D156];[$Spec.A$1:$Spec.B$1048576];2;0))" office:value-type="string" office:string-value="FLUSH_RX" calcext:value-type="string">
            <text:p>FLUSH_RX</text:p>
          </table:table-cell>
          <table:table-cell table:style-name="ce6" table:formula="of:=IF([.E156]=&quot;W_REGISTER (RF_CH)&quot;;BIN2DEC([.D157]);IF([.E156]=&quot;W_REGISTER (TX_ADDR)&quot;;CONCATENATE(&quot;0x&quot;;BIN2HEX([.D161]);BIN2HEX([.D160]);BIN2HEX([.D159]);BIN2HEX([.D158]);BIN2HEX([.D157]));&quot;&quot;))">
            <text:p/>
          </table:table-cell>
          <table:table-cell table:formula="of:=IF(OR([.E155]=&quot;W_TX_PAYLOAD&quot;;AND([.G155]&lt;&gt;&quot;&quot;;[.E156]=&quot;&quot;));BIN2HEX([.D156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31179768000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157];&quot; &quot;;&quot;&quot;)" office:value-type="string" office:string-value="00100111" calcext:value-type="string">
            <text:p>00100111</text:p>
          </table:table-cell>
          <table:table-cell table:style-name="ce6" table:formula="of:=IF([.B157]=[.B156];&quot;&quot;;VLOOKUP([.D157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157]=&quot;W_REGISTER (RF_CH)&quot;;BIN2DEC([.D158]);IF([.E157]=&quot;W_REGISTER (TX_ADDR)&quot;;CONCATENATE(&quot;0x&quot;;BIN2HEX([.D162]);BIN2HEX([.D161]);BIN2HEX([.D160]);BIN2HEX([.D159]);BIN2HEX([.D158]));&quot;&quot;))">
            <text:p/>
          </table:table-cell>
          <table:table-cell table:formula="of:=IF(OR([.E156]=&quot;W_TX_PAYLOAD&quot;;AND([.G156]&lt;&gt;&quot;&quot;;[.E157]=&quot;&quot;));BIN2HEX([.D157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31296216000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158];&quot; &quot;;&quot;&quot;)" office:value-type="string" office:string-value="01110000" calcext:value-type="string">
            <text:p>01110000</text:p>
          </table:table-cell>
          <table:table-cell table:style-name="ce6" table:formula="of:=IF([.B158]=[.B157];&quot;&quot;;VLOOKUP([.D158];[$Spec.A$1:$Spec.B$1048576];2;0))">
            <text:p/>
          </table:table-cell>
          <table:table-cell table:style-name="ce6" table:formula="of:=IF([.E158]=&quot;W_REGISTER (RF_CH)&quot;;BIN2DEC([.D159]);IF([.E158]=&quot;W_REGISTER (TX_ADDR)&quot;;CONCATENATE(&quot;0x&quot;;BIN2HEX([.D163]);BIN2HEX([.D162]);BIN2HEX([.D161]);BIN2HEX([.D160]);BIN2HEX([.D159]));&quot;&quot;))">
            <text:p/>
          </table:table-cell>
          <table:table-cell table:formula="of:=IF(OR([.E157]=&quot;W_TX_PAYLOAD&quot;;AND([.G157]&lt;&gt;&quot;&quot;;[.E158]=&quot;&quot;));BIN2HEX([.D158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14395440000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59];&quot; &quot;;&quot;&quot;)" office:value-type="string" office:string-value="11100001" calcext:value-type="string">
            <text:p>11100001</text:p>
          </table:table-cell>
          <table:table-cell table:style-name="ce6" table:formula="of:=IF([.B159]=[.B158];&quot;&quot;;VLOOKUP([.D159];[$Spec.A$1:$Spec.B$1048576];2;0))" office:value-type="string" office:string-value="FLUSH_RX" calcext:value-type="string">
            <text:p>FLUSH_RX</text:p>
          </table:table-cell>
          <table:table-cell table:style-name="ce6" table:formula="of:=IF([.E159]=&quot;W_REGISTER (RF_CH)&quot;;BIN2DEC([.D160]);IF([.E159]=&quot;W_REGISTER (TX_ADDR)&quot;;CONCATENATE(&quot;0x&quot;;BIN2HEX([.D164]);BIN2HEX([.D163]);BIN2HEX([.D162]);BIN2HEX([.D161]);BIN2HEX([.D160]));&quot;&quot;))">
            <text:p/>
          </table:table-cell>
          <table:table-cell table:formula="of:=IF(OR([.E158]=&quot;W_TX_PAYLOAD&quot;;AND([.G158]&lt;&gt;&quot;&quot;;[.E159]=&quot;&quot;));BIN2HEX([.D15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31558976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160];&quot; &quot;;&quot;&quot;)" office:value-type="string" office:string-value="10100000" calcext:value-type="string">
            <text:p>10100000</text:p>
          </table:table-cell>
          <table:table-cell table:style-name="ce6" table:formula="of:=IF([.B160]=[.B159];&quot;&quot;;VLOOKUP([.D160];[$Spec.A$1:$Spec.B$1048576];2;0))" office:value-type="string" office:string-value="W_TX_PAYLOAD" calcext:value-type="string">
            <text:p>W_TX_PAYLOAD</text:p>
          </table:table-cell>
          <table:table-cell table:style-name="ce6" table:formula="of:=IF([.E160]=&quot;W_REGISTER (RF_CH)&quot;;BIN2DEC([.D161]);IF([.E160]=&quot;W_REGISTER (TX_ADDR)&quot;;CONCATENATE(&quot;0x&quot;;BIN2HEX([.D165]);BIN2HEX([.D164]);BIN2HEX([.D163]);BIN2HEX([.D162]);BIN2HEX([.D161]));&quot;&quot;))">
            <text:p/>
          </table:table-cell>
          <table:table-cell table:formula="of:=IF(OR([.E159]=&quot;W_TX_PAYLOAD&quot;;AND([.G159]&lt;&gt;&quot;&quot;;[.E160]=&quot;&quot;));BIN2HEX([.D16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31691344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161];&quot; &quot;;&quot;&quot;)" office:value-type="string" office:string-value="11000100" calcext:value-type="string">
            <text:p>11000100</text:p>
          </table:table-cell>
          <table:table-cell table:style-name="ce6" table:formula="of:=IF([.B161]=[.B160];&quot;&quot;;VLOOKUP([.D161];[$Spec.A$1:$Spec.B$1048576];2;0))">
            <text:p/>
          </table:table-cell>
          <table:table-cell table:style-name="ce6" table:formula="of:=IF([.E161]=&quot;W_REGISTER (RF_CH)&quot;;BIN2DEC([.D162]);IF([.E161]=&quot;W_REGISTER (TX_ADDR)&quot;;CONCATENATE(&quot;0x&quot;;BIN2HEX([.D166]);BIN2HEX([.D165]);BIN2HEX([.D164]);BIN2HEX([.D163]);BIN2HEX([.D162]));&quot;&quot;))">
            <text:p/>
          </table:table-cell>
          <table:table-cell table:formula="of:=IF(OR([.E160]=&quot;W_TX_PAYLOAD&quot;;AND([.G160]&lt;&gt;&quot;&quot;;[.E161]=&quot;&quot;));BIN2HEX([.D161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1807792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162];&quot; &quot;;&quot;&quot;)" office:value-type="string" office:string-value="00000000" calcext:value-type="string">
            <text:p>00000000</text:p>
          </table:table-cell>
          <table:table-cell table:style-name="ce6" table:formula="of:=IF([.B162]=[.B161];&quot;&quot;;VLOOKUP([.D162];[$Spec.A$1:$Spec.B$1048576];2;0))">
            <text:p/>
          </table:table-cell>
          <table:table-cell table:style-name="ce6" table:formula="of:=IF([.E162]=&quot;W_REGISTER (RF_CH)&quot;;BIN2DEC([.D163]);IF([.E162]=&quot;W_REGISTER (TX_ADDR)&quot;;CONCATENATE(&quot;0x&quot;;BIN2HEX([.D167]);BIN2HEX([.D166]);BIN2HEX([.D165]);BIN2HEX([.D164]);BIN2HEX([.D163]));&quot;&quot;))">
            <text:p/>
          </table:table-cell>
          <table:table-cell table:formula="of:=IF(OR([.E161]=&quot;W_TX_PAYLOAD&quot;;AND([.G161]&lt;&gt;&quot;&quot;;[.E162]=&quot;&quot;));BIN2HEX([.D162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1924232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163];&quot; &quot;;&quot;&quot;)" office:value-type="string" office:string-value="10000100" calcext:value-type="string">
            <text:p>10000100</text:p>
          </table:table-cell>
          <table:table-cell table:style-name="ce6" table:formula="of:=IF([.B163]=[.B162];&quot;&quot;;VLOOKUP([.D163];[$Spec.A$1:$Spec.B$1048576];2;0))">
            <text:p/>
          </table:table-cell>
          <table:table-cell table:style-name="ce6" table:formula="of:=IF([.E163]=&quot;W_REGISTER (RF_CH)&quot;;BIN2DEC([.D164]);IF([.E163]=&quot;W_REGISTER (TX_ADDR)&quot;;CONCATENATE(&quot;0x&quot;;BIN2HEX([.D168]);BIN2HEX([.D167]);BIN2HEX([.D166]);BIN2HEX([.D165]);BIN2HEX([.D164]));&quot;&quot;))">
            <text:p/>
          </table:table-cell>
          <table:table-cell table:formula="of:=IF(OR([.E162]=&quot;W_TX_PAYLOAD&quot;;AND([.G162]&lt;&gt;&quot;&quot;;[.E163]=&quot;&quot;));BIN2HEX([.D163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040680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64];&quot; &quot;;&quot;&quot;)" office:value-type="string" office:string-value="00100000" calcext:value-type="string">
            <text:p>00100000</text:p>
          </table:table-cell>
          <table:table-cell table:style-name="ce6" table:formula="of:=IF([.B164]=[.B163];&quot;&quot;;VLOOKUP([.D164];[$Spec.A$1:$Spec.B$1048576];2;0))">
            <text:p/>
          </table:table-cell>
          <table:table-cell table:style-name="ce6" table:formula="of:=IF([.E164]=&quot;W_REGISTER (RF_CH)&quot;;BIN2DEC([.D165]);IF([.E164]=&quot;W_REGISTER (TX_ADDR)&quot;;CONCATENATE(&quot;0x&quot;;BIN2HEX([.D169]);BIN2HEX([.D168]);BIN2HEX([.D167]);BIN2HEX([.D166]);BIN2HEX([.D165]));&quot;&quot;))">
            <text:p/>
          </table:table-cell>
          <table:table-cell table:formula="of:=IF(OR([.E163]=&quot;W_TX_PAYLOAD&quot;;AND([.G163]&lt;&gt;&quot;&quot;;[.E164]=&quot;&quot;));BIN2HEX([.D16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157128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165];&quot; &quot;;&quot;&quot;)" office:value-type="string" office:string-value="01100000" calcext:value-type="string">
            <text:p>01100000</text:p>
          </table:table-cell>
          <table:table-cell table:style-name="ce6" table:formula="of:=IF([.B165]=[.B164];&quot;&quot;;VLOOKUP([.D165];[$Spec.A$1:$Spec.B$1048576];2;0))">
            <text:p/>
          </table:table-cell>
          <table:table-cell table:style-name="ce6" table:formula="of:=IF([.E165]=&quot;W_REGISTER (RF_CH)&quot;;BIN2DEC([.D166]);IF([.E165]=&quot;W_REGISTER (TX_ADDR)&quot;;CONCATENATE(&quot;0x&quot;;BIN2HEX([.D170]);BIN2HEX([.D169]);BIN2HEX([.D168]);BIN2HEX([.D167]);BIN2HEX([.D166]));&quot;&quot;))">
            <text:p/>
          </table:table-cell>
          <table:table-cell table:formula="of:=IF(OR([.E164]=&quot;W_TX_PAYLOAD&quot;;AND([.G164]&lt;&gt;&quot;&quot;;[.E165]=&quot;&quot;));BIN2HEX([.D165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273576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66];&quot; &quot;;&quot;&quot;)" office:value-type="string" office:string-value="00100000" calcext:value-type="string">
            <text:p>00100000</text:p>
          </table:table-cell>
          <table:table-cell table:style-name="ce6" table:formula="of:=IF([.B166]=[.B165];&quot;&quot;;VLOOKUP([.D166];[$Spec.A$1:$Spec.B$1048576];2;0))">
            <text:p/>
          </table:table-cell>
          <table:table-cell table:style-name="ce6" table:formula="of:=IF([.E166]=&quot;W_REGISTER (RF_CH)&quot;;BIN2DEC([.D167]);IF([.E166]=&quot;W_REGISTER (TX_ADDR)&quot;;CONCATENATE(&quot;0x&quot;;BIN2HEX([.D171]);BIN2HEX([.D170]);BIN2HEX([.D169]);BIN2HEX([.D168]);BIN2HEX([.D167]));&quot;&quot;))">
            <text:p/>
          </table:table-cell>
          <table:table-cell table:formula="of:=IF(OR([.E165]=&quot;W_TX_PAYLOAD&quot;;AND([.G165]&lt;&gt;&quot;&quot;;[.E166]=&quot;&quot;));BIN2HEX([.D166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390016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67];&quot; &quot;;&quot;&quot;)" office:value-type="string" office:string-value="00100000" calcext:value-type="string">
            <text:p>00100000</text:p>
          </table:table-cell>
          <table:table-cell table:style-name="ce6" table:formula="of:=IF([.B167]=[.B166];&quot;&quot;;VLOOKUP([.D167];[$Spec.A$1:$Spec.B$1048576];2;0))">
            <text:p/>
          </table:table-cell>
          <table:table-cell table:style-name="ce6" table:formula="of:=IF([.E167]=&quot;W_REGISTER (RF_CH)&quot;;BIN2DEC([.D168]);IF([.E167]=&quot;W_REGISTER (TX_ADDR)&quot;;CONCATENATE(&quot;0x&quot;;BIN2HEX([.D172]);BIN2HEX([.D171]);BIN2HEX([.D170]);BIN2HEX([.D169]);BIN2HEX([.D168]));&quot;&quot;))">
            <text:p/>
          </table:table-cell>
          <table:table-cell table:formula="of:=IF(OR([.E166]=&quot;W_TX_PAYLOAD&quot;;AND([.G166]&lt;&gt;&quot;&quot;;[.E167]=&quot;&quot;));BIN2HEX([.D16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506456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168];&quot; &quot;;&quot;&quot;)" office:value-type="string" office:string-value="00000100" calcext:value-type="string">
            <text:p>00000100</text:p>
          </table:table-cell>
          <table:table-cell table:style-name="ce6" table:formula="of:=IF([.B168]=[.B167];&quot;&quot;;VLOOKUP([.D168];[$Spec.A$1:$Spec.B$1048576];2;0))">
            <text:p/>
          </table:table-cell>
          <table:table-cell table:style-name="ce6" table:formula="of:=IF([.E168]=&quot;W_REGISTER (RF_CH)&quot;;BIN2DEC([.D169]);IF([.E168]=&quot;W_REGISTER (TX_ADDR)&quot;;CONCATENATE(&quot;0x&quot;;BIN2HEX([.D173]);BIN2HEX([.D172]);BIN2HEX([.D171]);BIN2HEX([.D170]);BIN2HEX([.D169]));&quot;&quot;))">
            <text:p/>
          </table:table-cell>
          <table:table-cell table:formula="of:=IF(OR([.E167]=&quot;W_TX_PAYLOAD&quot;;AND([.G167]&lt;&gt;&quot;&quot;;[.E168]=&quot;&quot;));BIN2HEX([.D168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632856000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69];&quot; &quot;;&quot;&quot;)" office:value-type="string" office:string-value="00100000" calcext:value-type="string">
            <text:p>00100000</text:p>
          </table:table-cell>
          <table:table-cell table:style-name="ce6" table:formula="of:=IF([.B169]=[.B168];&quot;&quot;;VLOOKUP([.D169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169]=&quot;W_REGISTER (RF_CH)&quot;;BIN2DEC([.D170]);IF([.E169]=&quot;W_REGISTER (TX_ADDR)&quot;;CONCATENATE(&quot;0x&quot;;BIN2HEX([.D174]);BIN2HEX([.D173]);BIN2HEX([.D172]);BIN2HEX([.D171]);BIN2HEX([.D170]));&quot;&quot;))">
            <text:p/>
          </table:table-cell>
          <table:table-cell table:formula="of:=IF(OR([.E168]=&quot;W_TX_PAYLOAD&quot;;AND([.G168]&lt;&gt;&quot;&quot;;[.E169]=&quot;&quot;));BIN2HEX([.D16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32765224000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170];&quot; &quot;;&quot;&quot;)" office:value-type="string" office:string-value="00001110" calcext:value-type="string">
            <text:p>00001110</text:p>
          </table:table-cell>
          <table:table-cell table:style-name="ce6" table:formula="of:=IF([.B170]=[.B169];&quot;&quot;;VLOOKUP([.D170];[$Spec.A$1:$Spec.B$1048576];2;0))">
            <text:p/>
          </table:table-cell>
          <table:table-cell table:style-name="ce6" table:formula="of:=IF([.E170]=&quot;W_REGISTER (RF_CH)&quot;;BIN2DEC([.D171]);IF([.E170]=&quot;W_REGISTER (TX_ADDR)&quot;;CONCATENATE(&quot;0x&quot;;BIN2HEX([.D175]);BIN2HEX([.D174]);BIN2HEX([.D173]);BIN2HEX([.D172]);BIN2HEX([.D171]));&quot;&quot;))">
            <text:p/>
          </table:table-cell>
          <table:table-cell table:formula="of:=IF(OR([.E169]=&quot;W_TX_PAYLOAD&quot;;AND([.G169]&lt;&gt;&quot;&quot;;[.E170]=&quot;&quot;));BIN2HEX([.D17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863013600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171];&quot; &quot;;&quot;&quot;)" office:value-type="string" office:string-value="00000111" calcext:value-type="string">
            <text:p>00000111</text:p>
          </table:table-cell>
          <table:table-cell table:style-name="ce6" table:formula="of:=IF([.B171]=[.B170];&quot;&quot;;VLOOKUP([.D171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171]=&quot;W_REGISTER (RF_CH)&quot;;BIN2DEC([.D172]);IF([.E171]=&quot;W_REGISTER (TX_ADDR)&quot;;CONCATENATE(&quot;0x&quot;;BIN2HEX([.D176]);BIN2HEX([.D175]);BIN2HEX([.D174]);BIN2HEX([.D173]);BIN2HEX([.D172]));&quot;&quot;))">
            <text:p/>
          </table:table-cell>
          <table:table-cell table:formula="of:=IF(OR([.E170]=&quot;W_TX_PAYLOAD&quot;;AND([.G170]&lt;&gt;&quot;&quot;;[.E171]=&quot;&quot;));BIN2HEX([.D171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874160800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172];&quot; &quot;;&quot;&quot;)" office:value-type="string" office:string-value="11111111" calcext:value-type="string">
            <text:p>11111111</text:p>
          </table:table-cell>
          <table:table-cell table:style-name="ce6" table:formula="of:=IF([.B172]=[.B171];&quot;&quot;;VLOOKUP([.D172];[$Spec.A$1:$Spec.B$1048576];2;0))">
            <text:p/>
          </table:table-cell>
          <table:table-cell table:style-name="ce6" table:formula="of:=IF([.E172]=&quot;W_REGISTER (RF_CH)&quot;;BIN2DEC([.D173]);IF([.E172]=&quot;W_REGISTER (TX_ADDR)&quot;;CONCATENATE(&quot;0x&quot;;BIN2HEX([.D177]);BIN2HEX([.D176]);BIN2HEX([.D175]);BIN2HEX([.D174]);BIN2HEX([.D173]));&quot;&quot;))">
            <text:p/>
          </table:table-cell>
          <table:table-cell table:formula="of:=IF(OR([.E171]=&quot;W_TX_PAYLOAD&quot;;AND([.G171]&lt;&gt;&quot;&quot;;[.E172]=&quot;&quot;));BIN2HEX([.D172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8874976000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73];&quot; &quot;;&quot;&quot;)" office:value-type="string" office:string-value="11100001" calcext:value-type="string">
            <text:p>11100001</text:p>
          </table:table-cell>
          <table:table-cell table:style-name="ce6" table:formula="of:=IF([.B173]=[.B172];&quot;&quot;;VLOOKUP([.D173];[$Spec.A$1:$Spec.B$1048576];2;0))" office:value-type="string" office:string-value="FLUSH_RX" calcext:value-type="string">
            <text:p>FLUSH_RX</text:p>
          </table:table-cell>
          <table:table-cell table:style-name="ce6" table:formula="of:=IF([.E173]=&quot;W_REGISTER (RF_CH)&quot;;BIN2DEC([.D174]);IF([.E173]=&quot;W_REGISTER (TX_ADDR)&quot;;CONCATENATE(&quot;0x&quot;;BIN2HEX([.D178]);BIN2HEX([.D177]);BIN2HEX([.D176]);BIN2HEX([.D175]);BIN2HEX([.D174]));&quot;&quot;))">
            <text:p/>
          </table:table-cell>
          <table:table-cell table:formula="of:=IF(OR([.E172]=&quot;W_TX_PAYLOAD&quot;;AND([.G172]&lt;&gt;&quot;&quot;;[.E173]=&quot;&quot;));BIN2HEX([.D173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9019288000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174];&quot; &quot;;&quot;&quot;)" office:value-type="string" office:string-value="00100111" calcext:value-type="string">
            <text:p>00100111</text:p>
          </table:table-cell>
          <table:table-cell table:style-name="ce6" table:formula="of:=IF([.B174]=[.B173];&quot;&quot;;VLOOKUP([.D174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174]=&quot;W_REGISTER (RF_CH)&quot;;BIN2DEC([.D175]);IF([.E174]=&quot;W_REGISTER (TX_ADDR)&quot;;CONCATENATE(&quot;0x&quot;;BIN2HEX([.D179]);BIN2HEX([.D178]);BIN2HEX([.D177]);BIN2HEX([.D176]);BIN2HEX([.D175]));&quot;&quot;))">
            <text:p/>
          </table:table-cell>
          <table:table-cell table:formula="of:=IF(OR([.E173]=&quot;W_TX_PAYLOAD&quot;;AND([.G173]&lt;&gt;&quot;&quot;;[.E174]=&quot;&quot;));BIN2HEX([.D174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9135744000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175];&quot; &quot;;&quot;&quot;)" office:value-type="string" office:string-value="01110000" calcext:value-type="string">
            <text:p>01110000</text:p>
          </table:table-cell>
          <table:table-cell table:style-name="ce6" table:formula="of:=IF([.B175]=[.B174];&quot;&quot;;VLOOKUP([.D175];[$Spec.A$1:$Spec.B$1048576];2;0))">
            <text:p/>
          </table:table-cell>
          <table:table-cell table:style-name="ce6" table:formula="of:=IF([.E175]=&quot;W_REGISTER (RF_CH)&quot;;BIN2DEC([.D176]);IF([.E175]=&quot;W_REGISTER (TX_ADDR)&quot;;CONCATENATE(&quot;0x&quot;;BIN2HEX([.D180]);BIN2HEX([.D179]);BIN2HEX([.D178]);BIN2HEX([.D177]);BIN2HEX([.D176]));&quot;&quot;))">
            <text:p/>
          </table:table-cell>
          <table:table-cell table:formula="of:=IF(OR([.E174]=&quot;W_TX_PAYLOAD&quot;;AND([.G174]&lt;&gt;&quot;&quot;;[.E175]=&quot;&quot;));BIN2HEX([.D175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279064000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76];&quot; &quot;;&quot;&quot;)" office:value-type="string" office:string-value="11100001" calcext:value-type="string">
            <text:p>11100001</text:p>
          </table:table-cell>
          <table:table-cell table:style-name="ce6" table:formula="of:=IF([.B176]=[.B175];&quot;&quot;;VLOOKUP([.D176];[$Spec.A$1:$Spec.B$1048576];2;0))" office:value-type="string" office:string-value="FLUSH_RX" calcext:value-type="string">
            <text:p>FLUSH_RX</text:p>
          </table:table-cell>
          <table:table-cell table:style-name="ce6" table:formula="of:=IF([.E176]=&quot;W_REGISTER (RF_CH)&quot;;BIN2DEC([.D177]);IF([.E176]=&quot;W_REGISTER (TX_ADDR)&quot;;CONCATENATE(&quot;0x&quot;;BIN2HEX([.D181]);BIN2HEX([.D180]);BIN2HEX([.D179]);BIN2HEX([.D178]);BIN2HEX([.D177]));&quot;&quot;))">
            <text:p/>
          </table:table-cell>
          <table:table-cell table:formula="of:=IF(OR([.E175]=&quot;W_TX_PAYLOAD&quot;;AND([.G175]&lt;&gt;&quot;&quot;;[.E176]=&quot;&quot;));BIN2HEX([.D176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9398488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177];&quot; &quot;;&quot;&quot;)" office:value-type="string" office:string-value="10100000" calcext:value-type="string">
            <text:p>10100000</text:p>
          </table:table-cell>
          <table:table-cell table:style-name="ce6" table:formula="of:=IF([.B177]=[.B176];&quot;&quot;;VLOOKUP([.D177];[$Spec.A$1:$Spec.B$1048576];2;0))" office:value-type="string" office:string-value="W_TX_PAYLOAD" calcext:value-type="string">
            <text:p>W_TX_PAYLOAD</text:p>
          </table:table-cell>
          <table:table-cell table:style-name="ce6" table:formula="of:=IF([.E177]=&quot;W_REGISTER (RF_CH)&quot;;BIN2DEC([.D178]);IF([.E177]=&quot;W_REGISTER (TX_ADDR)&quot;;CONCATENATE(&quot;0x&quot;;BIN2HEX([.D182]);BIN2HEX([.D181]);BIN2HEX([.D180]);BIN2HEX([.D179]);BIN2HEX([.D178]));&quot;&quot;))">
            <text:p/>
          </table:table-cell>
          <table:table-cell table:formula="of:=IF(OR([.E176]=&quot;W_TX_PAYLOAD&quot;;AND([.G176]&lt;&gt;&quot;&quot;;[.E177]=&quot;&quot;));BIN2HEX([.D177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951493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178];&quot; &quot;;&quot;&quot;)" office:value-type="string" office:string-value="11000100" calcext:value-type="string">
            <text:p>11000100</text:p>
          </table:table-cell>
          <table:table-cell table:style-name="ce6" table:formula="of:=IF([.B178]=[.B177];&quot;&quot;;VLOOKUP([.D178];[$Spec.A$1:$Spec.B$1048576];2;0))">
            <text:p/>
          </table:table-cell>
          <table:table-cell table:style-name="ce6" table:formula="of:=IF([.E178]=&quot;W_REGISTER (RF_CH)&quot;;BIN2DEC([.D179]);IF([.E178]=&quot;W_REGISTER (TX_ADDR)&quot;;CONCATENATE(&quot;0x&quot;;BIN2HEX([.D183]);BIN2HEX([.D182]);BIN2HEX([.D181]);BIN2HEX([.D180]);BIN2HEX([.D179]));&quot;&quot;))">
            <text:p/>
          </table:table-cell>
          <table:table-cell table:formula="of:=IF(OR([.E177]=&quot;W_TX_PAYLOAD&quot;;AND([.G177]&lt;&gt;&quot;&quot;;[.E178]=&quot;&quot;));BIN2HEX([.D178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63137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179];&quot; &quot;;&quot;&quot;)" office:value-type="string" office:string-value="00000000" calcext:value-type="string">
            <text:p>00000000</text:p>
          </table:table-cell>
          <table:table-cell table:style-name="ce6" table:formula="of:=IF([.B179]=[.B178];&quot;&quot;;VLOOKUP([.D179];[$Spec.A$1:$Spec.B$1048576];2;0))">
            <text:p/>
          </table:table-cell>
          <table:table-cell table:style-name="ce6" table:formula="of:=IF([.E179]=&quot;W_REGISTER (RF_CH)&quot;;BIN2DEC([.D180]);IF([.E179]=&quot;W_REGISTER (TX_ADDR)&quot;;CONCATENATE(&quot;0x&quot;;BIN2HEX([.D184]);BIN2HEX([.D183]);BIN2HEX([.D182]);BIN2HEX([.D181]);BIN2HEX([.D180]));&quot;&quot;))">
            <text:p/>
          </table:table-cell>
          <table:table-cell table:formula="of:=IF(OR([.E178]=&quot;W_TX_PAYLOAD&quot;;AND([.G178]&lt;&gt;&quot;&quot;;[.E179]=&quot;&quot;));BIN2HEX([.D179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74781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180];&quot; &quot;;&quot;&quot;)" office:value-type="string" office:string-value="10000100" calcext:value-type="string">
            <text:p>10000100</text:p>
          </table:table-cell>
          <table:table-cell table:style-name="ce6" table:formula="of:=IF([.B180]=[.B179];&quot;&quot;;VLOOKUP([.D180];[$Spec.A$1:$Spec.B$1048576];2;0))">
            <text:p/>
          </table:table-cell>
          <table:table-cell table:style-name="ce6" table:formula="of:=IF([.E180]=&quot;W_REGISTER (RF_CH)&quot;;BIN2DEC([.D181]);IF([.E180]=&quot;W_REGISTER (TX_ADDR)&quot;;CONCATENATE(&quot;0x&quot;;BIN2HEX([.D185]);BIN2HEX([.D184]);BIN2HEX([.D183]);BIN2HEX([.D182]);BIN2HEX([.D181]));&quot;&quot;))">
            <text:p/>
          </table:table-cell>
          <table:table-cell table:formula="of:=IF(OR([.E179]=&quot;W_TX_PAYLOAD&quot;;AND([.G179]&lt;&gt;&quot;&quot;;[.E180]=&quot;&quot;));BIN2HEX([.D180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86425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81];&quot; &quot;;&quot;&quot;)" office:value-type="string" office:string-value="00100000" calcext:value-type="string">
            <text:p>00100000</text:p>
          </table:table-cell>
          <table:table-cell table:style-name="ce6" table:formula="of:=IF([.B181]=[.B180];&quot;&quot;;VLOOKUP([.D181];[$Spec.A$1:$Spec.B$1048576];2;0))">
            <text:p/>
          </table:table-cell>
          <table:table-cell table:style-name="ce6" table:formula="of:=IF([.E181]=&quot;W_REGISTER (RF_CH)&quot;;BIN2DEC([.D182]);IF([.E181]=&quot;W_REGISTER (TX_ADDR)&quot;;CONCATENATE(&quot;0x&quot;;BIN2HEX([.D186]);BIN2HEX([.D185]);BIN2HEX([.D184]);BIN2HEX([.D183]);BIN2HEX([.D182]));&quot;&quot;))">
            <text:p/>
          </table:table-cell>
          <table:table-cell table:formula="of:=IF(OR([.E180]=&quot;W_TX_PAYLOAD&quot;;AND([.G180]&lt;&gt;&quot;&quot;;[.E181]=&quot;&quot;));BIN2HEX([.D181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980704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182];&quot; &quot;;&quot;&quot;)" office:value-type="string" office:string-value="01100000" calcext:value-type="string">
            <text:p>01100000</text:p>
          </table:table-cell>
          <table:table-cell table:style-name="ce6" table:formula="of:=IF([.B182]=[.B181];&quot;&quot;;VLOOKUP([.D182];[$Spec.A$1:$Spec.B$1048576];2;0))">
            <text:p/>
          </table:table-cell>
          <table:table-cell table:style-name="ce6" table:formula="of:=IF([.E182]=&quot;W_REGISTER (RF_CH)&quot;;BIN2DEC([.D183]);IF([.E182]=&quot;W_REGISTER (TX_ADDR)&quot;;CONCATENATE(&quot;0x&quot;;BIN2HEX([.D187]);BIN2HEX([.D186]);BIN2HEX([.D185]);BIN2HEX([.D184]);BIN2HEX([.D183]));&quot;&quot;))">
            <text:p/>
          </table:table-cell>
          <table:table-cell table:formula="of:=IF(OR([.E181]=&quot;W_TX_PAYLOAD&quot;;AND([.G181]&lt;&gt;&quot;&quot;;[.E182]=&quot;&quot;));BIN2HEX([.D182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0113072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83];&quot; &quot;;&quot;&quot;)" office:value-type="string" office:string-value="00100000" calcext:value-type="string">
            <text:p>00100000</text:p>
          </table:table-cell>
          <table:table-cell table:style-name="ce6" table:formula="of:=IF([.B183]=[.B182];&quot;&quot;;VLOOKUP([.D183];[$Spec.A$1:$Spec.B$1048576];2;0))">
            <text:p/>
          </table:table-cell>
          <table:table-cell table:style-name="ce6" table:formula="of:=IF([.E183]=&quot;W_REGISTER (RF_CH)&quot;;BIN2DEC([.D184]);IF([.E183]=&quot;W_REGISTER (TX_ADDR)&quot;;CONCATENATE(&quot;0x&quot;;BIN2HEX([.D188]);BIN2HEX([.D187]);BIN2HEX([.D186]);BIN2HEX([.D185]);BIN2HEX([.D184]));&quot;&quot;))">
            <text:p/>
          </table:table-cell>
          <table:table-cell table:formula="of:=IF(OR([.E182]=&quot;W_TX_PAYLOAD&quot;;AND([.G182]&lt;&gt;&quot;&quot;;[.E183]=&quot;&quot;));BIN2HEX([.D18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0229512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84];&quot; &quot;;&quot;&quot;)" office:value-type="string" office:string-value="00100000" calcext:value-type="string">
            <text:p>00100000</text:p>
          </table:table-cell>
          <table:table-cell table:style-name="ce6" table:formula="of:=IF([.B184]=[.B183];&quot;&quot;;VLOOKUP([.D184];[$Spec.A$1:$Spec.B$1048576];2;0))">
            <text:p/>
          </table:table-cell>
          <table:table-cell table:style-name="ce6" table:formula="of:=IF([.E184]=&quot;W_REGISTER (RF_CH)&quot;;BIN2DEC([.D185]);IF([.E184]=&quot;W_REGISTER (TX_ADDR)&quot;;CONCATENATE(&quot;0x&quot;;BIN2HEX([.D189]);BIN2HEX([.D188]);BIN2HEX([.D187]);BIN2HEX([.D186]);BIN2HEX([.D185]));&quot;&quot;))">
            <text:p/>
          </table:table-cell>
          <table:table-cell table:formula="of:=IF(OR([.E183]=&quot;W_TX_PAYLOAD&quot;;AND([.G183]&lt;&gt;&quot;&quot;;[.E184]=&quot;&quot;));BIN2HEX([.D18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0345960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185];&quot; &quot;;&quot;&quot;)" office:value-type="string" office:string-value="00000100" calcext:value-type="string">
            <text:p>00000100</text:p>
          </table:table-cell>
          <table:table-cell table:style-name="ce6" table:formula="of:=IF([.B185]=[.B184];&quot;&quot;;VLOOKUP([.D185];[$Spec.A$1:$Spec.B$1048576];2;0))">
            <text:p/>
          </table:table-cell>
          <table:table-cell table:style-name="ce6" table:formula="of:=IF([.E185]=&quot;W_REGISTER (RF_CH)&quot;;BIN2DEC([.D186]);IF([.E185]=&quot;W_REGISTER (TX_ADDR)&quot;;CONCATENATE(&quot;0x&quot;;BIN2HEX([.D190]);BIN2HEX([.D189]);BIN2HEX([.D188]);BIN2HEX([.D187]);BIN2HEX([.D186]));&quot;&quot;))">
            <text:p/>
          </table:table-cell>
          <table:table-cell table:formula="of:=IF(OR([.E184]=&quot;W_TX_PAYLOAD&quot;;AND([.G184]&lt;&gt;&quot;&quot;;[.E185]=&quot;&quot;));BIN2HEX([.D185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0472360000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186];&quot; &quot;;&quot;&quot;)" office:value-type="string" office:string-value="00100000" calcext:value-type="string">
            <text:p>00100000</text:p>
          </table:table-cell>
          <table:table-cell table:style-name="ce6" table:formula="of:=IF([.B186]=[.B185];&quot;&quot;;VLOOKUP([.D186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186]=&quot;W_REGISTER (RF_CH)&quot;;BIN2DEC([.D187]);IF([.E186]=&quot;W_REGISTER (TX_ADDR)&quot;;CONCATENATE(&quot;0x&quot;;BIN2HEX([.D191]);BIN2HEX([.D190]);BIN2HEX([.D189]);BIN2HEX([.D188]);BIN2HEX([.D187]));&quot;&quot;))">
            <text:p/>
          </table:table-cell>
          <table:table-cell table:formula="of:=IF(OR([.E185]=&quot;W_TX_PAYLOAD&quot;;AND([.G185]&lt;&gt;&quot;&quot;;[.E186]=&quot;&quot;));BIN2HEX([.D186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0588800000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187];&quot; &quot;;&quot;&quot;)" office:value-type="string" office:string-value="00001110" calcext:value-type="string">
            <text:p>00001110</text:p>
          </table:table-cell>
          <table:table-cell table:style-name="ce6" table:formula="of:=IF([.B187]=[.B186];&quot;&quot;;VLOOKUP([.D187];[$Spec.A$1:$Spec.B$1048576];2;0))">
            <text:p/>
          </table:table-cell>
          <table:table-cell table:style-name="ce6" table:formula="of:=IF([.E187]=&quot;W_REGISTER (RF_CH)&quot;;BIN2DEC([.D188]);IF([.E187]=&quot;W_REGISTER (TX_ADDR)&quot;;CONCATENATE(&quot;0x&quot;;BIN2HEX([.D192]);BIN2HEX([.D191]);BIN2HEX([.D190]);BIN2HEX([.D189]);BIN2HEX([.D188]));&quot;&quot;))">
            <text:p/>
          </table:table-cell>
          <table:table-cell table:formula="of:=IF(OR([.E186]=&quot;W_TX_PAYLOAD&quot;;AND([.G186]&lt;&gt;&quot;&quot;;[.E187]=&quot;&quot;));BIN2HEX([.D18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309938400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188];&quot; &quot;;&quot;&quot;)" office:value-type="string" office:string-value="00000111" calcext:value-type="string">
            <text:p>00000111</text:p>
          </table:table-cell>
          <table:table-cell table:style-name="ce6" table:formula="of:=IF([.B188]=[.B187];&quot;&quot;;VLOOKUP([.D188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188]=&quot;W_REGISTER (RF_CH)&quot;;BIN2DEC([.D189]);IF([.E188]=&quot;W_REGISTER (TX_ADDR)&quot;;CONCATENATE(&quot;0x&quot;;BIN2HEX([.D193]);BIN2HEX([.D192]);BIN2HEX([.D191]);BIN2HEX([.D190]);BIN2HEX([.D189]));&quot;&quot;))">
            <text:p/>
          </table:table-cell>
          <table:table-cell table:formula="of:=IF(OR([.E187]=&quot;W_TX_PAYLOAD&quot;;AND([.G187]&lt;&gt;&quot;&quot;;[.E188]=&quot;&quot;));BIN2HEX([.D188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321085600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189];&quot; &quot;;&quot;&quot;)" office:value-type="string" office:string-value="11111111" calcext:value-type="string">
            <text:p>11111111</text:p>
          </table:table-cell>
          <table:table-cell table:style-name="ce6" table:formula="of:=IF([.B189]=[.B188];&quot;&quot;;VLOOKUP([.D189];[$Spec.A$1:$Spec.B$1048576];2;0))">
            <text:p/>
          </table:table-cell>
          <table:table-cell table:style-name="ce6" table:formula="of:=IF([.E189]=&quot;W_REGISTER (RF_CH)&quot;;BIN2DEC([.D190]);IF([.E189]=&quot;W_REGISTER (TX_ADDR)&quot;;CONCATENATE(&quot;0x&quot;;BIN2HEX([.D194]);BIN2HEX([.D193]);BIN2HEX([.D192]);BIN2HEX([.D191]);BIN2HEX([.D190]));&quot;&quot;))">
            <text:p/>
          </table:table-cell>
          <table:table-cell table:formula="of:=IF(OR([.E188]=&quot;W_TX_PAYLOAD&quot;;AND([.G188]&lt;&gt;&quot;&quot;;[.E189]=&quot;&quot;));BIN2HEX([.D189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3344232000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90];&quot; &quot;;&quot;&quot;)" office:value-type="string" office:string-value="11100001" calcext:value-type="string">
            <text:p>11100001</text:p>
          </table:table-cell>
          <table:table-cell table:style-name="ce6" table:formula="of:=IF([.B190]=[.B189];&quot;&quot;;VLOOKUP([.D190];[$Spec.A$1:$Spec.B$1048576];2;0))" office:value-type="string" office:string-value="FLUSH_RX" calcext:value-type="string">
            <text:p>FLUSH_RX</text:p>
          </table:table-cell>
          <table:table-cell table:style-name="ce6" table:formula="of:=IF([.E190]=&quot;W_REGISTER (RF_CH)&quot;;BIN2DEC([.D191]);IF([.E190]=&quot;W_REGISTER (TX_ADDR)&quot;;CONCATENATE(&quot;0x&quot;;BIN2HEX([.D195]);BIN2HEX([.D194]);BIN2HEX([.D193]);BIN2HEX([.D192]);BIN2HEX([.D191]));&quot;&quot;))">
            <text:p/>
          </table:table-cell>
          <table:table-cell table:formula="of:=IF(OR([.E189]=&quot;W_TX_PAYLOAD&quot;;AND([.G189]&lt;&gt;&quot;&quot;;[.E190]=&quot;&quot;));BIN2HEX([.D190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347262400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191];&quot; &quot;;&quot;&quot;)" office:value-type="string" office:string-value="00100111" calcext:value-type="string">
            <text:p>00100111</text:p>
          </table:table-cell>
          <table:table-cell table:style-name="ce6" table:formula="of:=IF([.B191]=[.B190];&quot;&quot;;VLOOKUP([.D191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191]=&quot;W_REGISTER (RF_CH)&quot;;BIN2DEC([.D192]);IF([.E191]=&quot;W_REGISTER (TX_ADDR)&quot;;CONCATENATE(&quot;0x&quot;;BIN2HEX([.D196]);BIN2HEX([.D195]);BIN2HEX([.D194]);BIN2HEX([.D193]);BIN2HEX([.D192]));&quot;&quot;))">
            <text:p/>
          </table:table-cell>
          <table:table-cell table:formula="of:=IF(OR([.E190]=&quot;W_TX_PAYLOAD&quot;;AND([.G190]&lt;&gt;&quot;&quot;;[.E191]=&quot;&quot;));BIN2HEX([.D191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358908000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192];&quot; &quot;;&quot;&quot;)" office:value-type="string" office:string-value="01110000" calcext:value-type="string">
            <text:p>01110000</text:p>
          </table:table-cell>
          <table:table-cell table:style-name="ce6" table:formula="of:=IF([.B192]=[.B191];&quot;&quot;;VLOOKUP([.D192];[$Spec.A$1:$Spec.B$1048576];2;0))">
            <text:p/>
          </table:table-cell>
          <table:table-cell table:style-name="ce6" table:formula="of:=IF([.E192]=&quot;W_REGISTER (RF_CH)&quot;;BIN2DEC([.D193]);IF([.E192]=&quot;W_REGISTER (TX_ADDR)&quot;;CONCATENATE(&quot;0x&quot;;BIN2HEX([.D197]);BIN2HEX([.D196]);BIN2HEX([.D195]);BIN2HEX([.D194]);BIN2HEX([.D193]));&quot;&quot;))">
            <text:p/>
          </table:table-cell>
          <table:table-cell table:formula="of:=IF(OR([.E191]=&quot;W_TX_PAYLOAD&quot;;AND([.G191]&lt;&gt;&quot;&quot;;[.E192]=&quot;&quot;));BIN2HEX([.D19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3738376000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0010 <text:s/>0101</text:p>
          </table:table-cell>
          <table:table-cell table:style-name="ce4" table:formula="of:=SUBSTITUTE([.C193];&quot; &quot;;&quot;&quot;)" office:value-type="string" office:string-value="00100101" calcext:value-type="string">
            <text:p>00100101</text:p>
          </table:table-cell>
          <table:table-cell table:style-name="ce6" table:formula="of:=IF([.B193]=[.B192];&quot;&quot;;VLOOKUP([.D193];[$Spec.A$1:$Spec.B$1048576];2;0))" office:value-type="string" office:string-value="W_REGISTER (RF_CH)" calcext:value-type="string">
            <text:p>W_REGISTER (RF_CH)</text:p>
          </table:table-cell>
          <table:table-cell table:style-name="ce6" table:formula="of:=IF([.E193]=&quot;W_REGISTER (RF_CH)&quot;;BIN2DEC([.D194]);IF([.E193]=&quot;W_REGISTER (TX_ADDR)&quot;;CONCATENATE(&quot;0x&quot;;BIN2HEX([.D198]);BIN2HEX([.D197]);BIN2HEX([.D196]);BIN2HEX([.D195]);BIN2HEX([.D194]));&quot;&quot;))" office:value-type="float" office:value="56" calcext:value-type="float">
            <text:p>56</text:p>
          </table:table-cell>
          <table:table-cell table:formula="of:=IF(OR([.E192]=&quot;W_TX_PAYLOAD&quot;;AND([.G192]&lt;&gt;&quot;&quot;;[.E193]=&quot;&quot;));BIN2HEX([.D19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53854824000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0011 <text:s/>1000</text:p>
          </table:table-cell>
          <table:table-cell table:style-name="ce4" table:formula="of:=SUBSTITUTE([.C194];&quot; &quot;;&quot;&quot;)" office:value-type="string" office:string-value="00111000" calcext:value-type="string">
            <text:p>00111000</text:p>
          </table:table-cell>
          <table:table-cell table:style-name="ce6" table:formula="of:=IF([.B194]=[.B193];&quot;&quot;;VLOOKUP([.D194];[$Spec.A$1:$Spec.B$1048576];2;0))">
            <text:p/>
          </table:table-cell>
          <table:table-cell table:style-name="ce6" table:formula="of:=IF([.E194]=&quot;W_REGISTER (RF_CH)&quot;;BIN2DEC([.D195]);IF([.E194]=&quot;W_REGISTER (TX_ADDR)&quot;;CONCATENATE(&quot;0x&quot;;BIN2HEX([.D199]);BIN2HEX([.D198]);BIN2HEX([.D197]);BIN2HEX([.D196]);BIN2HEX([.D195]));&quot;&quot;))">
            <text:p/>
          </table:table-cell>
          <table:table-cell table:formula="of:=IF(OR([.E193]=&quot;W_TX_PAYLOAD&quot;;AND([.G193]&lt;&gt;&quot;&quot;;[.E194]=&quot;&quot;));BIN2HEX([.D19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3983216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195];&quot; &quot;;&quot;&quot;)" office:value-type="string" office:string-value="11100001" calcext:value-type="string">
            <text:p>11100001</text:p>
          </table:table-cell>
          <table:table-cell table:style-name="ce6" table:formula="of:=IF([.B195]=[.B194];&quot;&quot;;VLOOKUP([.D195];[$Spec.A$1:$Spec.B$1048576];2;0))" office:value-type="string" office:string-value="FLUSH_RX" calcext:value-type="string">
            <text:p>FLUSH_RX</text:p>
          </table:table-cell>
          <table:table-cell table:style-name="ce6" table:formula="of:=IF([.E195]=&quot;W_REGISTER (RF_CH)&quot;;BIN2DEC([.D196]);IF([.E195]=&quot;W_REGISTER (TX_ADDR)&quot;;CONCATENATE(&quot;0x&quot;;BIN2HEX([.D200]);BIN2HEX([.D199]);BIN2HEX([.D198]);BIN2HEX([.D197]);BIN2HEX([.D196]));&quot;&quot;))">
            <text:p/>
          </table:table-cell>
          <table:table-cell table:formula="of:=IF(OR([.E194]=&quot;W_TX_PAYLOAD&quot;;AND([.G194]&lt;&gt;&quot;&quot;;[.E195]=&quot;&quot;));BIN2HEX([.D19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54118576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196];&quot; &quot;;&quot;&quot;)" office:value-type="string" office:string-value="10100000" calcext:value-type="string">
            <text:p>10100000</text:p>
          </table:table-cell>
          <table:table-cell table:style-name="ce6" table:formula="of:=IF([.B196]=[.B195];&quot;&quot;;VLOOKUP([.D196];[$Spec.A$1:$Spec.B$1048576];2;0))" office:value-type="string" office:string-value="W_TX_PAYLOAD" calcext:value-type="string">
            <text:p>W_TX_PAYLOAD</text:p>
          </table:table-cell>
          <table:table-cell table:style-name="ce6" table:formula="of:=IF([.E196]=&quot;W_REGISTER (RF_CH)&quot;;BIN2DEC([.D197]);IF([.E196]=&quot;W_REGISTER (TX_ADDR)&quot;;CONCATENATE(&quot;0x&quot;;BIN2HEX([.D201]);BIN2HEX([.D200]);BIN2HEX([.D199]);BIN2HEX([.D198]);BIN2HEX([.D197]));&quot;&quot;))">
            <text:p/>
          </table:table-cell>
          <table:table-cell table:formula="of:=IF(OR([.E195]=&quot;W_TX_PAYLOAD&quot;;AND([.G195]&lt;&gt;&quot;&quot;;[.E196]=&quot;&quot;));BIN2HEX([.D19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54235016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197];&quot; &quot;;&quot;&quot;)" office:value-type="string" office:string-value="11000100" calcext:value-type="string">
            <text:p>11000100</text:p>
          </table:table-cell>
          <table:table-cell table:style-name="ce6" table:formula="of:=IF([.B197]=[.B196];&quot;&quot;;VLOOKUP([.D197];[$Spec.A$1:$Spec.B$1048576];2;0))">
            <text:p/>
          </table:table-cell>
          <table:table-cell table:style-name="ce6" table:formula="of:=IF([.E197]=&quot;W_REGISTER (RF_CH)&quot;;BIN2DEC([.D198]);IF([.E197]=&quot;W_REGISTER (TX_ADDR)&quot;;CONCATENATE(&quot;0x&quot;;BIN2HEX([.D202]);BIN2HEX([.D201]);BIN2HEX([.D200]);BIN2HEX([.D199]);BIN2HEX([.D198]));&quot;&quot;))">
            <text:p/>
          </table:table-cell>
          <table:table-cell table:formula="of:=IF(OR([.E196]=&quot;W_TX_PAYLOAD&quot;;AND([.G196]&lt;&gt;&quot;&quot;;[.E197]=&quot;&quot;));BIN2HEX([.D197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351464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198];&quot; &quot;;&quot;&quot;)" office:value-type="string" office:string-value="00000000" calcext:value-type="string">
            <text:p>00000000</text:p>
          </table:table-cell>
          <table:table-cell table:style-name="ce6" table:formula="of:=IF([.B198]=[.B197];&quot;&quot;;VLOOKUP([.D198];[$Spec.A$1:$Spec.B$1048576];2;0))">
            <text:p/>
          </table:table-cell>
          <table:table-cell table:style-name="ce6" table:formula="of:=IF([.E198]=&quot;W_REGISTER (RF_CH)&quot;;BIN2DEC([.D199]);IF([.E198]=&quot;W_REGISTER (TX_ADDR)&quot;;CONCATENATE(&quot;0x&quot;;BIN2HEX([.D203]);BIN2HEX([.D202]);BIN2HEX([.D201]);BIN2HEX([.D200]);BIN2HEX([.D199]));&quot;&quot;))">
            <text:p/>
          </table:table-cell>
          <table:table-cell table:formula="of:=IF(OR([.E197]=&quot;W_TX_PAYLOAD&quot;;AND([.G197]&lt;&gt;&quot;&quot;;[.E198]=&quot;&quot;));BIN2HEX([.D198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467904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199];&quot; &quot;;&quot;&quot;)" office:value-type="string" office:string-value="10000100" calcext:value-type="string">
            <text:p>10000100</text:p>
          </table:table-cell>
          <table:table-cell table:style-name="ce6" table:formula="of:=IF([.B199]=[.B198];&quot;&quot;;VLOOKUP([.D199];[$Spec.A$1:$Spec.B$1048576];2;0))">
            <text:p/>
          </table:table-cell>
          <table:table-cell table:style-name="ce6" table:formula="of:=IF([.E199]=&quot;W_REGISTER (RF_CH)&quot;;BIN2DEC([.D200]);IF([.E199]=&quot;W_REGISTER (TX_ADDR)&quot;;CONCATENATE(&quot;0x&quot;;BIN2HEX([.D204]);BIN2HEX([.D203]);BIN2HEX([.D202]);BIN2HEX([.D201]);BIN2HEX([.D200]));&quot;&quot;))">
            <text:p/>
          </table:table-cell>
          <table:table-cell table:formula="of:=IF(OR([.E198]=&quot;W_TX_PAYLOAD&quot;;AND([.G198]&lt;&gt;&quot;&quot;;[.E199]=&quot;&quot;));BIN2HEX([.D199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584344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00];&quot; &quot;;&quot;&quot;)" office:value-type="string" office:string-value="00100000" calcext:value-type="string">
            <text:p>00100000</text:p>
          </table:table-cell>
          <table:table-cell table:style-name="ce6" table:formula="of:=IF([.B200]=[.B199];&quot;&quot;;VLOOKUP([.D200];[$Spec.A$1:$Spec.B$1048576];2;0))">
            <text:p/>
          </table:table-cell>
          <table:table-cell table:style-name="ce6" table:formula="of:=IF([.E200]=&quot;W_REGISTER (RF_CH)&quot;;BIN2DEC([.D201]);IF([.E200]=&quot;W_REGISTER (TX_ADDR)&quot;;CONCATENATE(&quot;0x&quot;;BIN2HEX([.D205]);BIN2HEX([.D204]);BIN2HEX([.D203]);BIN2HEX([.D202]);BIN2HEX([.D201]));&quot;&quot;))">
            <text:p/>
          </table:table-cell>
          <table:table-cell table:formula="of:=IF(OR([.E199]=&quot;W_TX_PAYLOAD&quot;;AND([.G199]&lt;&gt;&quot;&quot;;[.E200]=&quot;&quot;));BIN2HEX([.D20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700784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201];&quot; &quot;;&quot;&quot;)" office:value-type="string" office:string-value="01100000" calcext:value-type="string">
            <text:p>01100000</text:p>
          </table:table-cell>
          <table:table-cell table:style-name="ce6" table:formula="of:=IF([.B201]=[.B200];&quot;&quot;;VLOOKUP([.D201];[$Spec.A$1:$Spec.B$1048576];2;0))">
            <text:p/>
          </table:table-cell>
          <table:table-cell table:style-name="ce6" table:formula="of:=IF([.E201]=&quot;W_REGISTER (RF_CH)&quot;;BIN2DEC([.D202]);IF([.E201]=&quot;W_REGISTER (TX_ADDR)&quot;;CONCATENATE(&quot;0x&quot;;BIN2HEX([.D206]);BIN2HEX([.D205]);BIN2HEX([.D204]);BIN2HEX([.D203]);BIN2HEX([.D202]));&quot;&quot;))">
            <text:p/>
          </table:table-cell>
          <table:table-cell table:formula="of:=IF(OR([.E200]=&quot;W_TX_PAYLOAD&quot;;AND([.G200]&lt;&gt;&quot;&quot;;[.E201]=&quot;&quot;));BIN2HEX([.D201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817232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02];&quot; &quot;;&quot;&quot;)" office:value-type="string" office:string-value="00100000" calcext:value-type="string">
            <text:p>00100000</text:p>
          </table:table-cell>
          <table:table-cell table:style-name="ce6" table:formula="of:=IF([.B202]=[.B201];&quot;&quot;;VLOOKUP([.D202];[$Spec.A$1:$Spec.B$1048576];2;0))">
            <text:p/>
          </table:table-cell>
          <table:table-cell table:style-name="ce6" table:formula="of:=IF([.E202]=&quot;W_REGISTER (RF_CH)&quot;;BIN2DEC([.D203]);IF([.E202]=&quot;W_REGISTER (TX_ADDR)&quot;;CONCATENATE(&quot;0x&quot;;BIN2HEX([.D207]);BIN2HEX([.D206]);BIN2HEX([.D205]);BIN2HEX([.D204]);BIN2HEX([.D203]));&quot;&quot;))">
            <text:p/>
          </table:table-cell>
          <table:table-cell table:formula="of:=IF(OR([.E201]=&quot;W_TX_PAYLOAD&quot;;AND([.G201]&lt;&gt;&quot;&quot;;[.E202]=&quot;&quot;));BIN2HEX([.D202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933672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03];&quot; &quot;;&quot;&quot;)" office:value-type="string" office:string-value="00100000" calcext:value-type="string">
            <text:p>00100000</text:p>
          </table:table-cell>
          <table:table-cell table:style-name="ce6" table:formula="of:=IF([.B203]=[.B202];&quot;&quot;;VLOOKUP([.D203];[$Spec.A$1:$Spec.B$1048576];2;0))">
            <text:p/>
          </table:table-cell>
          <table:table-cell table:style-name="ce6" table:formula="of:=IF([.E203]=&quot;W_REGISTER (RF_CH)&quot;;BIN2DEC([.D204]);IF([.E203]=&quot;W_REGISTER (TX_ADDR)&quot;;CONCATENATE(&quot;0x&quot;;BIN2HEX([.D208]);BIN2HEX([.D207]);BIN2HEX([.D206]);BIN2HEX([.D205]);BIN2HEX([.D204]));&quot;&quot;))">
            <text:p/>
          </table:table-cell>
          <table:table-cell table:formula="of:=IF(OR([.E202]=&quot;W_TX_PAYLOAD&quot;;AND([.G202]&lt;&gt;&quot;&quot;;[.E203]=&quot;&quot;));BIN2HEX([.D20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5050112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204];&quot; &quot;;&quot;&quot;)" office:value-type="string" office:string-value="00000100" calcext:value-type="string">
            <text:p>00000100</text:p>
          </table:table-cell>
          <table:table-cell table:style-name="ce6" table:formula="of:=IF([.B204]=[.B203];&quot;&quot;;VLOOKUP([.D204];[$Spec.A$1:$Spec.B$1048576];2;0))">
            <text:p/>
          </table:table-cell>
          <table:table-cell table:style-name="ce6" table:formula="of:=IF([.E204]=&quot;W_REGISTER (RF_CH)&quot;;BIN2DEC([.D205]);IF([.E204]=&quot;W_REGISTER (TX_ADDR)&quot;;CONCATENATE(&quot;0x&quot;;BIN2HEX([.D209]);BIN2HEX([.D208]);BIN2HEX([.D207]);BIN2HEX([.D206]);BIN2HEX([.D205]));&quot;&quot;))">
            <text:p/>
          </table:table-cell>
          <table:table-cell table:formula="of:=IF(OR([.E203]=&quot;W_TX_PAYLOAD&quot;;AND([.G203]&lt;&gt;&quot;&quot;;[.E204]=&quot;&quot;));BIN2HEX([.D204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520339200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05];&quot; &quot;;&quot;&quot;)" office:value-type="string" office:string-value="00100000" calcext:value-type="string">
            <text:p>00100000</text:p>
          </table:table-cell>
          <table:table-cell table:style-name="ce6" table:formula="of:=IF([.B205]=[.B204];&quot;&quot;;VLOOKUP([.D205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205]=&quot;W_REGISTER (RF_CH)&quot;;BIN2DEC([.D206]);IF([.E205]=&quot;W_REGISTER (TX_ADDR)&quot;;CONCATENATE(&quot;0x&quot;;BIN2HEX([.D210]);BIN2HEX([.D209]);BIN2HEX([.D208]);BIN2HEX([.D207]);BIN2HEX([.D206]));&quot;&quot;))">
            <text:p/>
          </table:table-cell>
          <table:table-cell table:formula="of:=IF(OR([.E204]=&quot;W_TX_PAYLOAD&quot;;AND([.G204]&lt;&gt;&quot;&quot;;[.E205]=&quot;&quot;));BIN2HEX([.D20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5531983200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206];&quot; &quot;;&quot;&quot;)" office:value-type="string" office:string-value="00001110" calcext:value-type="string">
            <text:p>00001110</text:p>
          </table:table-cell>
          <table:table-cell table:style-name="ce6" table:formula="of:=IF([.B206]=[.B205];&quot;&quot;;VLOOKUP([.D206];[$Spec.A$1:$Spec.B$1048576];2;0))">
            <text:p/>
          </table:table-cell>
          <table:table-cell table:style-name="ce6" table:formula="of:=IF([.E206]=&quot;W_REGISTER (RF_CH)&quot;;BIN2DEC([.D207]);IF([.E206]=&quot;W_REGISTER (TX_ADDR)&quot;;CONCATENATE(&quot;0x&quot;;BIN2HEX([.D211]);BIN2HEX([.D210]);BIN2HEX([.D209]);BIN2HEX([.D208]);BIN2HEX([.D207]));&quot;&quot;))">
            <text:p/>
          </table:table-cell>
          <table:table-cell table:formula="of:=IF(OR([.E205]=&quot;W_TX_PAYLOAD&quot;;AND([.G205]&lt;&gt;&quot;&quot;;[.E206]=&quot;&quot;));BIN2HEX([.D20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69778320000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207];&quot; &quot;;&quot;&quot;)" office:value-type="string" office:string-value="00000111" calcext:value-type="string">
            <text:p>00000111</text:p>
          </table:table-cell>
          <table:table-cell table:style-name="ce6" table:formula="of:=IF([.B207]=[.B206];&quot;&quot;;VLOOKUP([.D207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207]=&quot;W_REGISTER (RF_CH)&quot;;BIN2DEC([.D208]);IF([.E207]=&quot;W_REGISTER (TX_ADDR)&quot;;CONCATENATE(&quot;0x&quot;;BIN2HEX([.D212]);BIN2HEX([.D211]);BIN2HEX([.D210]);BIN2HEX([.D209]);BIN2HEX([.D208]));&quot;&quot;))">
            <text:p/>
          </table:table-cell>
          <table:table-cell table:formula="of:=IF(OR([.E206]=&quot;W_TX_PAYLOAD&quot;;AND([.G206]&lt;&gt;&quot;&quot;;[.E207]=&quot;&quot;));BIN2HEX([.D20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69889792000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208];&quot; &quot;;&quot;&quot;)" office:value-type="string" office:string-value="11111111" calcext:value-type="string">
            <text:p>11111111</text:p>
          </table:table-cell>
          <table:table-cell table:style-name="ce6" table:formula="of:=IF([.B208]=[.B207];&quot;&quot;;VLOOKUP([.D208];[$Spec.A$1:$Spec.B$1048576];2;0))">
            <text:p/>
          </table:table-cell>
          <table:table-cell table:style-name="ce6" table:formula="of:=IF([.E208]=&quot;W_REGISTER (RF_CH)&quot;;BIN2DEC([.D209]);IF([.E208]=&quot;W_REGISTER (TX_ADDR)&quot;;CONCATENATE(&quot;0x&quot;;BIN2HEX([.D213]);BIN2HEX([.D212]);BIN2HEX([.D211]);BIN2HEX([.D210]);BIN2HEX([.D209]));&quot;&quot;))">
            <text:p/>
          </table:table-cell>
          <table:table-cell table:formula="of:=IF(OR([.E207]=&quot;W_TX_PAYLOAD&quot;;AND([.G207]&lt;&gt;&quot;&quot;;[.E208]=&quot;&quot;));BIN2HEX([.D20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0022168000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09];&quot; &quot;;&quot;&quot;)" office:value-type="string" office:string-value="11100001" calcext:value-type="string">
            <text:p>11100001</text:p>
          </table:table-cell>
          <table:table-cell table:style-name="ce6" table:formula="of:=IF([.B209]=[.B208];&quot;&quot;;VLOOKUP([.D209];[$Spec.A$1:$Spec.B$1048576];2;0))" office:value-type="string" office:string-value="FLUSH_RX" calcext:value-type="string">
            <text:p>FLUSH_RX</text:p>
          </table:table-cell>
          <table:table-cell table:style-name="ce6" table:formula="of:=IF([.E209]=&quot;W_REGISTER (RF_CH)&quot;;BIN2DEC([.D210]);IF([.E209]=&quot;W_REGISTER (TX_ADDR)&quot;;CONCATENATE(&quot;0x&quot;;BIN2HEX([.D214]);BIN2HEX([.D213]);BIN2HEX([.D212]);BIN2HEX([.D211]);BIN2HEX([.D210]));&quot;&quot;))">
            <text:p/>
          </table:table-cell>
          <table:table-cell table:formula="of:=IF(OR([.E208]=&quot;W_TX_PAYLOAD&quot;;AND([.G208]&lt;&gt;&quot;&quot;;[.E209]=&quot;&quot;));BIN2HEX([.D209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70150560000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210];&quot; &quot;;&quot;&quot;)" office:value-type="string" office:string-value="00100111" calcext:value-type="string">
            <text:p>00100111</text:p>
          </table:table-cell>
          <table:table-cell table:style-name="ce6" table:formula="of:=IF([.B210]=[.B209];&quot;&quot;;VLOOKUP([.D210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210]=&quot;W_REGISTER (RF_CH)&quot;;BIN2DEC([.D211]);IF([.E210]=&quot;W_REGISTER (TX_ADDR)&quot;;CONCATENATE(&quot;0x&quot;;BIN2HEX([.D215]);BIN2HEX([.D214]);BIN2HEX([.D213]);BIN2HEX([.D212]);BIN2HEX([.D211]));&quot;&quot;))">
            <text:p/>
          </table:table-cell>
          <table:table-cell table:formula="of:=IF(OR([.E209]=&quot;W_TX_PAYLOAD&quot;;AND([.G209]&lt;&gt;&quot;&quot;;[.E210]=&quot;&quot;));BIN2HEX([.D210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70267008000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211];&quot; &quot;;&quot;&quot;)" office:value-type="string" office:string-value="01110000" calcext:value-type="string">
            <text:p>01110000</text:p>
          </table:table-cell>
          <table:table-cell table:style-name="ce6" table:formula="of:=IF([.B211]=[.B210];&quot;&quot;;VLOOKUP([.D211];[$Spec.A$1:$Spec.B$1048576];2;0))">
            <text:p/>
          </table:table-cell>
          <table:table-cell table:style-name="ce6" table:formula="of:=IF([.E211]=&quot;W_REGISTER (RF_CH)&quot;;BIN2DEC([.D212]);IF([.E211]=&quot;W_REGISTER (TX_ADDR)&quot;;CONCATENATE(&quot;0x&quot;;BIN2HEX([.D216]);BIN2HEX([.D215]);BIN2HEX([.D214]);BIN2HEX([.D213]);BIN2HEX([.D212]));&quot;&quot;))">
            <text:p/>
          </table:table-cell>
          <table:table-cell table:formula="of:=IF(OR([.E210]=&quot;W_TX_PAYLOAD&quot;;AND([.G210]&lt;&gt;&quot;&quot;;[.E211]=&quot;&quot;));BIN2HEX([.D211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04262640000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12];&quot; &quot;;&quot;&quot;)" office:value-type="string" office:string-value="11100001" calcext:value-type="string">
            <text:p>11100001</text:p>
          </table:table-cell>
          <table:table-cell table:style-name="ce6" table:formula="of:=IF([.B212]=[.B211];&quot;&quot;;VLOOKUP([.D212];[$Spec.A$1:$Spec.B$1048576];2;0))" office:value-type="string" office:string-value="FLUSH_RX" calcext:value-type="string">
            <text:p>FLUSH_RX</text:p>
          </table:table-cell>
          <table:table-cell table:style-name="ce6" table:formula="of:=IF([.E212]=&quot;W_REGISTER (RF_CH)&quot;;BIN2DEC([.D213]);IF([.E212]=&quot;W_REGISTER (TX_ADDR)&quot;;CONCATENATE(&quot;0x&quot;;BIN2HEX([.D217]);BIN2HEX([.D216]);BIN2HEX([.D215]);BIN2HEX([.D214]);BIN2HEX([.D213]));&quot;&quot;))">
            <text:p/>
          </table:table-cell>
          <table:table-cell table:formula="of:=IF(OR([.E211]=&quot;W_TX_PAYLOAD&quot;;AND([.G211]&lt;&gt;&quot;&quot;;[.E212]=&quot;&quot;));BIN2HEX([.D21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0545704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213];&quot; &quot;;&quot;&quot;)" office:value-type="string" office:string-value="10100000" calcext:value-type="string">
            <text:p>10100000</text:p>
          </table:table-cell>
          <table:table-cell table:style-name="ce6" table:formula="of:=IF([.B213]=[.B212];&quot;&quot;;VLOOKUP([.D213];[$Spec.A$1:$Spec.B$1048576];2;0))" office:value-type="string" office:string-value="W_TX_PAYLOAD" calcext:value-type="string">
            <text:p>W_TX_PAYLOAD</text:p>
          </table:table-cell>
          <table:table-cell table:style-name="ce6" table:formula="of:=IF([.E213]=&quot;W_REGISTER (RF_CH)&quot;;BIN2DEC([.D214]);IF([.E213]=&quot;W_REGISTER (TX_ADDR)&quot;;CONCATENATE(&quot;0x&quot;;BIN2HEX([.D218]);BIN2HEX([.D217]);BIN2HEX([.D216]);BIN2HEX([.D215]);BIN2HEX([.D214]));&quot;&quot;))">
            <text:p/>
          </table:table-cell>
          <table:table-cell table:formula="of:=IF(OR([.E212]=&quot;W_TX_PAYLOAD&quot;;AND([.G212]&lt;&gt;&quot;&quot;;[.E213]=&quot;&quot;));BIN2HEX([.D21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0662152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214];&quot; &quot;;&quot;&quot;)" office:value-type="string" office:string-value="11000100" calcext:value-type="string">
            <text:p>11000100</text:p>
          </table:table-cell>
          <table:table-cell table:style-name="ce6" table:formula="of:=IF([.B214]=[.B213];&quot;&quot;;VLOOKUP([.D214];[$Spec.A$1:$Spec.B$1048576];2;0))">
            <text:p/>
          </table:table-cell>
          <table:table-cell table:style-name="ce6" table:formula="of:=IF([.E214]=&quot;W_REGISTER (RF_CH)&quot;;BIN2DEC([.D215]);IF([.E214]=&quot;W_REGISTER (TX_ADDR)&quot;;CONCATENATE(&quot;0x&quot;;BIN2HEX([.D219]);BIN2HEX([.D218]);BIN2HEX([.D217]);BIN2HEX([.D216]);BIN2HEX([.D215]));&quot;&quot;))">
            <text:p/>
          </table:table-cell>
          <table:table-cell table:formula="of:=IF(OR([.E213]=&quot;W_TX_PAYLOAD&quot;;AND([.G213]&lt;&gt;&quot;&quot;;[.E214]=&quot;&quot;));BIN2HEX([.D214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0778600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215];&quot; &quot;;&quot;&quot;)" office:value-type="string" office:string-value="00000000" calcext:value-type="string">
            <text:p>00000000</text:p>
          </table:table-cell>
          <table:table-cell table:style-name="ce6" table:formula="of:=IF([.B215]=[.B214];&quot;&quot;;VLOOKUP([.D215];[$Spec.A$1:$Spec.B$1048576];2;0))">
            <text:p/>
          </table:table-cell>
          <table:table-cell table:style-name="ce6" table:formula="of:=IF([.E215]=&quot;W_REGISTER (RF_CH)&quot;;BIN2DEC([.D216]);IF([.E215]=&quot;W_REGISTER (TX_ADDR)&quot;;CONCATENATE(&quot;0x&quot;;BIN2HEX([.D220]);BIN2HEX([.D219]);BIN2HEX([.D218]);BIN2HEX([.D217]);BIN2HEX([.D216]));&quot;&quot;))">
            <text:p/>
          </table:table-cell>
          <table:table-cell table:formula="of:=IF(OR([.E214]=&quot;W_TX_PAYLOAD&quot;;AND([.G214]&lt;&gt;&quot;&quot;;[.E215]=&quot;&quot;));BIN2HEX([.D215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0895040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216];&quot; &quot;;&quot;&quot;)" office:value-type="string" office:string-value="10000100" calcext:value-type="string">
            <text:p>10000100</text:p>
          </table:table-cell>
          <table:table-cell table:style-name="ce6" table:formula="of:=IF([.B216]=[.B215];&quot;&quot;;VLOOKUP([.D216];[$Spec.A$1:$Spec.B$1048576];2;0))">
            <text:p/>
          </table:table-cell>
          <table:table-cell table:style-name="ce6" table:formula="of:=IF([.E216]=&quot;W_REGISTER (RF_CH)&quot;;BIN2DEC([.D217]);IF([.E216]=&quot;W_REGISTER (TX_ADDR)&quot;;CONCATENATE(&quot;0x&quot;;BIN2HEX([.D221]);BIN2HEX([.D220]);BIN2HEX([.D219]);BIN2HEX([.D218]);BIN2HEX([.D217]));&quot;&quot;))">
            <text:p/>
          </table:table-cell>
          <table:table-cell table:formula="of:=IF(OR([.E215]=&quot;W_TX_PAYLOAD&quot;;AND([.G215]&lt;&gt;&quot;&quot;;[.E216]=&quot;&quot;));BIN2HEX([.D216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011488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17];&quot; &quot;;&quot;&quot;)" office:value-type="string" office:string-value="00100000" calcext:value-type="string">
            <text:p>00100000</text:p>
          </table:table-cell>
          <table:table-cell table:style-name="ce6" table:formula="of:=IF([.B217]=[.B216];&quot;&quot;;VLOOKUP([.D217];[$Spec.A$1:$Spec.B$1048576];2;0))">
            <text:p/>
          </table:table-cell>
          <table:table-cell table:style-name="ce6" table:formula="of:=IF([.E217]=&quot;W_REGISTER (RF_CH)&quot;;BIN2DEC([.D218]);IF([.E217]=&quot;W_REGISTER (TX_ADDR)&quot;;CONCATENATE(&quot;0x&quot;;BIN2HEX([.D222]);BIN2HEX([.D221]);BIN2HEX([.D220]);BIN2HEX([.D219]);BIN2HEX([.D218]));&quot;&quot;))">
            <text:p/>
          </table:table-cell>
          <table:table-cell table:formula="of:=IF(OR([.E216]=&quot;W_TX_PAYLOAD&quot;;AND([.G216]&lt;&gt;&quot;&quot;;[.E217]=&quot;&quot;));BIN2HEX([.D21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127928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218];&quot; &quot;;&quot;&quot;)" office:value-type="string" office:string-value="01100000" calcext:value-type="string">
            <text:p>01100000</text:p>
          </table:table-cell>
          <table:table-cell table:style-name="ce6" table:formula="of:=IF([.B218]=[.B217];&quot;&quot;;VLOOKUP([.D218];[$Spec.A$1:$Spec.B$1048576];2;0))">
            <text:p/>
          </table:table-cell>
          <table:table-cell table:style-name="ce6" table:formula="of:=IF([.E218]=&quot;W_REGISTER (RF_CH)&quot;;BIN2DEC([.D219]);IF([.E218]=&quot;W_REGISTER (TX_ADDR)&quot;;CONCATENATE(&quot;0x&quot;;BIN2HEX([.D223]);BIN2HEX([.D222]);BIN2HEX([.D221]);BIN2HEX([.D220]);BIN2HEX([.D219]));&quot;&quot;))">
            <text:p/>
          </table:table-cell>
          <table:table-cell table:formula="of:=IF(OR([.E217]=&quot;W_TX_PAYLOAD&quot;;AND([.G217]&lt;&gt;&quot;&quot;;[.E218]=&quot;&quot;));BIN2HEX([.D218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244376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19];&quot; &quot;;&quot;&quot;)" office:value-type="string" office:string-value="00100000" calcext:value-type="string">
            <text:p>00100000</text:p>
          </table:table-cell>
          <table:table-cell table:style-name="ce6" table:formula="of:=IF([.B219]=[.B218];&quot;&quot;;VLOOKUP([.D219];[$Spec.A$1:$Spec.B$1048576];2;0))">
            <text:p/>
          </table:table-cell>
          <table:table-cell table:style-name="ce6" table:formula="of:=IF([.E219]=&quot;W_REGISTER (RF_CH)&quot;;BIN2DEC([.D220]);IF([.E219]=&quot;W_REGISTER (TX_ADDR)&quot;;CONCATENATE(&quot;0x&quot;;BIN2HEX([.D224]);BIN2HEX([.D223]);BIN2HEX([.D222]);BIN2HEX([.D221]);BIN2HEX([.D220]));&quot;&quot;))">
            <text:p/>
          </table:table-cell>
          <table:table-cell table:formula="of:=IF(OR([.E218]=&quot;W_TX_PAYLOAD&quot;;AND([.G218]&lt;&gt;&quot;&quot;;[.E219]=&quot;&quot;));BIN2HEX([.D219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360824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20];&quot; &quot;;&quot;&quot;)" office:value-type="string" office:string-value="00100000" calcext:value-type="string">
            <text:p>00100000</text:p>
          </table:table-cell>
          <table:table-cell table:style-name="ce6" table:formula="of:=IF([.B220]=[.B219];&quot;&quot;;VLOOKUP([.D220];[$Spec.A$1:$Spec.B$1048576];2;0))">
            <text:p/>
          </table:table-cell>
          <table:table-cell table:style-name="ce6" table:formula="of:=IF([.E220]=&quot;W_REGISTER (RF_CH)&quot;;BIN2DEC([.D221]);IF([.E220]=&quot;W_REGISTER (TX_ADDR)&quot;;CONCATENATE(&quot;0x&quot;;BIN2HEX([.D225]);BIN2HEX([.D224]);BIN2HEX([.D223]);BIN2HEX([.D222]);BIN2HEX([.D221]));&quot;&quot;))">
            <text:p/>
          </table:table-cell>
          <table:table-cell table:formula="of:=IF(OR([.E219]=&quot;W_TX_PAYLOAD&quot;;AND([.G219]&lt;&gt;&quot;&quot;;[.E220]=&quot;&quot;));BIN2HEX([.D22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493200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221];&quot; &quot;;&quot;&quot;)" office:value-type="string" office:string-value="00000100" calcext:value-type="string">
            <text:p>00000100</text:p>
          </table:table-cell>
          <table:table-cell table:style-name="ce6" table:formula="of:=IF([.B221]=[.B220];&quot;&quot;;VLOOKUP([.D221];[$Spec.A$1:$Spec.B$1048576];2;0))">
            <text:p/>
          </table:table-cell>
          <table:table-cell table:style-name="ce6" table:formula="of:=IF([.E221]=&quot;W_REGISTER (RF_CH)&quot;;BIN2DEC([.D222]);IF([.E221]=&quot;W_REGISTER (TX_ADDR)&quot;;CONCATENATE(&quot;0x&quot;;BIN2HEX([.D226]);BIN2HEX([.D225]);BIN2HEX([.D224]);BIN2HEX([.D223]);BIN2HEX([.D222]));&quot;&quot;))">
            <text:p/>
          </table:table-cell>
          <table:table-cell table:formula="of:=IF(OR([.E220]=&quot;W_TX_PAYLOAD&quot;;AND([.G220]&lt;&gt;&quot;&quot;;[.E221]=&quot;&quot;));BIN2HEX([.D221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619600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22];&quot; &quot;;&quot;&quot;)" office:value-type="string" office:string-value="00100000" calcext:value-type="string">
            <text:p>00100000</text:p>
          </table:table-cell>
          <table:table-cell table:style-name="ce6" table:formula="of:=IF([.B222]=[.B221];&quot;&quot;;VLOOKUP([.D222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222]=&quot;W_REGISTER (RF_CH)&quot;;BIN2DEC([.D223]);IF([.E222]=&quot;W_REGISTER (TX_ADDR)&quot;;CONCATENATE(&quot;0x&quot;;BIN2HEX([.D227]);BIN2HEX([.D226]);BIN2HEX([.D225]);BIN2HEX([.D224]);BIN2HEX([.D223]));&quot;&quot;))">
            <text:p/>
          </table:table-cell>
          <table:table-cell table:formula="of:=IF(OR([.E221]=&quot;W_TX_PAYLOAD&quot;;AND([.G221]&lt;&gt;&quot;&quot;;[.E222]=&quot;&quot;));BIN2HEX([.D22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1736040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223];&quot; &quot;;&quot;&quot;)" office:value-type="string" office:string-value="00001110" calcext:value-type="string">
            <text:p>00001110</text:p>
          </table:table-cell>
          <table:table-cell table:style-name="ce6" table:formula="of:=IF([.B223]=[.B222];&quot;&quot;;VLOOKUP([.D223];[$Spec.A$1:$Spec.B$1048576];2;0))">
            <text:p/>
          </table:table-cell>
          <table:table-cell table:style-name="ce6" table:formula="of:=IF([.E223]=&quot;W_REGISTER (RF_CH)&quot;;BIN2DEC([.D224]);IF([.E223]=&quot;W_REGISTER (TX_ADDR)&quot;;CONCATENATE(&quot;0x&quot;;BIN2HEX([.D228]);BIN2HEX([.D227]);BIN2HEX([.D226]);BIN2HEX([.D225]);BIN2HEX([.D224]));&quot;&quot;))">
            <text:p/>
          </table:table-cell>
          <table:table-cell table:formula="of:=IF(OR([.E222]=&quot;W_TX_PAYLOAD&quot;;AND([.G222]&lt;&gt;&quot;&quot;;[.E223]=&quot;&quot;));BIN2HEX([.D22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4505432000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224];&quot; &quot;;&quot;&quot;)" office:value-type="string" office:string-value="00000111" calcext:value-type="string">
            <text:p>00000111</text:p>
          </table:table-cell>
          <table:table-cell table:style-name="ce6" table:formula="of:=IF([.B224]=[.B223];&quot;&quot;;VLOOKUP([.D224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224]=&quot;W_REGISTER (RF_CH)&quot;;BIN2DEC([.D225]);IF([.E224]=&quot;W_REGISTER (TX_ADDR)&quot;;CONCATENATE(&quot;0x&quot;;BIN2HEX([.D229]);BIN2HEX([.D228]);BIN2HEX([.D227]);BIN2HEX([.D226]);BIN2HEX([.D225]));&quot;&quot;))">
            <text:p/>
          </table:table-cell>
          <table:table-cell table:formula="of:=IF(OR([.E223]=&quot;W_TX_PAYLOAD&quot;;AND([.G223]&lt;&gt;&quot;&quot;;[.E224]=&quot;&quot;));BIN2HEX([.D22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4616904000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225];&quot; &quot;;&quot;&quot;)" office:value-type="string" office:string-value="11111111" calcext:value-type="string">
            <text:p>11111111</text:p>
          </table:table-cell>
          <table:table-cell table:style-name="ce6" table:formula="of:=IF([.B225]=[.B224];&quot;&quot;;VLOOKUP([.D225];[$Spec.A$1:$Spec.B$1048576];2;0))">
            <text:p/>
          </table:table-cell>
          <table:table-cell table:style-name="ce6" table:formula="of:=IF([.E225]=&quot;W_REGISTER (RF_CH)&quot;;BIN2DEC([.D226]);IF([.E225]=&quot;W_REGISTER (TX_ADDR)&quot;;CONCATENATE(&quot;0x&quot;;BIN2HEX([.D230]);BIN2HEX([.D229]);BIN2HEX([.D228]);BIN2HEX([.D227]);BIN2HEX([.D226]));&quot;&quot;))">
            <text:p/>
          </table:table-cell>
          <table:table-cell table:formula="of:=IF(OR([.E224]=&quot;W_TX_PAYLOAD&quot;;AND([.G224]&lt;&gt;&quot;&quot;;[.E225]=&quot;&quot;));BIN2HEX([.D22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47492800000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26];&quot; &quot;;&quot;&quot;)" office:value-type="string" office:string-value="11100001" calcext:value-type="string">
            <text:p>11100001</text:p>
          </table:table-cell>
          <table:table-cell table:style-name="ce6" table:formula="of:=IF([.B226]=[.B225];&quot;&quot;;VLOOKUP([.D226];[$Spec.A$1:$Spec.B$1048576];2;0))" office:value-type="string" office:string-value="FLUSH_RX" calcext:value-type="string">
            <text:p>FLUSH_RX</text:p>
          </table:table-cell>
          <table:table-cell table:style-name="ce6" table:formula="of:=IF([.E226]=&quot;W_REGISTER (RF_CH)&quot;;BIN2DEC([.D227]);IF([.E226]=&quot;W_REGISTER (TX_ADDR)&quot;;CONCATENATE(&quot;0x&quot;;BIN2HEX([.D231]);BIN2HEX([.D230]);BIN2HEX([.D229]);BIN2HEX([.D228]);BIN2HEX([.D227]));&quot;&quot;))">
            <text:p/>
          </table:table-cell>
          <table:table-cell table:formula="of:=IF(OR([.E225]=&quot;W_TX_PAYLOAD&quot;;AND([.G225]&lt;&gt;&quot;&quot;;[.E226]=&quot;&quot;));BIN2HEX([.D22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4877672000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227];&quot; &quot;;&quot;&quot;)" office:value-type="string" office:string-value="00100111" calcext:value-type="string">
            <text:p>00100111</text:p>
          </table:table-cell>
          <table:table-cell table:style-name="ce6" table:formula="of:=IF([.B227]=[.B226];&quot;&quot;;VLOOKUP([.D227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227]=&quot;W_REGISTER (RF_CH)&quot;;BIN2DEC([.D228]);IF([.E227]=&quot;W_REGISTER (TX_ADDR)&quot;;CONCATENATE(&quot;0x&quot;;BIN2HEX([.D232]);BIN2HEX([.D231]);BIN2HEX([.D230]);BIN2HEX([.D229]);BIN2HEX([.D228]));&quot;&quot;))">
            <text:p/>
          </table:table-cell>
          <table:table-cell table:formula="of:=IF(OR([.E226]=&quot;W_TX_PAYLOAD&quot;;AND([.G226]&lt;&gt;&quot;&quot;;[.E227]=&quot;&quot;));BIN2HEX([.D22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4994128000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228];&quot; &quot;;&quot;&quot;)" office:value-type="string" office:string-value="01110000" calcext:value-type="string">
            <text:p>01110000</text:p>
          </table:table-cell>
          <table:table-cell table:style-name="ce6" table:formula="of:=IF([.B228]=[.B227];&quot;&quot;;VLOOKUP([.D228];[$Spec.A$1:$Spec.B$1048576];2;0))">
            <text:p/>
          </table:table-cell>
          <table:table-cell table:style-name="ce6" table:formula="of:=IF([.E228]=&quot;W_REGISTER (RF_CH)&quot;;BIN2DEC([.D229]);IF([.E228]=&quot;W_REGISTER (TX_ADDR)&quot;;CONCATENATE(&quot;0x&quot;;BIN2HEX([.D233]);BIN2HEX([.D232]);BIN2HEX([.D231]);BIN2HEX([.D230]);BIN2HEX([.D229]));&quot;&quot;))">
            <text:p/>
          </table:table-cell>
          <table:table-cell table:formula="of:=IF(OR([.E227]=&quot;W_TX_PAYLOAD&quot;;AND([.G227]&lt;&gt;&quot;&quot;;[.E228]=&quot;&quot;));BIN2HEX([.D228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132480000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29];&quot; &quot;;&quot;&quot;)" office:value-type="string" office:string-value="11100001" calcext:value-type="string">
            <text:p>11100001</text:p>
          </table:table-cell>
          <table:table-cell table:style-name="ce6" table:formula="of:=IF([.B229]=[.B228];&quot;&quot;;VLOOKUP([.D229];[$Spec.A$1:$Spec.B$1048576];2;0))" office:value-type="string" office:string-value="FLUSH_RX" calcext:value-type="string">
            <text:p>FLUSH_RX</text:p>
          </table:table-cell>
          <table:table-cell table:style-name="ce6" table:formula="of:=IF([.E229]=&quot;W_REGISTER (RF_CH)&quot;;BIN2DEC([.D230]);IF([.E229]=&quot;W_REGISTER (TX_ADDR)&quot;;CONCATENATE(&quot;0x&quot;;BIN2HEX([.D234]);BIN2HEX([.D233]);BIN2HEX([.D232]);BIN2HEX([.D231]);BIN2HEX([.D230]));&quot;&quot;))">
            <text:p/>
          </table:table-cell>
          <table:table-cell table:formula="of:=IF(OR([.E228]=&quot;W_TX_PAYLOAD&quot;;AND([.G228]&lt;&gt;&quot;&quot;;[.E229]=&quot;&quot;));BIN2HEX([.D22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5251904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230];&quot; &quot;;&quot;&quot;)" office:value-type="string" office:string-value="10100000" calcext:value-type="string">
            <text:p>10100000</text:p>
          </table:table-cell>
          <table:table-cell table:style-name="ce6" table:formula="of:=IF([.B230]=[.B229];&quot;&quot;;VLOOKUP([.D230];[$Spec.A$1:$Spec.B$1048576];2;0))" office:value-type="string" office:string-value="W_TX_PAYLOAD" calcext:value-type="string">
            <text:p>W_TX_PAYLOAD</text:p>
          </table:table-cell>
          <table:table-cell table:style-name="ce6" table:formula="of:=IF([.E230]=&quot;W_REGISTER (RF_CH)&quot;;BIN2DEC([.D231]);IF([.E230]=&quot;W_REGISTER (TX_ADDR)&quot;;CONCATENATE(&quot;0x&quot;;BIN2HEX([.D235]);BIN2HEX([.D234]);BIN2HEX([.D233]);BIN2HEX([.D232]);BIN2HEX([.D231]));&quot;&quot;))">
            <text:p/>
          </table:table-cell>
          <table:table-cell table:formula="of:=IF(OR([.E229]=&quot;W_TX_PAYLOAD&quot;;AND([.G229]&lt;&gt;&quot;&quot;;[.E230]=&quot;&quot;));BIN2HEX([.D23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536835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231];&quot; &quot;;&quot;&quot;)" office:value-type="string" office:string-value="11000100" calcext:value-type="string">
            <text:p>11000100</text:p>
          </table:table-cell>
          <table:table-cell table:style-name="ce6" table:formula="of:=IF([.B231]=[.B230];&quot;&quot;;VLOOKUP([.D231];[$Spec.A$1:$Spec.B$1048576];2;0))">
            <text:p/>
          </table:table-cell>
          <table:table-cell table:style-name="ce6" table:formula="of:=IF([.E231]=&quot;W_REGISTER (RF_CH)&quot;;BIN2DEC([.D232]);IF([.E231]=&quot;W_REGISTER (TX_ADDR)&quot;;CONCATENATE(&quot;0x&quot;;BIN2HEX([.D236]);BIN2HEX([.D235]);BIN2HEX([.D234]);BIN2HEX([.D233]);BIN2HEX([.D232]));&quot;&quot;))">
            <text:p/>
          </table:table-cell>
          <table:table-cell table:formula="of:=IF(OR([.E230]=&quot;W_TX_PAYLOAD&quot;;AND([.G230]&lt;&gt;&quot;&quot;;[.E231]=&quot;&quot;));BIN2HEX([.D231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51167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232];&quot; &quot;;&quot;&quot;)" office:value-type="string" office:string-value="00000000" calcext:value-type="string">
            <text:p>00000000</text:p>
          </table:table-cell>
          <table:table-cell table:style-name="ce6" table:formula="of:=IF([.B232]=[.B231];&quot;&quot;;VLOOKUP([.D232];[$Spec.A$1:$Spec.B$1048576];2;0))">
            <text:p/>
          </table:table-cell>
          <table:table-cell table:style-name="ce6" table:formula="of:=IF([.E232]=&quot;W_REGISTER (RF_CH)&quot;;BIN2DEC([.D233]);IF([.E232]=&quot;W_REGISTER (TX_ADDR)&quot;;CONCATENATE(&quot;0x&quot;;BIN2HEX([.D237]);BIN2HEX([.D236]);BIN2HEX([.D235]);BIN2HEX([.D234]);BIN2HEX([.D233]));&quot;&quot;))">
            <text:p/>
          </table:table-cell>
          <table:table-cell table:formula="of:=IF(OR([.E231]=&quot;W_TX_PAYLOAD&quot;;AND([.G231]&lt;&gt;&quot;&quot;;[.E232]=&quot;&quot;));BIN2HEX([.D232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62811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233];&quot; &quot;;&quot;&quot;)" office:value-type="string" office:string-value="10000100" calcext:value-type="string">
            <text:p>10000100</text:p>
          </table:table-cell>
          <table:table-cell table:style-name="ce6" table:formula="of:=IF([.B233]=[.B232];&quot;&quot;;VLOOKUP([.D233];[$Spec.A$1:$Spec.B$1048576];2;0))">
            <text:p/>
          </table:table-cell>
          <table:table-cell table:style-name="ce6" table:formula="of:=IF([.E233]=&quot;W_REGISTER (RF_CH)&quot;;BIN2DEC([.D234]);IF([.E233]=&quot;W_REGISTER (TX_ADDR)&quot;;CONCATENATE(&quot;0x&quot;;BIN2HEX([.D238]);BIN2HEX([.D237]);BIN2HEX([.D236]);BIN2HEX([.D235]);BIN2HEX([.D234]));&quot;&quot;))">
            <text:p/>
          </table:table-cell>
          <table:table-cell table:formula="of:=IF(OR([.E232]=&quot;W_TX_PAYLOAD&quot;;AND([.G232]&lt;&gt;&quot;&quot;;[.E233]=&quot;&quot;));BIN2HEX([.D233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74455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34];&quot; &quot;;&quot;&quot;)" office:value-type="string" office:string-value="00100000" calcext:value-type="string">
            <text:p>00100000</text:p>
          </table:table-cell>
          <table:table-cell table:style-name="ce6" table:formula="of:=IF([.B234]=[.B233];&quot;&quot;;VLOOKUP([.D234];[$Spec.A$1:$Spec.B$1048576];2;0))">
            <text:p/>
          </table:table-cell>
          <table:table-cell table:style-name="ce6" table:formula="of:=IF([.E234]=&quot;W_REGISTER (RF_CH)&quot;;BIN2DEC([.D235]);IF([.E234]=&quot;W_REGISTER (TX_ADDR)&quot;;CONCATENATE(&quot;0x&quot;;BIN2HEX([.D239]);BIN2HEX([.D238]);BIN2HEX([.D237]);BIN2HEX([.D236]);BIN2HEX([.D235]));&quot;&quot;))">
            <text:p/>
          </table:table-cell>
          <table:table-cell table:formula="of:=IF(OR([.E233]=&quot;W_TX_PAYLOAD&quot;;AND([.G233]&lt;&gt;&quot;&quot;;[.E234]=&quot;&quot;));BIN2HEX([.D23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86099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235];&quot; &quot;;&quot;&quot;)" office:value-type="string" office:string-value="01100000" calcext:value-type="string">
            <text:p>01100000</text:p>
          </table:table-cell>
          <table:table-cell table:style-name="ce6" table:formula="of:=IF([.B235]=[.B234];&quot;&quot;;VLOOKUP([.D235];[$Spec.A$1:$Spec.B$1048576];2;0))">
            <text:p/>
          </table:table-cell>
          <table:table-cell table:style-name="ce6" table:formula="of:=IF([.E235]=&quot;W_REGISTER (RF_CH)&quot;;BIN2DEC([.D236]);IF([.E235]=&quot;W_REGISTER (TX_ADDR)&quot;;CONCATENATE(&quot;0x&quot;;BIN2HEX([.D240]);BIN2HEX([.D239]);BIN2HEX([.D238]);BIN2HEX([.D237]);BIN2HEX([.D236]));&quot;&quot;))">
            <text:p/>
          </table:table-cell>
          <table:table-cell table:formula="of:=IF(OR([.E234]=&quot;W_TX_PAYLOAD&quot;;AND([.G234]&lt;&gt;&quot;&quot;;[.E235]=&quot;&quot;));BIN2HEX([.D235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977440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36];&quot; &quot;;&quot;&quot;)" office:value-type="string" office:string-value="00100000" calcext:value-type="string">
            <text:p>00100000</text:p>
          </table:table-cell>
          <table:table-cell table:style-name="ce6" table:formula="of:=IF([.B236]=[.B235];&quot;&quot;;VLOOKUP([.D236];[$Spec.A$1:$Spec.B$1048576];2;0))">
            <text:p/>
          </table:table-cell>
          <table:table-cell table:style-name="ce6" table:formula="of:=IF([.E236]=&quot;W_REGISTER (RF_CH)&quot;;BIN2DEC([.D237]);IF([.E236]=&quot;W_REGISTER (TX_ADDR)&quot;;CONCATENATE(&quot;0x&quot;;BIN2HEX([.D241]);BIN2HEX([.D240]);BIN2HEX([.D239]);BIN2HEX([.D238]);BIN2HEX([.D237]));&quot;&quot;))">
            <text:p/>
          </table:table-cell>
          <table:table-cell table:formula="of:=IF(OR([.E235]=&quot;W_TX_PAYLOAD&quot;;AND([.G235]&lt;&gt;&quot;&quot;;[.E236]=&quot;&quot;));BIN2HEX([.D236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6093880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37];&quot; &quot;;&quot;&quot;)" office:value-type="string" office:string-value="00100000" calcext:value-type="string">
            <text:p>00100000</text:p>
          </table:table-cell>
          <table:table-cell table:style-name="ce6" table:formula="of:=IF([.B237]=[.B236];&quot;&quot;;VLOOKUP([.D237];[$Spec.A$1:$Spec.B$1048576];2;0))">
            <text:p/>
          </table:table-cell>
          <table:table-cell table:style-name="ce6" table:formula="of:=IF([.E237]=&quot;W_REGISTER (RF_CH)&quot;;BIN2DEC([.D238]);IF([.E237]=&quot;W_REGISTER (TX_ADDR)&quot;;CONCATENATE(&quot;0x&quot;;BIN2HEX([.D242]);BIN2HEX([.D241]);BIN2HEX([.D240]);BIN2HEX([.D239]);BIN2HEX([.D238]));&quot;&quot;))">
            <text:p/>
          </table:table-cell>
          <table:table-cell table:formula="of:=IF(OR([.E236]=&quot;W_TX_PAYLOAD&quot;;AND([.G236]&lt;&gt;&quot;&quot;;[.E237]=&quot;&quot;));BIN2HEX([.D23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6210328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238];&quot; &quot;;&quot;&quot;)" office:value-type="string" office:string-value="00000100" calcext:value-type="string">
            <text:p>00000100</text:p>
          </table:table-cell>
          <table:table-cell table:style-name="ce6" table:formula="of:=IF([.B238]=[.B237];&quot;&quot;;VLOOKUP([.D238];[$Spec.A$1:$Spec.B$1048576];2;0))">
            <text:p/>
          </table:table-cell>
          <table:table-cell table:style-name="ce6" table:formula="of:=IF([.E238]=&quot;W_REGISTER (RF_CH)&quot;;BIN2DEC([.D239]);IF([.E238]=&quot;W_REGISTER (TX_ADDR)&quot;;CONCATENATE(&quot;0x&quot;;BIN2HEX([.D243]);BIN2HEX([.D242]);BIN2HEX([.D241]);BIN2HEX([.D240]);BIN2HEX([.D239]));&quot;&quot;))">
            <text:p/>
          </table:table-cell>
          <table:table-cell table:formula="of:=IF(OR([.E237]=&quot;W_TX_PAYLOAD&quot;;AND([.G237]&lt;&gt;&quot;&quot;;[.E238]=&quot;&quot;));BIN2HEX([.D238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6336728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39];&quot; &quot;;&quot;&quot;)" office:value-type="string" office:string-value="00100000" calcext:value-type="string">
            <text:p>00100000</text:p>
          </table:table-cell>
          <table:table-cell table:style-name="ce6" table:formula="of:=IF([.B239]=[.B238];&quot;&quot;;VLOOKUP([.D239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239]=&quot;W_REGISTER (RF_CH)&quot;;BIN2DEC([.D240]);IF([.E239]=&quot;W_REGISTER (TX_ADDR)&quot;;CONCATENATE(&quot;0x&quot;;BIN2HEX([.D244]);BIN2HEX([.D243]);BIN2HEX([.D242]);BIN2HEX([.D241]);BIN2HEX([.D240]));&quot;&quot;))">
            <text:p/>
          </table:table-cell>
          <table:table-cell table:formula="of:=IF(OR([.E238]=&quot;W_TX_PAYLOAD&quot;;AND([.G238]&lt;&gt;&quot;&quot;;[.E239]=&quot;&quot;));BIN2HEX([.D23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6453176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240];&quot; &quot;;&quot;&quot;)" office:value-type="string" office:string-value="00001110" calcext:value-type="string">
            <text:p>00001110</text:p>
          </table:table-cell>
          <table:table-cell table:style-name="ce6" table:formula="of:=IF([.B240]=[.B239];&quot;&quot;;VLOOKUP([.D240];[$Spec.A$1:$Spec.B$1048576];2;0))">
            <text:p/>
          </table:table-cell>
          <table:table-cell table:style-name="ce6" table:formula="of:=IF([.E240]=&quot;W_REGISTER (RF_CH)&quot;;BIN2DEC([.D241]);IF([.E240]=&quot;W_REGISTER (TX_ADDR)&quot;;CONCATENATE(&quot;0x&quot;;BIN2HEX([.D245]);BIN2HEX([.D244]);BIN2HEX([.D243]);BIN2HEX([.D242]);BIN2HEX([.D241]));&quot;&quot;))">
            <text:p/>
          </table:table-cell>
          <table:table-cell table:formula="of:=IF(OR([.E239]=&quot;W_TX_PAYLOAD&quot;;AND([.G239]&lt;&gt;&quot;&quot;;[.E240]=&quot;&quot;));BIN2HEX([.D24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0456952000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241];&quot; &quot;;&quot;&quot;)" office:value-type="string" office:string-value="00000111" calcext:value-type="string">
            <text:p>00000111</text:p>
          </table:table-cell>
          <table:table-cell table:style-name="ce6" table:formula="of:=IF([.B241]=[.B240];&quot;&quot;;VLOOKUP([.D241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241]=&quot;W_REGISTER (RF_CH)&quot;;BIN2DEC([.D242]);IF([.E241]=&quot;W_REGISTER (TX_ADDR)&quot;;CONCATENATE(&quot;0x&quot;;BIN2HEX([.D246]);BIN2HEX([.D245]);BIN2HEX([.D244]);BIN2HEX([.D243]);BIN2HEX([.D242]));&quot;&quot;))">
            <text:p/>
          </table:table-cell>
          <table:table-cell table:formula="of:=IF(OR([.E240]=&quot;W_TX_PAYLOAD&quot;;AND([.G240]&lt;&gt;&quot;&quot;;[.E241]=&quot;&quot;));BIN2HEX([.D24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0568432000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242];&quot; &quot;;&quot;&quot;)" office:value-type="string" office:string-value="11111111" calcext:value-type="string">
            <text:p>11111111</text:p>
          </table:table-cell>
          <table:table-cell table:style-name="ce6" table:formula="of:=IF([.B242]=[.B241];&quot;&quot;;VLOOKUP([.D242];[$Spec.A$1:$Spec.B$1048576];2;0))">
            <text:p/>
          </table:table-cell>
          <table:table-cell table:style-name="ce6" table:formula="of:=IF([.E242]=&quot;W_REGISTER (RF_CH)&quot;;BIN2DEC([.D243]);IF([.E242]=&quot;W_REGISTER (TX_ADDR)&quot;;CONCATENATE(&quot;0x&quot;;BIN2HEX([.D247]);BIN2HEX([.D246]);BIN2HEX([.D245]);BIN2HEX([.D244]);BIN2HEX([.D243]));&quot;&quot;))">
            <text:p/>
          </table:table-cell>
          <table:table-cell table:formula="of:=IF(OR([.E241]=&quot;W_TX_PAYLOAD&quot;;AND([.G241]&lt;&gt;&quot;&quot;;[.E242]=&quot;&quot;));BIN2HEX([.D24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07008080000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43];&quot; &quot;;&quot;&quot;)" office:value-type="string" office:string-value="11100001" calcext:value-type="string">
            <text:p>11100001</text:p>
          </table:table-cell>
          <table:table-cell table:style-name="ce6" table:formula="of:=IF([.B243]=[.B242];&quot;&quot;;VLOOKUP([.D243];[$Spec.A$1:$Spec.B$1048576];2;0))" office:value-type="string" office:string-value="FLUSH_RX" calcext:value-type="string">
            <text:p>FLUSH_RX</text:p>
          </table:table-cell>
          <table:table-cell table:style-name="ce6" table:formula="of:=IF([.E243]=&quot;W_REGISTER (RF_CH)&quot;;BIN2DEC([.D244]);IF([.E243]=&quot;W_REGISTER (TX_ADDR)&quot;;CONCATENATE(&quot;0x&quot;;BIN2HEX([.D248]);BIN2HEX([.D247]);BIN2HEX([.D246]);BIN2HEX([.D245]);BIN2HEX([.D244]));&quot;&quot;))">
            <text:p/>
          </table:table-cell>
          <table:table-cell table:formula="of:=IF(OR([.E242]=&quot;W_TX_PAYLOAD&quot;;AND([.G242]&lt;&gt;&quot;&quot;;[.E243]=&quot;&quot;));BIN2HEX([.D24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0845136000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244];&quot; &quot;;&quot;&quot;)" office:value-type="string" office:string-value="00100111" calcext:value-type="string">
            <text:p>00100111</text:p>
          </table:table-cell>
          <table:table-cell table:style-name="ce6" table:formula="of:=IF([.B244]=[.B243];&quot;&quot;;VLOOKUP([.D244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244]=&quot;W_REGISTER (RF_CH)&quot;;BIN2DEC([.D245]);IF([.E244]=&quot;W_REGISTER (TX_ADDR)&quot;;CONCATENATE(&quot;0x&quot;;BIN2HEX([.D249]);BIN2HEX([.D248]);BIN2HEX([.D247]);BIN2HEX([.D246]);BIN2HEX([.D245]));&quot;&quot;))">
            <text:p/>
          </table:table-cell>
          <table:table-cell table:formula="of:=IF(OR([.E243]=&quot;W_TX_PAYLOAD&quot;;AND([.G243]&lt;&gt;&quot;&quot;;[.E244]=&quot;&quot;));BIN2HEX([.D24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0961576000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245];&quot; &quot;;&quot;&quot;)" office:value-type="string" office:string-value="01110000" calcext:value-type="string">
            <text:p>01110000</text:p>
          </table:table-cell>
          <table:table-cell table:style-name="ce6" table:formula="of:=IF([.B245]=[.B244];&quot;&quot;;VLOOKUP([.D245];[$Spec.A$1:$Spec.B$1048576];2;0))">
            <text:p/>
          </table:table-cell>
          <table:table-cell table:style-name="ce6" table:formula="of:=IF([.E245]=&quot;W_REGISTER (RF_CH)&quot;;BIN2DEC([.D246]);IF([.E245]=&quot;W_REGISTER (TX_ADDR)&quot;;CONCATENATE(&quot;0x&quot;;BIN2HEX([.D250]);BIN2HEX([.D249]);BIN2HEX([.D248]);BIN2HEX([.D247]);BIN2HEX([.D246]));&quot;&quot;))">
            <text:p/>
          </table:table-cell>
          <table:table-cell table:formula="of:=IF(OR([.E244]=&quot;W_TX_PAYLOAD&quot;;AND([.G244]&lt;&gt;&quot;&quot;;[.E245]=&quot;&quot;));BIN2HEX([.D245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1048960000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46];&quot; &quot;;&quot;&quot;)" office:value-type="string" office:string-value="11100001" calcext:value-type="string">
            <text:p>11100001</text:p>
          </table:table-cell>
          <table:table-cell table:style-name="ce6" table:formula="of:=IF([.B246]=[.B245];&quot;&quot;;VLOOKUP([.D246];[$Spec.A$1:$Spec.B$1048576];2;0))" office:value-type="string" office:string-value="FLUSH_RX" calcext:value-type="string">
            <text:p>FLUSH_RX</text:p>
          </table:table-cell>
          <table:table-cell table:style-name="ce6" table:formula="of:=IF([.E246]=&quot;W_REGISTER (RF_CH)&quot;;BIN2DEC([.D247]);IF([.E246]=&quot;W_REGISTER (TX_ADDR)&quot;;CONCATENATE(&quot;0x&quot;;BIN2HEX([.D251]);BIN2HEX([.D250]);BIN2HEX([.D249]);BIN2HEX([.D248]);BIN2HEX([.D247]));&quot;&quot;))">
            <text:p/>
          </table:table-cell>
          <table:table-cell table:formula="of:=IF(OR([.E245]=&quot;W_TX_PAYLOAD&quot;;AND([.G245]&lt;&gt;&quot;&quot;;[.E246]=&quot;&quot;));BIN2HEX([.D24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1224328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247];&quot; &quot;;&quot;&quot;)" office:value-type="string" office:string-value="10100000" calcext:value-type="string">
            <text:p>10100000</text:p>
          </table:table-cell>
          <table:table-cell table:style-name="ce6" table:formula="of:=IF([.B247]=[.B246];&quot;&quot;;VLOOKUP([.D247];[$Spec.A$1:$Spec.B$1048576];2;0))" office:value-type="string" office:string-value="W_TX_PAYLOAD" calcext:value-type="string">
            <text:p>W_TX_PAYLOAD</text:p>
          </table:table-cell>
          <table:table-cell table:style-name="ce6" table:formula="of:=IF([.E247]=&quot;W_REGISTER (RF_CH)&quot;;BIN2DEC([.D248]);IF([.E247]=&quot;W_REGISTER (TX_ADDR)&quot;;CONCATENATE(&quot;0x&quot;;BIN2HEX([.D252]);BIN2HEX([.D251]);BIN2HEX([.D250]);BIN2HEX([.D249]);BIN2HEX([.D248]));&quot;&quot;))">
            <text:p/>
          </table:table-cell>
          <table:table-cell table:formula="of:=IF(OR([.E246]=&quot;W_TX_PAYLOAD&quot;;AND([.G246]&lt;&gt;&quot;&quot;;[.E247]=&quot;&quot;));BIN2HEX([.D24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1340776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248];&quot; &quot;;&quot;&quot;)" office:value-type="string" office:string-value="11000100" calcext:value-type="string">
            <text:p>11000100</text:p>
          </table:table-cell>
          <table:table-cell table:style-name="ce6" table:formula="of:=IF([.B248]=[.B247];&quot;&quot;;VLOOKUP([.D248];[$Spec.A$1:$Spec.B$1048576];2;0))">
            <text:p/>
          </table:table-cell>
          <table:table-cell table:style-name="ce6" table:formula="of:=IF([.E248]=&quot;W_REGISTER (RF_CH)&quot;;BIN2DEC([.D249]);IF([.E248]=&quot;W_REGISTER (TX_ADDR)&quot;;CONCATENATE(&quot;0x&quot;;BIN2HEX([.D253]);BIN2HEX([.D252]);BIN2HEX([.D251]);BIN2HEX([.D250]);BIN2HEX([.D249]));&quot;&quot;))">
            <text:p/>
          </table:table-cell>
          <table:table-cell table:formula="of:=IF(OR([.E247]=&quot;W_TX_PAYLOAD&quot;;AND([.G247]&lt;&gt;&quot;&quot;;[.E248]=&quot;&quot;));BIN2HEX([.D248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457224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249];&quot; &quot;;&quot;&quot;)" office:value-type="string" office:string-value="00000000" calcext:value-type="string">
            <text:p>00000000</text:p>
          </table:table-cell>
          <table:table-cell table:style-name="ce6" table:formula="of:=IF([.B249]=[.B248];&quot;&quot;;VLOOKUP([.D249];[$Spec.A$1:$Spec.B$1048576];2;0))">
            <text:p/>
          </table:table-cell>
          <table:table-cell table:style-name="ce6" table:formula="of:=IF([.E249]=&quot;W_REGISTER (RF_CH)&quot;;BIN2DEC([.D250]);IF([.E249]=&quot;W_REGISTER (TX_ADDR)&quot;;CONCATENATE(&quot;0x&quot;;BIN2HEX([.D254]);BIN2HEX([.D253]);BIN2HEX([.D252]);BIN2HEX([.D251]);BIN2HEX([.D250]));&quot;&quot;))">
            <text:p/>
          </table:table-cell>
          <table:table-cell table:formula="of:=IF(OR([.E248]=&quot;W_TX_PAYLOAD&quot;;AND([.G248]&lt;&gt;&quot;&quot;;[.E249]=&quot;&quot;));BIN2HEX([.D249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573664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250];&quot; &quot;;&quot;&quot;)" office:value-type="string" office:string-value="10000100" calcext:value-type="string">
            <text:p>10000100</text:p>
          </table:table-cell>
          <table:table-cell table:style-name="ce6" table:formula="of:=IF([.B250]=[.B249];&quot;&quot;;VLOOKUP([.D250];[$Spec.A$1:$Spec.B$1048576];2;0))">
            <text:p/>
          </table:table-cell>
          <table:table-cell table:style-name="ce6" table:formula="of:=IF([.E250]=&quot;W_REGISTER (RF_CH)&quot;;BIN2DEC([.D251]);IF([.E250]=&quot;W_REGISTER (TX_ADDR)&quot;;CONCATENATE(&quot;0x&quot;;BIN2HEX([.D255]);BIN2HEX([.D254]);BIN2HEX([.D253]);BIN2HEX([.D252]);BIN2HEX([.D251]));&quot;&quot;))">
            <text:p/>
          </table:table-cell>
          <table:table-cell table:formula="of:=IF(OR([.E249]=&quot;W_TX_PAYLOAD&quot;;AND([.G249]&lt;&gt;&quot;&quot;;[.E250]=&quot;&quot;));BIN2HEX([.D250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690112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51];&quot; &quot;;&quot;&quot;)" office:value-type="string" office:string-value="00100000" calcext:value-type="string">
            <text:p>00100000</text:p>
          </table:table-cell>
          <table:table-cell table:style-name="ce6" table:formula="of:=IF([.B251]=[.B250];&quot;&quot;;VLOOKUP([.D251];[$Spec.A$1:$Spec.B$1048576];2;0))">
            <text:p/>
          </table:table-cell>
          <table:table-cell table:style-name="ce6" table:formula="of:=IF([.E251]=&quot;W_REGISTER (RF_CH)&quot;;BIN2DEC([.D252]);IF([.E251]=&quot;W_REGISTER (TX_ADDR)&quot;;CONCATENATE(&quot;0x&quot;;BIN2HEX([.D256]);BIN2HEX([.D255]);BIN2HEX([.D254]);BIN2HEX([.D253]);BIN2HEX([.D252]));&quot;&quot;))">
            <text:p/>
          </table:table-cell>
          <table:table-cell table:formula="of:=IF(OR([.E250]=&quot;W_TX_PAYLOAD&quot;;AND([.G250]&lt;&gt;&quot;&quot;;[.E251]=&quot;&quot;));BIN2HEX([.D251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822480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252];&quot; &quot;;&quot;&quot;)" office:value-type="string" office:string-value="01100000" calcext:value-type="string">
            <text:p>01100000</text:p>
          </table:table-cell>
          <table:table-cell table:style-name="ce6" table:formula="of:=IF([.B252]=[.B251];&quot;&quot;;VLOOKUP([.D252];[$Spec.A$1:$Spec.B$1048576];2;0))">
            <text:p/>
          </table:table-cell>
          <table:table-cell table:style-name="ce6" table:formula="of:=IF([.E252]=&quot;W_REGISTER (RF_CH)&quot;;BIN2DEC([.D253]);IF([.E252]=&quot;W_REGISTER (TX_ADDR)&quot;;CONCATENATE(&quot;0x&quot;;BIN2HEX([.D257]);BIN2HEX([.D256]);BIN2HEX([.D255]);BIN2HEX([.D254]);BIN2HEX([.D253]));&quot;&quot;))">
            <text:p/>
          </table:table-cell>
          <table:table-cell table:formula="of:=IF(OR([.E251]=&quot;W_TX_PAYLOAD&quot;;AND([.G251]&lt;&gt;&quot;&quot;;[.E252]=&quot;&quot;));BIN2HEX([.D252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938928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53];&quot; &quot;;&quot;&quot;)" office:value-type="string" office:string-value="00100000" calcext:value-type="string">
            <text:p>00100000</text:p>
          </table:table-cell>
          <table:table-cell table:style-name="ce6" table:formula="of:=IF([.B253]=[.B252];&quot;&quot;;VLOOKUP([.D253];[$Spec.A$1:$Spec.B$1048576];2;0))">
            <text:p/>
          </table:table-cell>
          <table:table-cell table:style-name="ce6" table:formula="of:=IF([.E253]=&quot;W_REGISTER (RF_CH)&quot;;BIN2DEC([.D254]);IF([.E253]=&quot;W_REGISTER (TX_ADDR)&quot;;CONCATENATE(&quot;0x&quot;;BIN2HEX([.D258]);BIN2HEX([.D257]);BIN2HEX([.D256]);BIN2HEX([.D255]);BIN2HEX([.D254]));&quot;&quot;))">
            <text:p/>
          </table:table-cell>
          <table:table-cell table:formula="of:=IF(OR([.E252]=&quot;W_TX_PAYLOAD&quot;;AND([.G252]&lt;&gt;&quot;&quot;;[.E253]=&quot;&quot;));BIN2HEX([.D25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2055376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54];&quot; &quot;;&quot;&quot;)" office:value-type="string" office:string-value="00100000" calcext:value-type="string">
            <text:p>00100000</text:p>
          </table:table-cell>
          <table:table-cell table:style-name="ce6" table:formula="of:=IF([.B254]=[.B253];&quot;&quot;;VLOOKUP([.D254];[$Spec.A$1:$Spec.B$1048576];2;0))">
            <text:p/>
          </table:table-cell>
          <table:table-cell table:style-name="ce6" table:formula="of:=IF([.E254]=&quot;W_REGISTER (RF_CH)&quot;;BIN2DEC([.D255]);IF([.E254]=&quot;W_REGISTER (TX_ADDR)&quot;;CONCATENATE(&quot;0x&quot;;BIN2HEX([.D259]);BIN2HEX([.D258]);BIN2HEX([.D257]);BIN2HEX([.D256]);BIN2HEX([.D255]));&quot;&quot;))">
            <text:p/>
          </table:table-cell>
          <table:table-cell table:formula="of:=IF(OR([.E253]=&quot;W_TX_PAYLOAD&quot;;AND([.G253]&lt;&gt;&quot;&quot;;[.E254]=&quot;&quot;));BIN2HEX([.D25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2171816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255];&quot; &quot;;&quot;&quot;)" office:value-type="string" office:string-value="00000100" calcext:value-type="string">
            <text:p>00000100</text:p>
          </table:table-cell>
          <table:table-cell table:style-name="ce6" table:formula="of:=IF([.B255]=[.B254];&quot;&quot;;VLOOKUP([.D255];[$Spec.A$1:$Spec.B$1048576];2;0))">
            <text:p/>
          </table:table-cell>
          <table:table-cell table:style-name="ce6" table:formula="of:=IF([.E255]=&quot;W_REGISTER (RF_CH)&quot;;BIN2DEC([.D256]);IF([.E255]=&quot;W_REGISTER (TX_ADDR)&quot;;CONCATENATE(&quot;0x&quot;;BIN2HEX([.D260]);BIN2HEX([.D259]);BIN2HEX([.D258]);BIN2HEX([.D257]);BIN2HEX([.D256]));&quot;&quot;))">
            <text:p/>
          </table:table-cell>
          <table:table-cell table:formula="of:=IF(OR([.E254]=&quot;W_TX_PAYLOAD&quot;;AND([.G254]&lt;&gt;&quot;&quot;;[.E255]=&quot;&quot;));BIN2HEX([.D255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2298216000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56];&quot; &quot;;&quot;&quot;)" office:value-type="string" office:string-value="00100000" calcext:value-type="string">
            <text:p>00100000</text:p>
          </table:table-cell>
          <table:table-cell table:style-name="ce6" table:formula="of:=IF([.B256]=[.B255];&quot;&quot;;VLOOKUP([.D256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256]=&quot;W_REGISTER (RF_CH)&quot;;BIN2DEC([.D257]);IF([.E256]=&quot;W_REGISTER (TX_ADDR)&quot;;CONCATENATE(&quot;0x&quot;;BIN2HEX([.D261]);BIN2HEX([.D260]);BIN2HEX([.D259]);BIN2HEX([.D258]);BIN2HEX([.D257]));&quot;&quot;))">
            <text:p/>
          </table:table-cell>
          <table:table-cell table:formula="of:=IF(OR([.E255]=&quot;W_TX_PAYLOAD&quot;;AND([.G255]&lt;&gt;&quot;&quot;;[.E256]=&quot;&quot;));BIN2HEX([.D25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2414664000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000 <text:s/>1110</text:p>
          </table:table-cell>
          <table:table-cell table:style-name="ce4" table:formula="of:=SUBSTITUTE([.C257];&quot; &quot;;&quot;&quot;)" office:value-type="string" office:string-value="00001110" calcext:value-type="string">
            <text:p>00001110</text:p>
          </table:table-cell>
          <table:table-cell table:style-name="ce6" table:formula="of:=IF([.B257]=[.B256];&quot;&quot;;VLOOKUP([.D257];[$Spec.A$1:$Spec.B$1048576];2;0))">
            <text:p/>
          </table:table-cell>
          <table:table-cell table:style-name="ce6" table:formula="of:=IF([.E257]=&quot;W_REGISTER (RF_CH)&quot;;BIN2DEC([.D258]);IF([.E257]=&quot;W_REGISTER (TX_ADDR)&quot;;CONCATENATE(&quot;0x&quot;;BIN2HEX([.D262]);BIN2HEX([.D261]);BIN2HEX([.D260]);BIN2HEX([.D259]);BIN2HEX([.D258]));&quot;&quot;))">
            <text:p/>
          </table:table-cell>
          <table:table-cell table:formula="of:=IF(OR([.E256]=&quot;W_TX_PAYLOAD&quot;;AND([.G256]&lt;&gt;&quot;&quot;;[.E257]=&quot;&quot;));BIN2HEX([.D25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4925256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000 <text:s/>0111</text:p>
          </table:table-cell>
          <table:table-cell table:style-name="ce4" table:formula="of:=SUBSTITUTE([.C258];&quot; &quot;;&quot;&quot;)" office:value-type="string" office:string-value="00000111" calcext:value-type="string">
            <text:p>00000111</text:p>
          </table:table-cell>
          <table:table-cell table:style-name="ce6" table:formula="of:=IF([.B258]=[.B257];&quot;&quot;;VLOOKUP([.D258];[$Spec.A$1:$Spec.B$1048576];2;0))" office:value-type="string" office:string-value="R_REGISTER (STATUS)" calcext:value-type="string">
            <text:p>R_REGISTER (STATUS)</text:p>
          </table:table-cell>
          <table:table-cell table:style-name="ce6" table:formula="of:=IF([.E258]=&quot;W_REGISTER (RF_CH)&quot;;BIN2DEC([.D259]);IF([.E258]=&quot;W_REGISTER (TX_ADDR)&quot;;CONCATENATE(&quot;0x&quot;;BIN2HEX([.D263]);BIN2HEX([.D262]);BIN2HEX([.D261]);BIN2HEX([.D260]);BIN2HEX([.D259]));&quot;&quot;))">
            <text:p/>
          </table:table-cell>
          <table:table-cell table:formula="of:=IF(OR([.E257]=&quot;W_TX_PAYLOAD&quot;;AND([.G257]&lt;&gt;&quot;&quot;;[.E258]=&quot;&quot;));BIN2HEX([.D25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036728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1111 <text:s/>1111</text:p>
          </table:table-cell>
          <table:table-cell table:style-name="ce4" table:formula="of:=SUBSTITUTE([.C259];&quot; &quot;;&quot;&quot;)" office:value-type="string" office:string-value="11111111" calcext:value-type="string">
            <text:p>11111111</text:p>
          </table:table-cell>
          <table:table-cell table:style-name="ce6" table:formula="of:=IF([.B259]=[.B258];&quot;&quot;;VLOOKUP([.D259];[$Spec.A$1:$Spec.B$1048576];2;0))">
            <text:p/>
          </table:table-cell>
          <table:table-cell table:style-name="ce6" table:formula="of:=IF([.E259]=&quot;W_REGISTER (RF_CH)&quot;;BIN2DEC([.D260]);IF([.E259]=&quot;W_REGISTER (TX_ADDR)&quot;;CONCATENATE(&quot;0x&quot;;BIN2HEX([.D264]);BIN2HEX([.D263]);BIN2HEX([.D262]);BIN2HEX([.D261]);BIN2HEX([.D260]));&quot;&quot;))">
            <text:p/>
          </table:table-cell>
          <table:table-cell table:formula="of:=IF(OR([.E258]=&quot;W_TX_PAYLOAD&quot;;AND([.G258]&lt;&gt;&quot;&quot;;[.E259]=&quot;&quot;));BIN2HEX([.D25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1691040000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60];&quot; &quot;;&quot;&quot;)" office:value-type="string" office:string-value="11100001" calcext:value-type="string">
            <text:p>11100001</text:p>
          </table:table-cell>
          <table:table-cell table:style-name="ce6" table:formula="of:=IF([.B260]=[.B259];&quot;&quot;;VLOOKUP([.D260];[$Spec.A$1:$Spec.B$1048576];2;0))" office:value-type="string" office:string-value="FLUSH_RX" calcext:value-type="string">
            <text:p>FLUSH_RX</text:p>
          </table:table-cell>
          <table:table-cell table:style-name="ce6" table:formula="of:=IF([.E260]=&quot;W_REGISTER (RF_CH)&quot;;BIN2DEC([.D261]);IF([.E260]=&quot;W_REGISTER (TX_ADDR)&quot;;CONCATENATE(&quot;0x&quot;;BIN2HEX([.D265]);BIN2HEX([.D264]);BIN2HEX([.D263]);BIN2HEX([.D262]);BIN2HEX([.D261]));&quot;&quot;))">
            <text:p/>
          </table:table-cell>
          <table:table-cell table:formula="of:=IF(OR([.E259]=&quot;W_TX_PAYLOAD&quot;;AND([.G259]&lt;&gt;&quot;&quot;;[.E260]=&quot;&quot;));BIN2HEX([.D26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2974960000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0010 <text:s/>0111</text:p>
          </table:table-cell>
          <table:table-cell table:style-name="ce4" table:formula="of:=SUBSTITUTE([.C261];&quot; &quot;;&quot;&quot;)" office:value-type="string" office:string-value="00100111" calcext:value-type="string">
            <text:p>00100111</text:p>
          </table:table-cell>
          <table:table-cell table:style-name="ce6" table:formula="of:=IF([.B261]=[.B260];&quot;&quot;;VLOOKUP([.D261];[$Spec.A$1:$Spec.B$1048576];2;0))" office:value-type="string" office:string-value="W_REGISTER (STATUS)" calcext:value-type="string">
            <text:p>W_REGISTER (STATUS)</text:p>
          </table:table-cell>
          <table:table-cell table:style-name="ce6" table:formula="of:=IF([.E261]=&quot;W_REGISTER (RF_CH)&quot;;BIN2DEC([.D262]);IF([.E261]=&quot;W_REGISTER (TX_ADDR)&quot;;CONCATENATE(&quot;0x&quot;;BIN2HEX([.D266]);BIN2HEX([.D265]);BIN2HEX([.D264]);BIN2HEX([.D263]);BIN2HEX([.D262]));&quot;&quot;))">
            <text:p/>
          </table:table-cell>
          <table:table-cell table:formula="of:=IF(OR([.E260]=&quot;W_TX_PAYLOAD&quot;;AND([.G260]&lt;&gt;&quot;&quot;;[.E261]=&quot;&quot;));BIN2HEX([.D26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4139440000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0111 <text:s/>0000</text:p>
          </table:table-cell>
          <table:table-cell table:style-name="ce4" table:formula="of:=SUBSTITUTE([.C262];&quot; &quot;;&quot;&quot;)" office:value-type="string" office:string-value="01110000" calcext:value-type="string">
            <text:p>01110000</text:p>
          </table:table-cell>
          <table:table-cell table:style-name="ce6" table:formula="of:=IF([.B262]=[.B261];&quot;&quot;;VLOOKUP([.D262];[$Spec.A$1:$Spec.B$1048576];2;0))">
            <text:p/>
          </table:table-cell>
          <table:table-cell table:style-name="ce6" table:formula="of:=IF([.E262]=&quot;W_REGISTER (RF_CH)&quot;;BIN2DEC([.D263]);IF([.E262]=&quot;W_REGISTER (TX_ADDR)&quot;;CONCATENATE(&quot;0x&quot;;BIN2HEX([.D267]);BIN2HEX([.D266]);BIN2HEX([.D265]);BIN2HEX([.D264]);BIN2HEX([.D263]));&quot;&quot;))">
            <text:p/>
          </table:table-cell>
          <table:table-cell table:formula="of:=IF(OR([.E261]=&quot;W_TX_PAYLOAD&quot;;AND([.G261]&lt;&gt;&quot;&quot;;[.E262]=&quot;&quot;));BIN2HEX([.D26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55632320000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0010 <text:s/>0101</text:p>
          </table:table-cell>
          <table:table-cell table:style-name="ce4" table:formula="of:=SUBSTITUTE([.C263];&quot; &quot;;&quot;&quot;)" office:value-type="string" office:string-value="00100101" calcext:value-type="string">
            <text:p>00100101</text:p>
          </table:table-cell>
          <table:table-cell table:style-name="ce6" table:formula="of:=IF([.B263]=[.B262];&quot;&quot;;VLOOKUP([.D263];[$Spec.A$1:$Spec.B$1048576];2;0))" office:value-type="string" office:string-value="W_REGISTER (RF_CH)" calcext:value-type="string">
            <text:p>W_REGISTER (RF_CH)</text:p>
          </table:table-cell>
          <table:table-cell table:style-name="ce6" table:formula="of:=IF([.E263]=&quot;W_REGISTER (RF_CH)&quot;;BIN2DEC([.D264]);IF([.E263]=&quot;W_REGISTER (TX_ADDR)&quot;;CONCATENATE(&quot;0x&quot;;BIN2HEX([.D268]);BIN2HEX([.D267]);BIN2HEX([.D266]);BIN2HEX([.D265]);BIN2HEX([.D264]));&quot;&quot;))" office:value-type="float" office:value="48" calcext:value-type="float">
            <text:p>48</text:p>
          </table:table-cell>
          <table:table-cell table:formula="of:=IF(OR([.E262]=&quot;W_TX_PAYLOAD&quot;;AND([.G262]&lt;&gt;&quot;&quot;;[.E263]=&quot;&quot;));BIN2HEX([.D26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6796720000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0011 <text:s/>0000</text:p>
          </table:table-cell>
          <table:table-cell table:style-name="ce4" table:formula="of:=SUBSTITUTE([.C264];&quot; &quot;;&quot;&quot;)" office:value-type="string" office:string-value="00110000" calcext:value-type="string">
            <text:p>00110000</text:p>
          </table:table-cell>
          <table:table-cell table:style-name="ce6" table:formula="of:=IF([.B264]=[.B263];&quot;&quot;;VLOOKUP([.D264];[$Spec.A$1:$Spec.B$1048576];2;0))">
            <text:p/>
          </table:table-cell>
          <table:table-cell table:style-name="ce6" table:formula="of:=IF([.E264]=&quot;W_REGISTER (RF_CH)&quot;;BIN2DEC([.D265]);IF([.E264]=&quot;W_REGISTER (TX_ADDR)&quot;;CONCATENATE(&quot;0x&quot;;BIN2HEX([.D269]);BIN2HEX([.D268]);BIN2HEX([.D267]);BIN2HEX([.D266]);BIN2HEX([.D265]));&quot;&quot;))">
            <text:p/>
          </table:table-cell>
          <table:table-cell table:formula="of:=IF(OR([.E263]=&quot;W_TX_PAYLOAD&quot;;AND([.G263]&lt;&gt;&quot;&quot;;[.E264]=&quot;&quot;));BIN2HEX([.D26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58080640000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1110 <text:s/>0001</text:p>
          </table:table-cell>
          <table:table-cell table:style-name="ce4" table:formula="of:=SUBSTITUTE([.C265];&quot; &quot;;&quot;&quot;)" office:value-type="string" office:string-value="11100001" calcext:value-type="string">
            <text:p>11100001</text:p>
          </table:table-cell>
          <table:table-cell table:style-name="ce6" table:formula="of:=IF([.B265]=[.B264];&quot;&quot;;VLOOKUP([.D265];[$Spec.A$1:$Spec.B$1048576];2;0))" office:value-type="string" office:string-value="FLUSH_RX" calcext:value-type="string">
            <text:p>FLUSH_RX</text:p>
          </table:table-cell>
          <table:table-cell table:style-name="ce6" table:formula="of:=IF([.E265]=&quot;W_REGISTER (RF_CH)&quot;;BIN2DEC([.D266]);IF([.E265]=&quot;W_REGISTER (TX_ADDR)&quot;;CONCATENATE(&quot;0x&quot;;BIN2HEX([.D270]);BIN2HEX([.D269]);BIN2HEX([.D268]);BIN2HEX([.D267]);BIN2HEX([.D266]));&quot;&quot;))">
            <text:p/>
          </table:table-cell>
          <table:table-cell table:formula="of:=IF(OR([.E264]=&quot;W_TX_PAYLOAD&quot;;AND([.G264]&lt;&gt;&quot;&quot;;[.E265]=&quot;&quot;));BIN2HEX([.D26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954360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1010 <text:s/>0000</text:p>
          </table:table-cell>
          <table:table-cell table:style-name="ce4" table:formula="of:=SUBSTITUTE([.C266];&quot; &quot;;&quot;&quot;)" office:value-type="string" office:string-value="10100000" calcext:value-type="string">
            <text:p>10100000</text:p>
          </table:table-cell>
          <table:table-cell table:style-name="ce6" table:formula="of:=IF([.B266]=[.B265];&quot;&quot;;VLOOKUP([.D266];[$Spec.A$1:$Spec.B$1048576];2;0))" office:value-type="string" office:string-value="W_TX_PAYLOAD" calcext:value-type="string">
            <text:p>W_TX_PAYLOAD</text:p>
          </table:table-cell>
          <table:table-cell table:style-name="ce6" table:formula="of:=IF([.E266]=&quot;W_REGISTER (RF_CH)&quot;;BIN2DEC([.D267]);IF([.E266]=&quot;W_REGISTER (TX_ADDR)&quot;;CONCATENATE(&quot;0x&quot;;BIN2HEX([.D271]);BIN2HEX([.D270]);BIN2HEX([.D269]);BIN2HEX([.D268]);BIN2HEX([.D267]));&quot;&quot;))">
            <text:p/>
          </table:table-cell>
          <table:table-cell table:formula="of:=IF(OR([.E265]=&quot;W_TX_PAYLOAD&quot;;AND([.G265]&lt;&gt;&quot;&quot;;[.E266]=&quot;&quot;));BIN2HEX([.D26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6070808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1100 <text:s/>0100</text:p>
          </table:table-cell>
          <table:table-cell table:style-name="ce4" table:formula="of:=SUBSTITUTE([.C267];&quot; &quot;;&quot;&quot;)" office:value-type="string" office:string-value="11000100" calcext:value-type="string">
            <text:p>11000100</text:p>
          </table:table-cell>
          <table:table-cell table:style-name="ce6" table:formula="of:=IF([.B267]=[.B266];&quot;&quot;;VLOOKUP([.D267];[$Spec.A$1:$Spec.B$1048576];2;0))">
            <text:p/>
          </table:table-cell>
          <table:table-cell table:style-name="ce6" table:formula="of:=IF([.E267]=&quot;W_REGISTER (RF_CH)&quot;;BIN2DEC([.D268]);IF([.E267]=&quot;W_REGISTER (TX_ADDR)&quot;;CONCATENATE(&quot;0x&quot;;BIN2HEX([.D272]);BIN2HEX([.D271]);BIN2HEX([.D270]);BIN2HEX([.D269]);BIN2HEX([.D268]));&quot;&quot;))">
            <text:p/>
          </table:table-cell>
          <table:table-cell table:formula="of:=IF(OR([.E266]=&quot;W_TX_PAYLOAD&quot;;AND([.G266]&lt;&gt;&quot;&quot;;[.E267]=&quot;&quot;));BIN2HEX([.D267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187248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00 <text:s/>0000</text:p>
          </table:table-cell>
          <table:table-cell table:style-name="ce4" table:formula="of:=SUBSTITUTE([.C268];&quot; &quot;;&quot;&quot;)" office:value-type="string" office:string-value="00000000" calcext:value-type="string">
            <text:p>00000000</text:p>
          </table:table-cell>
          <table:table-cell table:style-name="ce6" table:formula="of:=IF([.B268]=[.B267];&quot;&quot;;VLOOKUP([.D268];[$Spec.A$1:$Spec.B$1048576];2;0))">
            <text:p/>
          </table:table-cell>
          <table:table-cell table:style-name="ce6" table:formula="of:=IF([.E268]=&quot;W_REGISTER (RF_CH)&quot;;BIN2DEC([.D269]);IF([.E268]=&quot;W_REGISTER (TX_ADDR)&quot;;CONCATENATE(&quot;0x&quot;;BIN2HEX([.D273]);BIN2HEX([.D272]);BIN2HEX([.D271]);BIN2HEX([.D270]);BIN2HEX([.D269]));&quot;&quot;))">
            <text:p/>
          </table:table-cell>
          <table:table-cell table:formula="of:=IF(OR([.E267]=&quot;W_TX_PAYLOAD&quot;;AND([.G267]&lt;&gt;&quot;&quot;;[.E268]=&quot;&quot;));BIN2HEX([.D268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303696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1000 <text:s/>0100</text:p>
          </table:table-cell>
          <table:table-cell table:style-name="ce4" table:formula="of:=SUBSTITUTE([.C269];&quot; &quot;;&quot;&quot;)" office:value-type="string" office:string-value="10000100" calcext:value-type="string">
            <text:p>10000100</text:p>
          </table:table-cell>
          <table:table-cell table:style-name="ce6" table:formula="of:=IF([.B269]=[.B268];&quot;&quot;;VLOOKUP([.D269];[$Spec.A$1:$Spec.B$1048576];2;0))">
            <text:p/>
          </table:table-cell>
          <table:table-cell table:style-name="ce6" table:formula="of:=IF([.E269]=&quot;W_REGISTER (RF_CH)&quot;;BIN2DEC([.D270]);IF([.E269]=&quot;W_REGISTER (TX_ADDR)&quot;;CONCATENATE(&quot;0x&quot;;BIN2HEX([.D274]);BIN2HEX([.D273]);BIN2HEX([.D272]);BIN2HEX([.D271]);BIN2HEX([.D270]));&quot;&quot;))">
            <text:p/>
          </table:table-cell>
          <table:table-cell table:formula="of:=IF(OR([.E268]=&quot;W_TX_PAYLOAD&quot;;AND([.G268]&lt;&gt;&quot;&quot;;[.E269]=&quot;&quot;));BIN2HEX([.D269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420136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70];&quot; &quot;;&quot;&quot;)" office:value-type="string" office:string-value="00100000" calcext:value-type="string">
            <text:p>00100000</text:p>
          </table:table-cell>
          <table:table-cell table:style-name="ce6" table:formula="of:=IF([.B270]=[.B269];&quot;&quot;;VLOOKUP([.D270];[$Spec.A$1:$Spec.B$1048576];2;0))">
            <text:p/>
          </table:table-cell>
          <table:table-cell table:style-name="ce6" table:formula="of:=IF([.E270]=&quot;W_REGISTER (RF_CH)&quot;;BIN2DEC([.D271]);IF([.E270]=&quot;W_REGISTER (TX_ADDR)&quot;;CONCATENATE(&quot;0x&quot;;BIN2HEX([.D275]);BIN2HEX([.D274]);BIN2HEX([.D273]);BIN2HEX([.D272]);BIN2HEX([.D271]));&quot;&quot;))">
            <text:p/>
          </table:table-cell>
          <table:table-cell table:formula="of:=IF(OR([.E269]=&quot;W_TX_PAYLOAD&quot;;AND([.G269]&lt;&gt;&quot;&quot;;[.E270]=&quot;&quot;));BIN2HEX([.D27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536576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110 <text:s/>0000</text:p>
          </table:table-cell>
          <table:table-cell table:style-name="ce4" table:formula="of:=SUBSTITUTE([.C271];&quot; &quot;;&quot;&quot;)" office:value-type="string" office:string-value="01100000" calcext:value-type="string">
            <text:p>01100000</text:p>
          </table:table-cell>
          <table:table-cell table:style-name="ce6" table:formula="of:=IF([.B271]=[.B270];&quot;&quot;;VLOOKUP([.D271];[$Spec.A$1:$Spec.B$1048576];2;0))">
            <text:p/>
          </table:table-cell>
          <table:table-cell table:style-name="ce6" table:formula="of:=IF([.E271]=&quot;W_REGISTER (RF_CH)&quot;;BIN2DEC([.D272]);IF([.E271]=&quot;W_REGISTER (TX_ADDR)&quot;;CONCATENATE(&quot;0x&quot;;BIN2HEX([.D276]);BIN2HEX([.D275]);BIN2HEX([.D274]);BIN2HEX([.D273]);BIN2HEX([.D272]));&quot;&quot;))">
            <text:p/>
          </table:table-cell>
          <table:table-cell table:formula="of:=IF(OR([.E270]=&quot;W_TX_PAYLOAD&quot;;AND([.G270]&lt;&gt;&quot;&quot;;[.E271]=&quot;&quot;));BIN2HEX([.D271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653024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72];&quot; &quot;;&quot;&quot;)" office:value-type="string" office:string-value="00100000" calcext:value-type="string">
            <text:p>00100000</text:p>
          </table:table-cell>
          <table:table-cell table:style-name="ce6" table:formula="of:=IF([.B272]=[.B271];&quot;&quot;;VLOOKUP([.D272];[$Spec.A$1:$Spec.B$1048576];2;0))">
            <text:p/>
          </table:table-cell>
          <table:table-cell table:style-name="ce6" table:formula="of:=IF([.E272]=&quot;W_REGISTER (RF_CH)&quot;;BIN2DEC([.D273]);IF([.E272]=&quot;W_REGISTER (TX_ADDR)&quot;;CONCATENATE(&quot;0x&quot;;BIN2HEX([.D277]);BIN2HEX([.D276]);BIN2HEX([.D275]);BIN2HEX([.D274]);BIN2HEX([.D273]));&quot;&quot;))">
            <text:p/>
          </table:table-cell>
          <table:table-cell table:formula="of:=IF(OR([.E271]=&quot;W_TX_PAYLOAD&quot;;AND([.G271]&lt;&gt;&quot;&quot;;[.E272]=&quot;&quot;));BIN2HEX([.D272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769472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10 <text:s/>0000</text:p>
          </table:table-cell>
          <table:table-cell table:style-name="ce4" table:formula="of:=SUBSTITUTE([.C273];&quot; &quot;;&quot;&quot;)" office:value-type="string" office:string-value="00100000" calcext:value-type="string">
            <text:p>00100000</text:p>
          </table:table-cell>
          <table:table-cell table:style-name="ce6" table:formula="of:=IF([.B273]=[.B272];&quot;&quot;;VLOOKUP([.D273];[$Spec.A$1:$Spec.B$1048576];2;0))">
            <text:p/>
          </table:table-cell>
          <table:table-cell table:style-name="ce6" table:formula="of:=IF([.E273]=&quot;W_REGISTER (RF_CH)&quot;;BIN2DEC([.D274]);IF([.E273]=&quot;W_REGISTER (TX_ADDR)&quot;;CONCATENATE(&quot;0x&quot;;BIN2HEX([.D278]);BIN2HEX([.D277]);BIN2HEX([.D276]);BIN2HEX([.D275]);BIN2HEX([.D274]));&quot;&quot;))">
            <text:p/>
          </table:table-cell>
          <table:table-cell table:formula="of:=IF(OR([.E272]=&quot;W_TX_PAYLOAD&quot;;AND([.G272]&lt;&gt;&quot;&quot;;[.E273]=&quot;&quot;));BIN2HEX([.D27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901848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00 <text:s/>0100</text:p>
          </table:table-cell>
          <table:table-cell table:style-name="ce4" table:formula="of:=SUBSTITUTE([.C274];&quot; &quot;;&quot;&quot;)" office:value-type="string" office:string-value="00000100" calcext:value-type="string">
            <text:p>00000100</text:p>
          </table:table-cell>
          <table:table-cell table:style-name="ce6" table:formula="of:=IF([.B274]=[.B273];&quot;&quot;;VLOOKUP([.D274];[$Spec.A$1:$Spec.B$1048576];2;0))">
            <text:p/>
          </table:table-cell>
          <table:table-cell table:style-name="ce6" table:formula="of:=IF([.E274]=&quot;W_REGISTER (RF_CH)&quot;;BIN2DEC([.D275]);IF([.E274]=&quot;W_REGISTER (TX_ADDR)&quot;;CONCATENATE(&quot;0x&quot;;BIN2HEX([.D279]);BIN2HEX([.D278]);BIN2HEX([.D277]);BIN2HEX([.D276]);BIN2HEX([.D275]));&quot;&quot;))">
            <text:p/>
          </table:table-cell>
          <table:table-cell table:formula="of:=IF(OR([.E273]=&quot;W_TX_PAYLOAD&quot;;AND([.G273]&lt;&gt;&quot;&quot;;[.E274]=&quot;&quot;));BIN2HEX([.D274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7028248000000</text:p>
          </table:table-cell>
          <table:table-cell/>
          <table:table-cell office:value-type="string" calcext:value-type="string">
            <text:p><text:s/>0010 <text:s/>0000</text:p>
          </table:table-cell>
          <table:table-cell table:style-name="ce4" table:formula="of:=SUBSTITUTE([.C275];&quot; &quot;;&quot;&quot;)" office:value-type="string" office:string-value="00100000" calcext:value-type="string">
            <text:p>00100000</text:p>
          </table:table-cell>
          <table:table-cell table:style-name="ce6" table:formula="of:=IF([.B275]=[.B274];&quot;&quot;;VLOOKUP([.D275];[$Spec.A$1:$Spec.B$1048576];2;0))" office:value-type="string" office:string-value="W_REGISTER (CONFIG)" calcext:value-type="string">
            <text:p>W_REGISTER (CONFIG)</text:p>
          </table:table-cell>
          <table:table-cell table:style-name="ce6" table:formula="of:=IF([.E275]=&quot;W_REGISTER (RF_CH)&quot;;BIN2DEC([.D276]);IF([.E275]=&quot;W_REGISTER (TX_ADDR)&quot;;CONCATENATE(&quot;0x&quot;;BIN2HEX([.D280]);BIN2HEX([.D279]);BIN2HEX([.D278]);BIN2HEX([.D277]);BIN2HEX([.D276]));&quot;&quot;))">
            <text:p/>
          </table:table-cell>
          <table:table-cell table:formula="of:=IF(OR([.E274]=&quot;W_TX_PAYLOAD&quot;;AND([.G274]&lt;&gt;&quot;&quot;;[.E275]=&quot;&quot;));BIN2HEX([.D27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7144696000000</text:p>
          </table:table-cell>
          <table:table-cell/>
          <table:table-cell office:value-type="string" calcext:value-type="string">
            <text:p><text:s/>0000 <text:s/>1110</text:p>
          </table:table-cell>
          <table:table-cell table:style-name="ce4" table:formula="of:=SUBSTITUTE([.C276];&quot; &quot;;&quot;&quot;)" office:value-type="string" office:string-value="00001110" calcext:value-type="string">
            <text:p>00001110</text:p>
          </table:table-cell>
          <table:table-cell table:style-name="ce6" table:formula="of:=IF([.B276]=[.B275];&quot;&quot;;VLOOKUP([.D276];[$Spec.A$1:$Spec.B$1048576];2;0))">
            <text:p/>
          </table:table-cell>
          <table:table-cell table:style-name="ce6" table:formula="of:=IF([.E276]=&quot;W_REGISTER (RF_CH)&quot;;BIN2DEC([.D277]);IF([.E276]=&quot;W_REGISTER (TX_ADDR)&quot;;CONCATENATE(&quot;0x&quot;;BIN2HEX([.D281]);BIN2HEX([.D280]);BIN2HEX([.D279]);BIN2HEX([.D278]);BIN2HEX([.D277]));&quot;&quot;))">
            <text:p/>
          </table:table-cell>
          <table:table-cell table:formula="of:=IF(OR([.E275]=&quot;W_TX_PAYLOAD&quot;;AND([.G275]&lt;&gt;&quot;&quot;;[.E276]=&quot;&quot;));BIN2HEX([.D27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table:number-columns-repeated="5"/>
          <table:table-cell table:style-name="ce6" table:formula="of:=IF([.E277]=&quot;W_REGISTER (RF_CH)&quot;;BIN2DEC([.D278]);&quot;&quot;)">
            <text:p/>
          </table:table-cell>
          <table:table-cell table:formula="of:=IF(OR([.E276]=&quot;W_TX_PAYLOAD&quot;;AND([.G276]&lt;&gt;&quot;&quot;;[.E277]=&quot;&quot;));BIN2HEX([.D27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78]=&quot;W_REGISTER (RF_CH)&quot;;BIN2DEC([.D279]);&quot;&quot;)">
            <text:p/>
          </table:table-cell>
          <table:table-cell table:formula="of:=IF(OR([.E277]=&quot;W_TX_PAYLOAD&quot;;AND([.G277]&lt;&gt;&quot;&quot;;[.E278]=&quot;&quot;));BIN2HEX([.D27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79]=&quot;W_REGISTER (RF_CH)&quot;;BIN2DEC([.D280]);&quot;&quot;)">
            <text:p/>
          </table:table-cell>
          <table:table-cell table:formula="of:=IF(OR([.E278]=&quot;W_TX_PAYLOAD&quot;;AND([.G278]&lt;&gt;&quot;&quot;;[.E279]=&quot;&quot;));BIN2HEX([.D27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0]=&quot;W_REGISTER (RF_CH)&quot;;BIN2DEC([.D281]);&quot;&quot;)">
            <text:p/>
          </table:table-cell>
          <table:table-cell table:formula="of:=IF(OR([.E279]=&quot;W_TX_PAYLOAD&quot;;AND([.G279]&lt;&gt;&quot;&quot;;[.E280]=&quot;&quot;));BIN2HEX([.D28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1]=&quot;W_REGISTER (RF_CH)&quot;;BIN2DEC([.D282]);&quot;&quot;)">
            <text:p/>
          </table:table-cell>
          <table:table-cell table:formula="of:=IF(OR([.E280]=&quot;W_TX_PAYLOAD&quot;;AND([.G280]&lt;&gt;&quot;&quot;;[.E281]=&quot;&quot;));BIN2HEX([.D28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2]=&quot;W_REGISTER (RF_CH)&quot;;BIN2DEC([.D283]);&quot;&quot;)">
            <text:p/>
          </table:table-cell>
          <table:table-cell table:formula="of:=IF(OR([.E281]=&quot;W_TX_PAYLOAD&quot;;AND([.G281]&lt;&gt;&quot;&quot;;[.E282]=&quot;&quot;));BIN2HEX([.D28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3]=&quot;W_REGISTER (RF_CH)&quot;;BIN2DEC([.D284]);&quot;&quot;)">
            <text:p/>
          </table:table-cell>
          <table:table-cell table:formula="of:=IF(OR([.E282]=&quot;W_TX_PAYLOAD&quot;;AND([.G282]&lt;&gt;&quot;&quot;;[.E283]=&quot;&quot;));BIN2HEX([.D28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4]=&quot;W_REGISTER (RF_CH)&quot;;BIN2DEC([.D285]);&quot;&quot;)">
            <text:p/>
          </table:table-cell>
          <table:table-cell table:formula="of:=IF(OR([.E283]=&quot;W_TX_PAYLOAD&quot;;AND([.G283]&lt;&gt;&quot;&quot;;[.E284]=&quot;&quot;));BIN2HEX([.D28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5]=&quot;W_REGISTER (RF_CH)&quot;;BIN2DEC([.D286]);&quot;&quot;)">
            <text:p/>
          </table:table-cell>
          <table:table-cell table:formula="of:=IF(OR([.E284]=&quot;W_TX_PAYLOAD&quot;;AND([.G284]&lt;&gt;&quot;&quot;;[.E285]=&quot;&quot;));BIN2HEX([.D28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6]=&quot;W_REGISTER (RF_CH)&quot;;BIN2DEC([.D287]);&quot;&quot;)">
            <text:p/>
          </table:table-cell>
          <table:table-cell table:formula="of:=IF(OR([.E285]=&quot;W_TX_PAYLOAD&quot;;AND([.G285]&lt;&gt;&quot;&quot;;[.E286]=&quot;&quot;));BIN2HEX([.D28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7]=&quot;W_REGISTER (RF_CH)&quot;;BIN2DEC([.D288]);&quot;&quot;)">
            <text:p/>
          </table:table-cell>
          <table:table-cell table:formula="of:=IF(OR([.E286]=&quot;W_TX_PAYLOAD&quot;;AND([.G286]&lt;&gt;&quot;&quot;;[.E287]=&quot;&quot;));BIN2HEX([.D28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8]=&quot;W_REGISTER (RF_CH)&quot;;BIN2DEC([.D289]);&quot;&quot;)">
            <text:p/>
          </table:table-cell>
          <table:table-cell table:formula="of:=IF(OR([.E287]=&quot;W_TX_PAYLOAD&quot;;AND([.G287]&lt;&gt;&quot;&quot;;[.E288]=&quot;&quot;));BIN2HEX([.D28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89]=&quot;W_REGISTER (RF_CH)&quot;;BIN2DEC([.D290]);&quot;&quot;)">
            <text:p/>
          </table:table-cell>
          <table:table-cell table:formula="of:=IF(OR([.E288]=&quot;W_TX_PAYLOAD&quot;;AND([.G288]&lt;&gt;&quot;&quot;;[.E289]=&quot;&quot;));BIN2HEX([.D28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0]=&quot;W_REGISTER (RF_CH)&quot;;BIN2DEC([.D291]);&quot;&quot;)">
            <text:p/>
          </table:table-cell>
          <table:table-cell table:formula="of:=IF(OR([.E289]=&quot;W_TX_PAYLOAD&quot;;AND([.G289]&lt;&gt;&quot;&quot;;[.E290]=&quot;&quot;));BIN2HEX([.D29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1]=&quot;W_REGISTER (RF_CH)&quot;;BIN2DEC([.D292]);&quot;&quot;)">
            <text:p/>
          </table:table-cell>
          <table:table-cell table:formula="of:=IF(OR([.E290]=&quot;W_TX_PAYLOAD&quot;;AND([.G290]&lt;&gt;&quot;&quot;;[.E291]=&quot;&quot;));BIN2HEX([.D29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2]=&quot;W_REGISTER (RF_CH)&quot;;BIN2DEC([.D293]);&quot;&quot;)">
            <text:p/>
          </table:table-cell>
          <table:table-cell table:formula="of:=IF(OR([.E291]=&quot;W_TX_PAYLOAD&quot;;AND([.G291]&lt;&gt;&quot;&quot;;[.E292]=&quot;&quot;));BIN2HEX([.D29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3]=&quot;W_REGISTER (RF_CH)&quot;;BIN2DEC([.D294]);&quot;&quot;)">
            <text:p/>
          </table:table-cell>
          <table:table-cell table:formula="of:=IF(OR([.E292]=&quot;W_TX_PAYLOAD&quot;;AND([.G292]&lt;&gt;&quot;&quot;;[.E293]=&quot;&quot;));BIN2HEX([.D29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4]=&quot;W_REGISTER (RF_CH)&quot;;BIN2DEC([.D295]);&quot;&quot;)">
            <text:p/>
          </table:table-cell>
          <table:table-cell table:formula="of:=IF(OR([.E293]=&quot;W_TX_PAYLOAD&quot;;AND([.G293]&lt;&gt;&quot;&quot;;[.E294]=&quot;&quot;));BIN2HEX([.D29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5]=&quot;W_REGISTER (RF_CH)&quot;;BIN2DEC([.D296]);&quot;&quot;)">
            <text:p/>
          </table:table-cell>
          <table:table-cell table:formula="of:=IF(OR([.E294]=&quot;W_TX_PAYLOAD&quot;;AND([.G294]&lt;&gt;&quot;&quot;;[.E295]=&quot;&quot;));BIN2HEX([.D29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6]=&quot;W_REGISTER (RF_CH)&quot;;BIN2DEC([.D297]);&quot;&quot;)">
            <text:p/>
          </table:table-cell>
          <table:table-cell table:formula="of:=IF(OR([.E295]=&quot;W_TX_PAYLOAD&quot;;AND([.G295]&lt;&gt;&quot;&quot;;[.E296]=&quot;&quot;));BIN2HEX([.D29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7]=&quot;W_REGISTER (RF_CH)&quot;;BIN2DEC([.D298]);&quot;&quot;)">
            <text:p/>
          </table:table-cell>
          <table:table-cell table:formula="of:=IF(OR([.E296]=&quot;W_TX_PAYLOAD&quot;;AND([.G296]&lt;&gt;&quot;&quot;;[.E297]=&quot;&quot;));BIN2HEX([.D29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8]=&quot;W_REGISTER (RF_CH)&quot;;BIN2DEC([.D299]);&quot;&quot;)">
            <text:p/>
          </table:table-cell>
          <table:table-cell table:formula="of:=IF(OR([.E297]=&quot;W_TX_PAYLOAD&quot;;AND([.G297]&lt;&gt;&quot;&quot;;[.E298]=&quot;&quot;));BIN2HEX([.D29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299]=&quot;W_REGISTER (RF_CH)&quot;;BIN2DEC([.D300]);&quot;&quot;)">
            <text:p/>
          </table:table-cell>
          <table:table-cell table:formula="of:=IF(OR([.E298]=&quot;W_TX_PAYLOAD&quot;;AND([.G298]&lt;&gt;&quot;&quot;;[.E299]=&quot;&quot;));BIN2HEX([.D29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0]=&quot;W_REGISTER (RF_CH)&quot;;BIN2DEC([.D301]);&quot;&quot;)">
            <text:p/>
          </table:table-cell>
          <table:table-cell table:formula="of:=IF(OR([.E299]=&quot;W_TX_PAYLOAD&quot;;AND([.G299]&lt;&gt;&quot;&quot;;[.E300]=&quot;&quot;));BIN2HEX([.D30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1]=&quot;W_REGISTER (RF_CH)&quot;;BIN2DEC([.D302]);&quot;&quot;)">
            <text:p/>
          </table:table-cell>
          <table:table-cell table:formula="of:=IF(OR([.E300]=&quot;W_TX_PAYLOAD&quot;;AND([.G300]&lt;&gt;&quot;&quot;;[.E301]=&quot;&quot;));BIN2HEX([.D30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2]=&quot;W_REGISTER (RF_CH)&quot;;BIN2DEC([.D303]);&quot;&quot;)">
            <text:p/>
          </table:table-cell>
          <table:table-cell table:formula="of:=IF(OR([.E301]=&quot;W_TX_PAYLOAD&quot;;AND([.G301]&lt;&gt;&quot;&quot;;[.E302]=&quot;&quot;));BIN2HEX([.D30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3]=&quot;W_REGISTER (RF_CH)&quot;;BIN2DEC([.D304]);&quot;&quot;)">
            <text:p/>
          </table:table-cell>
          <table:table-cell table:formula="of:=IF(OR([.E302]=&quot;W_TX_PAYLOAD&quot;;AND([.G302]&lt;&gt;&quot;&quot;;[.E303]=&quot;&quot;));BIN2HEX([.D30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4]=&quot;W_REGISTER (RF_CH)&quot;;BIN2DEC([.D305]);&quot;&quot;)">
            <text:p/>
          </table:table-cell>
          <table:table-cell table:formula="of:=IF(OR([.E303]=&quot;W_TX_PAYLOAD&quot;;AND([.G303]&lt;&gt;&quot;&quot;;[.E304]=&quot;&quot;));BIN2HEX([.D30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5]=&quot;W_REGISTER (RF_CH)&quot;;BIN2DEC([.D306]);&quot;&quot;)">
            <text:p/>
          </table:table-cell>
          <table:table-cell table:formula="of:=IF(OR([.E304]=&quot;W_TX_PAYLOAD&quot;;AND([.G304]&lt;&gt;&quot;&quot;;[.E305]=&quot;&quot;));BIN2HEX([.D30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6]=&quot;W_REGISTER (RF_CH)&quot;;BIN2DEC([.D307]);&quot;&quot;)">
            <text:p/>
          </table:table-cell>
          <table:table-cell table:formula="of:=IF(OR([.E305]=&quot;W_TX_PAYLOAD&quot;;AND([.G305]&lt;&gt;&quot;&quot;;[.E306]=&quot;&quot;));BIN2HEX([.D30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7]=&quot;W_REGISTER (RF_CH)&quot;;BIN2DEC([.D308]);&quot;&quot;)">
            <text:p/>
          </table:table-cell>
          <table:table-cell table:formula="of:=IF(OR([.E306]=&quot;W_TX_PAYLOAD&quot;;AND([.G306]&lt;&gt;&quot;&quot;;[.E307]=&quot;&quot;));BIN2HEX([.D30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8]=&quot;W_REGISTER (RF_CH)&quot;;BIN2DEC([.D309]);&quot;&quot;)">
            <text:p/>
          </table:table-cell>
          <table:table-cell table:formula="of:=IF(OR([.E307]=&quot;W_TX_PAYLOAD&quot;;AND([.G307]&lt;&gt;&quot;&quot;;[.E308]=&quot;&quot;));BIN2HEX([.D30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09]=&quot;W_REGISTER (RF_CH)&quot;;BIN2DEC([.D310]);&quot;&quot;)">
            <text:p/>
          </table:table-cell>
          <table:table-cell table:formula="of:=IF(OR([.E308]=&quot;W_TX_PAYLOAD&quot;;AND([.G308]&lt;&gt;&quot;&quot;;[.E309]=&quot;&quot;));BIN2HEX([.D30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0]=&quot;W_REGISTER (RF_CH)&quot;;BIN2DEC([.D311]);&quot;&quot;)">
            <text:p/>
          </table:table-cell>
          <table:table-cell table:formula="of:=IF(OR([.E309]=&quot;W_TX_PAYLOAD&quot;;AND([.G309]&lt;&gt;&quot;&quot;;[.E310]=&quot;&quot;));BIN2HEX([.D31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1]=&quot;W_REGISTER (RF_CH)&quot;;BIN2DEC([.D312]);&quot;&quot;)">
            <text:p/>
          </table:table-cell>
          <table:table-cell table:formula="of:=IF(OR([.E310]=&quot;W_TX_PAYLOAD&quot;;AND([.G310]&lt;&gt;&quot;&quot;;[.E311]=&quot;&quot;));BIN2HEX([.D31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2]=&quot;W_REGISTER (RF_CH)&quot;;BIN2DEC([.D313]);&quot;&quot;)">
            <text:p/>
          </table:table-cell>
          <table:table-cell table:formula="of:=IF(OR([.E311]=&quot;W_TX_PAYLOAD&quot;;AND([.G311]&lt;&gt;&quot;&quot;;[.E312]=&quot;&quot;));BIN2HEX([.D31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3]=&quot;W_REGISTER (RF_CH)&quot;;BIN2DEC([.D314]);&quot;&quot;)">
            <text:p/>
          </table:table-cell>
          <table:table-cell table:formula="of:=IF(OR([.E312]=&quot;W_TX_PAYLOAD&quot;;AND([.G312]&lt;&gt;&quot;&quot;;[.E313]=&quot;&quot;));BIN2HEX([.D31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4]=&quot;W_REGISTER (RF_CH)&quot;;BIN2DEC([.D315]);&quot;&quot;)">
            <text:p/>
          </table:table-cell>
          <table:table-cell table:formula="of:=IF(OR([.E313]=&quot;W_TX_PAYLOAD&quot;;AND([.G313]&lt;&gt;&quot;&quot;;[.E314]=&quot;&quot;));BIN2HEX([.D31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5]=&quot;W_REGISTER (RF_CH)&quot;;BIN2DEC([.D316]);&quot;&quot;)">
            <text:p/>
          </table:table-cell>
          <table:table-cell table:formula="of:=IF(OR([.E314]=&quot;W_TX_PAYLOAD&quot;;AND([.G314]&lt;&gt;&quot;&quot;;[.E315]=&quot;&quot;));BIN2HEX([.D31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6]=&quot;W_REGISTER (RF_CH)&quot;;BIN2DEC([.D317]);&quot;&quot;)">
            <text:p/>
          </table:table-cell>
          <table:table-cell table:formula="of:=IF(OR([.E315]=&quot;W_TX_PAYLOAD&quot;;AND([.G315]&lt;&gt;&quot;&quot;;[.E316]=&quot;&quot;));BIN2HEX([.D31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7]=&quot;W_REGISTER (RF_CH)&quot;;BIN2DEC([.D318]);&quot;&quot;)">
            <text:p/>
          </table:table-cell>
          <table:table-cell table:formula="of:=IF(OR([.E316]=&quot;W_TX_PAYLOAD&quot;;AND([.G316]&lt;&gt;&quot;&quot;;[.E317]=&quot;&quot;));BIN2HEX([.D31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8]=&quot;W_REGISTER (RF_CH)&quot;;BIN2DEC([.D319]);&quot;&quot;)">
            <text:p/>
          </table:table-cell>
          <table:table-cell table:formula="of:=IF(OR([.E317]=&quot;W_TX_PAYLOAD&quot;;AND([.G317]&lt;&gt;&quot;&quot;;[.E318]=&quot;&quot;));BIN2HEX([.D31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19]=&quot;W_REGISTER (RF_CH)&quot;;BIN2DEC([.D320]);&quot;&quot;)">
            <text:p/>
          </table:table-cell>
          <table:table-cell table:formula="of:=IF(OR([.E318]=&quot;W_TX_PAYLOAD&quot;;AND([.G318]&lt;&gt;&quot;&quot;;[.E319]=&quot;&quot;));BIN2HEX([.D31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0]=&quot;W_REGISTER (RF_CH)&quot;;BIN2DEC([.D321]);&quot;&quot;)">
            <text:p/>
          </table:table-cell>
          <table:table-cell table:formula="of:=IF(OR([.E319]=&quot;W_TX_PAYLOAD&quot;;AND([.G319]&lt;&gt;&quot;&quot;;[.E320]=&quot;&quot;));BIN2HEX([.D32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1]=&quot;W_REGISTER (RF_CH)&quot;;BIN2DEC([.D322]);&quot;&quot;)">
            <text:p/>
          </table:table-cell>
          <table:table-cell table:formula="of:=IF(OR([.E320]=&quot;W_TX_PAYLOAD&quot;;AND([.G320]&lt;&gt;&quot;&quot;;[.E321]=&quot;&quot;));BIN2HEX([.D32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2]=&quot;W_REGISTER (RF_CH)&quot;;BIN2DEC([.D323]);&quot;&quot;)">
            <text:p/>
          </table:table-cell>
          <table:table-cell table:formula="of:=IF(OR([.E321]=&quot;W_TX_PAYLOAD&quot;;AND([.G321]&lt;&gt;&quot;&quot;;[.E322]=&quot;&quot;));BIN2HEX([.D32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3]=&quot;W_REGISTER (RF_CH)&quot;;BIN2DEC([.D324]);&quot;&quot;)">
            <text:p/>
          </table:table-cell>
          <table:table-cell table:formula="of:=IF(OR([.E322]=&quot;W_TX_PAYLOAD&quot;;AND([.G322]&lt;&gt;&quot;&quot;;[.E323]=&quot;&quot;));BIN2HEX([.D32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4]=&quot;W_REGISTER (RF_CH)&quot;;BIN2DEC([.D325]);&quot;&quot;)">
            <text:p/>
          </table:table-cell>
          <table:table-cell table:formula="of:=IF(OR([.E323]=&quot;W_TX_PAYLOAD&quot;;AND([.G323]&lt;&gt;&quot;&quot;;[.E324]=&quot;&quot;));BIN2HEX([.D32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5]=&quot;W_REGISTER (RF_CH)&quot;;BIN2DEC([.D326]);&quot;&quot;)">
            <text:p/>
          </table:table-cell>
          <table:table-cell table:formula="of:=IF(OR([.E324]=&quot;W_TX_PAYLOAD&quot;;AND([.G324]&lt;&gt;&quot;&quot;;[.E325]=&quot;&quot;));BIN2HEX([.D32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6]=&quot;W_REGISTER (RF_CH)&quot;;BIN2DEC([.D327]);&quot;&quot;)">
            <text:p/>
          </table:table-cell>
          <table:table-cell table:formula="of:=IF(OR([.E325]=&quot;W_TX_PAYLOAD&quot;;AND([.G325]&lt;&gt;&quot;&quot;;[.E326]=&quot;&quot;));BIN2HEX([.D32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7]=&quot;W_REGISTER (RF_CH)&quot;;BIN2DEC([.D328]);&quot;&quot;)">
            <text:p/>
          </table:table-cell>
          <table:table-cell table:formula="of:=IF(OR([.E326]=&quot;W_TX_PAYLOAD&quot;;AND([.G326]&lt;&gt;&quot;&quot;;[.E327]=&quot;&quot;));BIN2HEX([.D32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8]=&quot;W_REGISTER (RF_CH)&quot;;BIN2DEC([.D329]);&quot;&quot;)">
            <text:p/>
          </table:table-cell>
          <table:table-cell table:formula="of:=IF(OR([.E327]=&quot;W_TX_PAYLOAD&quot;;AND([.G327]&lt;&gt;&quot;&quot;;[.E328]=&quot;&quot;));BIN2HEX([.D32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29]=&quot;W_REGISTER (RF_CH)&quot;;BIN2DEC([.D330]);&quot;&quot;)">
            <text:p/>
          </table:table-cell>
          <table:table-cell table:formula="of:=IF(OR([.E328]=&quot;W_TX_PAYLOAD&quot;;AND([.G328]&lt;&gt;&quot;&quot;;[.E329]=&quot;&quot;));BIN2HEX([.D32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30]=&quot;W_REGISTER (RF_CH)&quot;;BIN2DEC([.D331]);&quot;&quot;)">
            <text:p/>
          </table:table-cell>
          <table:table-cell table:formula="of:=IF(OR([.E329]=&quot;W_TX_PAYLOAD&quot;;AND([.G329]&lt;&gt;&quot;&quot;;[.E330]=&quot;&quot;));BIN2HEX([.D33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formula="of:=IF([.E331]=&quot;W_REGISTER (RF_CH)&quot;;BIN2DEC([.D332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32]=&quot;W_REGISTER (RF_CH)&quot;;BIN2DEC([.D333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33]=&quot;W_REGISTER (RF_CH)&quot;;BIN2DEC([.D334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34]=&quot;W_REGISTER (RF_CH)&quot;;BIN2DEC([.D335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35]=&quot;W_REGISTER (RF_CH)&quot;;BIN2DEC([.D336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36]=&quot;W_REGISTER (RF_CH)&quot;;BIN2DEC([.D337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37]=&quot;W_REGISTER (RF_CH)&quot;;BIN2DEC([.D338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38]=&quot;W_REGISTER (RF_CH)&quot;;BIN2DEC([.D339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39]=&quot;W_REGISTER (RF_CH)&quot;;BIN2DEC([.D340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0]=&quot;W_REGISTER (RF_CH)&quot;;BIN2DEC([.D341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1]=&quot;W_REGISTER (RF_CH)&quot;;BIN2DEC([.D342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2]=&quot;W_REGISTER (RF_CH)&quot;;BIN2DEC([.D343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3]=&quot;W_REGISTER (RF_CH)&quot;;BIN2DEC([.D344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4]=&quot;W_REGISTER (RF_CH)&quot;;BIN2DEC([.D345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5]=&quot;W_REGISTER (RF_CH)&quot;;BIN2DEC([.D346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6]=&quot;W_REGISTER (RF_CH)&quot;;BIN2DEC([.D347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7]=&quot;W_REGISTER (RF_CH)&quot;;BIN2DEC([.D348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8]=&quot;W_REGISTER (RF_CH)&quot;;BIN2DEC([.D349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49]=&quot;W_REGISTER (RF_CH)&quot;;BIN2DEC([.D350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0]=&quot;W_REGISTER (RF_CH)&quot;;BIN2DEC([.D351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1]=&quot;W_REGISTER (RF_CH)&quot;;BIN2DEC([.D352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2]=&quot;W_REGISTER (RF_CH)&quot;;BIN2DEC([.D353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3]=&quot;W_REGISTER (RF_CH)&quot;;BIN2DEC([.D354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4]=&quot;W_REGISTER (RF_CH)&quot;;BIN2DEC([.D355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5]=&quot;W_REGISTER (RF_CH)&quot;;BIN2DEC([.D356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6]=&quot;W_REGISTER (RF_CH)&quot;;BIN2DEC([.D357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7]=&quot;W_REGISTER (RF_CH)&quot;;BIN2DEC([.D358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8]=&quot;W_REGISTER (RF_CH)&quot;;BIN2DEC([.D359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59]=&quot;W_REGISTER (RF_CH)&quot;;BIN2DEC([.D360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60]=&quot;W_REGISTER (RF_CH)&quot;;BIN2DEC([.D361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61]=&quot;W_REGISTER (RF_CH)&quot;;BIN2DEC([.D362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62]=&quot;W_REGISTER (RF_CH)&quot;;BIN2DEC([.D363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63]=&quot;W_REGISTER (RF_CH)&quot;;BIN2DEC([.D364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64]=&quot;W_REGISTER (RF_CH)&quot;;BIN2DEC([.D365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table:formula="of:=IF([.E365]=&quot;W_REGISTER (RF_CH)&quot;;BIN2DEC([.D366]);&quot;&quot;)">
            <text:p/>
          </table:table-cell>
          <table:table-cell table:number-columns-repeated="3"/>
        </table:table-row>
        <table:table-row table:style-name="ro1" table:number-rows-repeated="10482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c" table:style-name="ta1">
        <table:table-column table:style-name="co8" table:default-cell-style-name="ce3"/>
        <table:table-column table:style-name="co10" table:default-cell-style-name="ce3"/>
        <table:table-column table:style-name="co8" table:number-columns-repeated="2" table:default-cell-style-name="ce3"/>
        <table:table-row table:style-name="ro1">
          <table:table-cell office:value-type="string" calcext:value-type="string">
            <text:p>00110000</text:p>
          </table:table-cell>
          <table:table-cell office:value-type="string" calcext:value-type="string">
            <text:p>W_REGISTER (TX_ADD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111</text:p>
          </table:table-cell>
          <table:table-cell table:style-name="Default" office:value-type="string" calcext:value-type="string">
            <text:p>R_REGISTER (STAT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101</text:p>
          </table:table-cell>
          <table:table-cell office:value-type="string" calcext:value-type="string">
            <text:p>W_REGISTER (RF_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0001</text:p>
          </table:table-cell>
          <table:table-cell office:value-type="string" calcext:value-type="string">
            <text:p>FLUSH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0000</text:p>
          </table:table-cell>
          <table:table-cell table:style-name="Default" office:value-type="string" calcext:value-type="string">
            <text:p>W_TX_PAY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111</text:p>
          </table:table-cell>
          <table:table-cell office:value-type="string" calcext:value-type="string">
            <text:p>W_REGISTER (STAT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010</text:p>
          </table:table-cell>
          <table:table-cell office:value-type="string" calcext:value-type="string">
            <text:p>W_REGISTER (OBSERVE_T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000</text:p>
          </table:table-cell>
          <table:table-cell office:value-type="string" calcext:value-type="string">
            <text:p>W_REGISTER (CONFIG)</text:p>
          </table:table-cell>
          <table:table-cell table:number-columns-repeated="2"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nj_init.A1:pnj_init.I3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1:00:28.624927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23:21:59.006053671</dc:date>
    <meta:editing-duration>P1DT12H45M39S</meta:editing-duration>
    <meta:editing-cycles>5</meta:editing-cycles>
    <meta:generator>LibreOffice/6.1.5.2$Linux_X86_64 LibreOffice_project/10$Build-2</meta:generator>
    <meta:document-statistic meta:table-count="2" meta:cell-count="2364" meta:object-count="0"/>
  </office:meta>
</office:document-meta>
</file>